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3"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20" style:family="table-column">
      <style:table-column-properties fo:break-before="auto" style:column-width="0.7016in"/>
    </style:style>
    <style:style style:name="co21" style:family="table-column">
      <style:table-column-properties fo:break-before="auto" style:column-width="0.5417in"/>
    </style:style>
    <style:style style:name="co22" style:family="table-column">
      <style:table-column-properties fo:break-before="auto" style:column-width="1.148in"/>
    </style:style>
    <style:style style:name="co23" style:family="table-column">
      <style:table-column-properties fo:break-before="auto" style:column-width="1.6264in"/>
    </style:style>
    <style:style style:name="co24" style:family="table-column">
      <style:table-column-properties fo:break-before="auto" style:column-width="0.9035in"/>
    </style:style>
    <style:style style:name="co25" style:family="table-column">
      <style:table-column-properties fo:break-before="auto" style:column-width="3.3063in"/>
    </style:style>
    <style:style style:name="co26" style:family="table-column">
      <style:table-column-properties fo:break-before="auto" style:column-width="1.4409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57" style:family="table-column">
      <style:table-column-properties fo:break-before="auto" style:column-width="0.7228in"/>
    </style:style>
    <style:style style:name="co58" style:family="table-column">
      <style:table-column-properties fo:break-before="auto" style:column-width="1.4035in"/>
    </style:style>
    <style:style style:name="co59" style:family="table-column">
      <style:table-column-properties fo:break-before="auto" style:column-width="5.1252in"/>
    </style:style>
    <style:style style:name="co60" style:family="table-column">
      <style:table-column-properties fo:break-before="auto" style:column-width="2.7752in"/>
    </style:style>
    <style:style style:name="co61" style:family="table-column">
      <style:table-column-properties fo:break-before="auto" style:column-width="0.6374in"/>
    </style:style>
    <style:style style:name="co62" style:family="table-column">
      <style:table-column-properties fo:break-before="auto" style:column-width="0.6799in"/>
    </style:style>
    <style:style style:name="co63" style:family="table-column">
      <style:table-column-properties fo:break-before="auto" style:column-width="1.478in"/>
    </style:style>
    <style:style style:name="co64" style:family="table-column">
      <style:table-column-properties fo:break-before="auto" style:column-width="1.1055in"/>
    </style:style>
    <style:style style:name="co65" style:family="table-column">
      <style:table-column-properties fo:break-before="auto" style:column-width="6.4854in"/>
    </style:style>
    <style:style style:name="co66" style:family="table-column">
      <style:table-column-properties fo:break-before="auto" style:column-width="2.222in"/>
    </style:style>
    <style:style style:name="co67" style:family="table-column">
      <style:table-column-properties fo:break-before="auto" style:column-width="1.3398in"/>
    </style:style>
    <style:style style:name="co68" style:family="table-column">
      <style:table-column-properties fo:break-before="auto" style:column-width="4.2102in"/>
    </style:style>
    <style:style style:name="co69" style:family="table-column">
      <style:table-column-properties fo:break-before="auto" style:column-width="1.9984in"/>
    </style:style>
    <style:style style:name="co70" style:family="table-column">
      <style:table-column-properties fo:break-before="auto" style:column-width="3.0409in"/>
    </style:style>
    <style:style style:name="co71" style:family="table-column">
      <style:table-column-properties fo:break-before="auto" style:column-width="0.6693in"/>
    </style:style>
    <style:style style:name="co72" style:family="table-column">
      <style:table-column-properties fo:break-before="auto" style:column-width="1.4665in"/>
    </style:style>
    <style:style style:name="co73" style:family="table-column">
      <style:table-column-properties fo:break-before="auto" style:column-width="3.7528in"/>
    </style:style>
    <style:style style:name="co74" style:family="table-column">
      <style:table-column-properties fo:break-before="auto" style:column-width="1.9772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11" style:family="table-row">
      <style:table-row-properties style:row-height="1.3972in" fo:break-before="auto" style:use-optimal-row-height="true"/>
    </style:style>
    <style:style style:name="ro12" style:family="table-row">
      <style:table-row-properties style:row-height="2.3055in" fo:break-before="auto" style:use-optimal-row-height="true"/>
    </style:style>
    <style:style style:name="ro13" style:family="table-row">
      <style:table-row-properties style:row-height="5.1902in" fo:break-before="auto" style:use-optimal-row-height="true"/>
    </style:style>
    <style:style style:name="ro14" style:family="table-row">
      <style:table-row-properties style:row-height="4.7362in" fo:break-before="auto" style:use-optimal-row-height="true"/>
    </style:style>
    <style:style style:name="ro15" style:family="table-row">
      <style:table-row-properties style:row-height="0.6492in" fo:break-before="auto" style:use-optimal-row-height="true"/>
    </style:style>
    <style:style style:name="ro16" style:family="table-row">
      <style:table-row-properties style:row-height="1.0945in" fo:break-before="auto" style:use-optimal-row-height="true"/>
    </style:style>
    <style:style style:name="ro17" style:family="table-row">
      <style:table-row-properties style:row-height="2.4661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2.172in" fo:break-before="auto" style:use-optimal-row-height="true"/>
    </style:style>
    <style:style style:name="ro20" style:family="table-row">
      <style:table-row-properties style:row-height="1.0417in" fo:break-before="auto" style:use-optimal-row-height="true"/>
    </style:style>
    <style:style style:name="ro21" style:family="table-row">
      <style:table-row-properties style:row-height="2.4571in" fo:break-before="auto" style:use-optimal-row-height="true"/>
    </style:style>
    <style:style style:name="ro22" style:family="table-row">
      <style:table-row-properties style:row-height="2.1543in" fo:break-before="auto" style:use-optimal-row-height="true"/>
    </style:style>
    <style:style style:name="ro23" style:family="table-row">
      <style:table-row-properties style:row-height="1.5575in" fo:break-before="auto" style:use-optimal-row-height="true"/>
    </style:style>
    <style:style style:name="ro24" style:family="table-row">
      <style:table-row-properties style:row-height="1.5484in" fo:break-before="auto" style:use-optimal-row-height="true"/>
    </style:style>
    <style:style style:name="ro25" style:family="table-row">
      <style:table-row-properties style:row-height="1.0146in" fo:break-before="auto" style:use-optimal-row-height="true"/>
    </style:style>
    <style:style style:name="ro26" style:family="table-row">
      <style:table-row-properties style:row-height="1.8516in" fo:break-before="auto" style:use-optimal-row-height="true"/>
    </style:style>
    <style:style style:name="ro27" style:family="table-row">
      <style:table-row-properties style:row-height="0.7118in" fo:break-before="auto" style:use-optimal-row-height="true"/>
    </style:style>
    <style:style style:name="ro28" style:family="table-row">
      <style:table-row-properties style:row-height="2.7598in" fo:break-before="auto" style:use-optimal-row-height="true"/>
    </style:style>
    <style:style style:name="ro29" style:family="table-row">
      <style:table-row-properties style:row-height="3.0626in" fo:break-before="auto" style:use-optimal-row-height="true"/>
    </style:style>
    <style:style style:name="ro30" style:family="table-row">
      <style:table-row-properties style:row-height="2.911in" fo:break-before="auto" style:use-optimal-row-height="true"/>
    </style:style>
    <style:style style:name="ro31" style:family="table-row">
      <style:table-row-properties style:row-height="3.2138in" fo:break-before="auto" style:use-optimal-row-height="true"/>
    </style:style>
    <style:style style:name="ro32" style:family="table-row">
      <style:table-row-properties style:row-height="1.8957in" fo:break-before="auto" style:use-optimal-row-height="true"/>
    </style:style>
    <style:style style:name="ro33" style:family="table-row">
      <style:table-row-properties style:row-height="7.1484in" fo:break-before="auto" style:use-optimal-row-height="true"/>
    </style:style>
    <style:style style:name="ro34" style:family="table-row">
      <style:table-row-properties style:row-height="5.7957in" fo:break-before="auto" style:use-optimal-row-height="true"/>
    </style:style>
    <style:style style:name="ro35" style:family="table-row">
      <style:table-row-properties style:row-height="0.1752in" fo:break-before="auto" style:use-optimal-row-height="true"/>
    </style:style>
    <style:style style:name="ro36" style:family="table-row">
      <style:table-row-properties style:row-height="3.3654in" fo:break-before="auto" style:use-optimal-row-height="true"/>
    </style:style>
    <style:style style:name="ro37" style:family="table-row">
      <style:table-row-properties style:row-height="0.5252in" fo:break-before="auto" style:use-optimal-row-height="true"/>
    </style:style>
    <style:style style:name="ro38" style:family="table-row">
      <style:table-row-properties style:row-height="1.1126in" fo:break-before="auto" style:use-optimal-row-height="true"/>
    </style:style>
    <style:style style:name="ro39" style:family="table-row">
      <style:table-row-properties style:row-height="0.961in" fo:break-before="auto" style:use-optimal-row-height="true"/>
    </style:style>
    <style:style style:name="ro40"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0.3256in" fo:break-before="auto" style:use-optimal-row-height="true"/>
    </style:style>
    <style:style style:name="ro43" style:family="table-row">
      <style:table-row-properties style:row-height="2.7465in" fo:break-before="auto" style:use-optimal-row-height="true"/>
    </style:style>
    <style:style style:name="ro44" style:family="table-row">
      <style:table-row-properties style:row-height="1.8346in" fo:break-before="auto" style:use-optimal-row-height="true"/>
    </style:style>
    <style:style style:name="ro45" style:family="table-row">
      <style:table-row-properties style:row-height="0.6291in" fo:break-before="auto" style:use-optimal-row-height="true"/>
    </style:style>
    <style:style style:name="ro46" style:family="table-row">
      <style:table-row-properties style:row-height="1.0854in" fo:break-before="auto" style:use-optimal-row-height="true"/>
    </style:style>
    <style:style style:name="ro47" style:family="table-row">
      <style:table-row-properties style:row-height="0.4772in" fo:break-before="auto" style:use-optimal-row-height="true"/>
    </style:style>
    <style:style style:name="ro48" style:family="table-row">
      <style:table-row-properties style:row-height="1.5417in" fo:break-before="auto" style:use-optimal-row-height="true"/>
    </style:style>
    <style:style style:name="ro49" style:family="table-row">
      <style:table-row-properties style:row-height="0.9335in" fo:break-before="auto" style:use-optimal-row-height="true"/>
    </style:style>
    <style:style style:name="ro50" style:family="table-row">
      <style:table-row-properties style:row-height="2.3992in" fo:break-before="auto" style:use-optimal-row-height="true"/>
    </style:style>
    <style:style style:name="ro51" style:family="table-row">
      <style:table-row-properties style:row-height="1.3898in" fo:break-before="auto" style:use-optimal-row-height="true"/>
    </style:style>
    <style:style style:name="ro52" style:family="table-row">
      <style:table-row-properties style:row-height="0.1839in" fo:break-before="auto" style:use-optimal-row-height="true"/>
    </style:style>
    <style:style style:name="ro53" style:family="table-row">
      <style:table-row-properties style:row-height="0.7811in" fo:break-before="auto" style:use-optimal-row-height="true"/>
    </style:style>
    <style:style style:name="ro54" style:family="table-row">
      <style:table-row-properties style:row-height="1.2374in" fo:break-before="auto" style:use-optimal-row-height="true"/>
    </style:style>
    <style:style style:name="ro55" style:family="table-row">
      <style:table-row-properties style:row-height="0.2165in" fo:break-before="auto" style:use-optimal-row-height="false"/>
    </style:style>
    <style:style style:name="ro56" style:family="table-row">
      <style:table-row-properties style:row-height="2.8984in" fo:break-before="auto" style:use-optimal-row-height="true"/>
    </style:style>
    <style:style style:name="ro57" style:family="table-row">
      <style:table-row-properties style:row-height="0.39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1" style:font-name-complex="Arial Unicode MS1"/>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15"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6" style:family="table-cell" style:parent-style-name="Default" style:data-style-name="N100"/>
    <style:style style:name="ce17" style:family="table-cell" style:parent-style-name="Default" style:data-style-name="N100">
      <style:table-cell-properties style:text-align-source="fix" style:repeat-content="false"/>
      <style:paragraph-properties fo:text-align="end"/>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0"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end"/>
    </style:style>
    <style:style style:name="ce22" style:family="table-cell" style:parent-style-name="Default">
      <style:table-cell-properties fo:wrap-option="wrap" fo:padding-bottom="0.0193in" fo:padding-left="0.0138in" fo:padding-right="0.0138in" fo:padding-top="0.0193in"/>
    </style:style>
    <style:style style:name="ce23" style:family="table-cell" style:parent-style-name="Default" style:data-style-name="N100">
      <style:table-cell-properties fo:wrap-option="wrap"/>
      <style:text-properties style:font-size-complex="5.69999980926514pt"/>
    </style:style>
    <style:style style:name="ce24" style:family="table-cell" style:parent-style-name="Default" style:data-style-name="N100">
      <style:table-cell-properties fo:wrap-option="wrap"/>
      <style:text-properties style:font-size-complex="5.65000009536743pt"/>
    </style:style>
    <style:style style:name="ce25"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26" style:family="table-cell" style:parent-style-name="Default">
      <style:table-cell-properties style:text-align-source="fix" style:repeat-content="false"/>
      <style:paragraph-properties fo:text-align="center"/>
    </style:style>
    <style:style style:name="ce27"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2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30"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33"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3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4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2" style:family="table-cell" style:parent-style-name="Default" style:data-style-name="N100">
      <style:table-cell-properties fo:wrap-option="wrap"/>
      <style:text-properties fo:font-size="10pt" style:font-size-asian="8pt" style:font-size-complex="4.55000019073486pt"/>
    </style:style>
    <style:style style:name="ce43" style:family="table-cell" style:parent-style-name="Default" style:data-style-name="N100">
      <style:table-cell-properties fo:wrap-option="wrap"/>
      <style:text-properties fo:font-size="10pt" style:font-size-asian="6.5pt" style:font-size-complex="3.70000004768372pt"/>
    </style:style>
    <style:style style:name="ce4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5"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6" style:family="table-cell" style:parent-style-name="Default" style:data-style-name="N100">
      <style:table-cell-properties fo:wrap-option="wrap"/>
      <style:text-properties fo:font-size="10pt" style:font-size-asian="10pt" style:font-size-complex="10pt"/>
    </style:style>
    <style:style style:name="ce47"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49"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0"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1"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2"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53"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start"/>
    </style:style>
    <style:style style:name="ce55"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6"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57" style:family="table-cell" style:parent-style-name="Default" style:data-style-name="N100">
      <style:table-cell-properties fo:wrap-option="wrap"/>
      <style:text-properties fo:font-weight="normal" style:font-weight-asian="normal" style:font-weight-complex="normal"/>
    </style:style>
    <style:style style:name="ce58" style:family="table-cell" style:parent-style-name="Default" style:data-style-name="N100">
      <style:table-cell-properties fo:wrap-option="wrap"/>
      <style:text-properties fo:font-size="10pt" style:font-size-asian="8pt" style:font-size-complex="4.59999990463257pt"/>
    </style:style>
    <style:style style:name="ce59" style:family="table-cell" style:parent-style-name="Default" style:data-style-name="N100">
      <style:table-cell-properties fo:wrap-option="wrap"/>
      <style:text-properties fo:font-size="8pt" style:font-size-asian="8pt" style:font-size-complex="8pt"/>
    </style:style>
    <style:style style:name="ce60"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1"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2" style:family="table-cell" style:parent-style-name="Default">
      <style:table-cell-properties style:text-align-source="fix" style:repeat-content="false"/>
      <style:paragraph-properties fo:text-align="end"/>
    </style:style>
    <style:style style:name="ce63"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6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65" style:family="table-cell" style:parent-style-name="Default" style:data-style-name="N100">
      <style:table-cell-properties fo:wrap-option="wrap"/>
      <style:text-properties fo:language="en" fo:country="US" style:language-asian="en" style:country-asian="US" style:language-complex="en" style:country-complex="US"/>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9"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70" style:family="table-cell" style:parent-style-name="Default" style:data-style-name="N100">
      <style:table-cell-properties fo:wrap-option="wrap"/>
      <style:text-properties fo:font-weight="normal" style:font-weight-asian="bold" style:font-size-complex="5.65000009536743pt" style:font-weight-complex="bold"/>
    </style:style>
    <style:style style:name="ce71" style:family="table-cell" style:parent-style-name="Default" style:data-style-name="N100">
      <style:table-cell-properties style:text-align-source="fix" style:repeat-content="false" fo:wrap-option="no-wrap"/>
      <style:paragraph-properties fo:text-align="start"/>
    </style:style>
    <style:style style:name="ce7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74" style:family="table-cell" style:parent-style-name="Default" style:data-style-name="N100">
      <style:table-cell-properties fo:wrap-option="wrap"/>
      <style:text-properties style:font-name="F" fo:font-size="10pt" fo:language="en" fo:country="US" style:font-name-asian="F" style:font-size-asian="10pt" style:language-asian="en" style:country-asian="US" style:font-name-complex="F" style:font-size-complex="10pt" style:language-complex="en" style:country-complex="US"/>
    </style:style>
    <style:style style:name="ce75" style:family="table-cell" style:parent-style-name="Default">
      <style:table-cell-properties fo:wrap-option="wrap"/>
      <style:text-properties style:font-name="F" style:font-name-asian="F" style:font-name-complex="F" style:font-size-complex="5.65000009536743pt"/>
    </style:style>
    <style:style style:name="ce76" style:family="table-cell" style:parent-style-name="Default">
      <style:table-cell-properties fo:wrap-option="wrap"/>
      <style:text-properties style:font-name="F" fo:language="en" fo:country="US" style:font-name-asian="F" style:language-asian="en" style:country-asian="US" style:font-name-complex="F" style:font-size-complex="5.65000009536743pt" style:language-complex="en" style:country-complex="US"/>
    </style:style>
    <style:style style:name="ce77" style:family="table-cell" style:parent-style-name="Default">
      <style:table-cell-properties fo:wrap-option="wrap"/>
      <style:text-properties style:font-name="F" fo:font-size="10pt" fo:language="en" fo:country="US" style:font-name-asian="F" style:font-size-asian="10pt" style:language-asian="en" style:country-asian="US" style:font-name-complex="F" style:font-size-complex="10pt" style:language-complex="en" style:country-complex="US"/>
    </style:style>
    <style:style style:name="ce78" style:family="table-cell" style:parent-style-name="Default">
      <style:table-cell-properties fo:wrap-option="wrap"/>
      <style:text-properties fo:font-size="10pt" style:font-size-asian="10pt" style:font-size-complex="10pt"/>
    </style:style>
    <style:style style:name="ce79" style:family="table-cell" style:parent-style-name="Default">
      <style:text-properties fo:font-weight="bold" style:font-weight-asian="bold" style:font-weight-complex="bold"/>
    </style:style>
    <style:style style:name="ce80"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1"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82" style:family="table-cell" style:parent-style-name="Default" style:data-style-name="N100">
      <style:table-cell-properties fo:wrap-option="wrap"/>
      <style:text-properties style:font-name="F" style:font-name-asian="F" style:font-name-complex="F" style:font-size-complex="5.65000009536743pt"/>
    </style:style>
    <style:style style:name="ce83"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data-style-name="N100">
      <style:table-cell-properties fo:wrap-option="wrap"/>
      <style:text-properties style:font-name="F" fo:language="en" fo:country="US" style:font-name-asian="F" style:language-asian="en" style:country-asian="US" style:font-name-complex="F" style:font-size-complex="5.65000009536743pt" style:language-complex="en" style:country-complex="US"/>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0" style:family="text">
      <style:text-properties style:text-position="super 58%"/>
    </style:style>
    <style:style style:name="T11" style:family="text">
      <style:text-properties style:font-size-asian="8pt" style:font-size-complex="4.59999990463257pt"/>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weight="normal" style:font-weight-asian="normal" style:font-weight-complex="normal"/>
    </style:style>
    <style:style style:name="T14" style:family="text">
      <style:text-properties fo:font-size="10pt" fo:font-weight="normal" style:font-size-asian="10pt" style:font-weight-asian="normal" style:font-size-complex="5.69999980926514pt" style:font-weight-complex="normal"/>
    </style:style>
    <style:style style:name="T15" style:family="text">
      <style:text-properties style:text-position="super 58%" style:font-size-complex="5.69999980926514pt"/>
    </style:style>
    <style:style style:name="T1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8" style:family="text">
      <style:text-properties style:font-size-asian="10pt" style:font-size-complex="5.69999980926514pt"/>
    </style:style>
    <style:style style:name="T19" style:family="text">
      <style:text-properties style:font-size-asian="6.5pt" style:font-size-complex="3.70000004768372pt"/>
    </style:style>
    <style:style style:name="T20" style:family="text">
      <style:text-properties fo:font-weight="bold" style:font-size-asian="6.5pt" style:font-weight-asian="bold" style:font-size-complex="3.70000004768372pt" style:font-weight-complex="bold"/>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22"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3"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4" style:family="text">
      <style:text-properties style:font-size-asian="4.5pt" style:font-size-complex="2.59999990463257pt"/>
    </style:style>
    <style:style style:name="T25" style:family="text">
      <style:text-properties fo:font-weight="bold" style:font-size-asian="8pt" style:font-weight-asian="bold" style:font-size-complex="4.59999990463257pt" style:font-weight-complex="bold"/>
    </style:style>
    <style:style style:name="T26" style:family="text">
      <style:text-properties fo:font-size="10pt" style:font-size-asian="10pt" style:font-size-complex="10pt"/>
    </style:style>
    <style:style style:name="T27" style:family="text">
      <style:text-properties fo:font-size="10pt" fo:font-style="normal" fo:font-weight="bold" style:font-size-asian="10pt" style:font-style-asian="normal" style:font-weight-asian="bold" style:font-size-complex="10pt" style:font-style-complex="normal" style:font-weight-complex="bold"/>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2pt" style:font-size-complex="5.69999980926514pt"/>
    </style:style>
    <style:style style:name="T30" style:family="text">
      <style:text-properties style:font-weight-asian="bold" style:font-size-complex="5.69999980926514pt" style:font-weight-complex="bold"/>
    </style:style>
    <style:style style:name="T3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3"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5" style:family="text">
      <style:text-properties fo:font-weight="bold" style:font-size-asian="10pt" style:font-weight-asian="bold" style:font-size-complex="5.69999980926514pt" style:font-weight-complex="bold"/>
    </style:style>
    <style:style style:name="T36" style:family="text">
      <style:text-properties fo:font-size="12pt"/>
    </style:style>
    <style:style style:name="T37" style:family="text">
      <style:text-properties fo:font-size="11pt" fo:font-weight="bold" style:font-size-asian="11pt" style:font-weight-asian="bold" style:font-size-complex="11pt" style:font-weight-complex="bold"/>
    </style:style>
    <style:style style:name="T38"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6.5pt" style:font-size-asian="6.5pt" style:font-size-complex="3.70000004768372pt"/>
    </style:style>
    <style:style style:name="T41" style:family="text">
      <style:text-properties style:text-position="super 58%" fo:font-size="6.5pt" style:font-size-asian="6.5pt" style:font-size-complex="3.70000004768372pt"/>
    </style:style>
    <style:style style:name="T42" style:family="text">
      <style:text-properties style:text-position="super 58%" fo:font-size="10pt" style:font-size-asian="10pt" style:font-size-complex="5.69999980926514pt"/>
    </style:style>
    <style:style style:name="T43" style:family="text">
      <style:text-properties style:text-position="super 58%" fo:font-weight="bold" style:font-weight-asian="bold" style:font-size-complex="5.69999980926514pt" style:font-weight-complex="bold"/>
    </style:style>
    <style:style style:name="T44" style:family="text">
      <style:text-properties style:font-name="F" fo:font-size="10pt" style:font-name-asian="F" style:font-size-asian="10pt" style:font-name-complex="F" style:font-size-complex="5.69999980926514pt"/>
    </style:style>
    <style:style style:name="T45" style:family="text">
      <style:text-properties style:font-name-asian="F" style:font-name-complex="F" style:font-size-complex="5.69999980926514pt"/>
    </style:style>
    <style:style style:name="T46" style:family="text">
      <style:text-properties fo:font-weight="bold" style:font-name-asian="F" style:font-weight-asian="bold" style:font-name-complex="F" style:font-size-complex="5.69999980926514pt" style:font-weight-complex="bold"/>
    </style:style>
    <style:style style:name="T47" style:family="text">
      <style:text-properties style:font-name="F" style:font-name-asian="F" style:font-name-complex="F" style:font-size-complex="5.69999980926514pt"/>
    </style:style>
    <style:style style:name="T48" style:family="text">
      <style:text-properties style:font-name="F" fo:font-weight="bold" style:font-name-asian="F" style:font-weight-asian="bold" style:font-name-complex="F" style:font-size-complex="5.69999980926514pt" style:font-weight-complex="bold"/>
    </style:style>
    <style:style style:name="T49" style:family="text">
      <style:text-properties style:font-name="F" fo:font-size="8pt" style:font-name-asian="F" style:font-size-asian="8pt" style:font-name-complex="F" style:font-size-complex="4.59999990463257pt"/>
    </style:style>
    <style:style style:name="T50" style:family="text">
      <style:text-properties style:text-position="super 58%" style:font-name="F" fo:font-weight="bold" style:font-name-asian="F" style:font-weight-asian="bold" style:font-name-complex="F" style:font-size-complex="5.69999980926514pt" style:font-weight-complex="bold"/>
    </style:style>
    <style:style style:name="T51" style:family="text">
      <style:text-properties fo:font-size="10pt" style:font-name-asian="F" style:font-size-asian="10pt" style:font-name-complex="F" style:font-size-complex="5.69999980926514pt"/>
    </style:style>
    <style:style style:name="T52" style:family="text">
      <style:text-properties fo:font-weight="normal" style:font-name-asian="F" style:font-weight-asian="normal" style:font-name-complex="F" style:font-size-complex="5.69999980926514pt" style:font-weight-complex="normal"/>
    </style:style>
    <style:style style:name="T53" style:family="text">
      <style:text-properties style:text-outline="false" style:text-line-through-style="none" style:font-name="F" fo:font-style="normal" fo:text-shadow="none" style:text-underline-style="none" fo:font-weight="normal" style:font-name-asian="F" style:font-size-asian="8pt" style:font-style-asian="normal" style:font-weight-asian="normal" style:font-name-complex="F" style:font-size-complex="4.59999990463257pt" style:font-style-complex="normal" style:font-weight-complex="normal" style:text-emphasize="none" style:text-overline-style="none" style:text-overline-color="font-color"/>
    </style:style>
    <style:style style:name="T54" style:family="text">
      <style:text-properties style:text-outline="false" style:text-line-through-style="none" style:font-name="F" fo:font-style="normal" fo:text-shadow="none" style:text-underline-style="none" fo:font-weight="bold" style:font-name-asian="F" style:font-size-asian="8pt" style:font-style-asian="normal" style:font-weight-asian="bold" style:font-name-complex="F" style:font-size-complex="4.59999990463257pt" style:font-style-complex="normal" style:font-weight-complex="bold" style:text-emphasize="none" style:text-overline-style="none" style:text-overline-color="font-color"/>
    </style:style>
    <style:style style:name="T55" style:family="text">
      <style:text-properties style:text-outline="false" style:text-line-through-style="none" fo:font-size="8pt" fo:font-style="normal" fo:text-shadow="none" style:text-underline-style="none" fo:font-weight="normal" style:font-name-asian="F" style:font-size-asian="8pt" style:font-style-asian="normal" style:font-weight-asian="normal" style:font-name-complex="F" style:font-size-complex="5.69999980926514pt" style:font-style-complex="normal" style:font-weight-complex="normal" style:text-emphasize="none" style:text-overline-style="none" style:text-overline-color="font-color"/>
    </style:style>
    <style:style style:name="T56" style:family="text">
      <style:text-properties style:font-size-asian="10pt" style:font-size-complex="10pt"/>
    </style:style>
    <style:style style:name="T57" style:family="text">
      <style:text-properties fo:font-weight="bold" style:font-size-asian="10pt" style:font-weight-asian="bold" style:font-size-complex="10pt" style:font-weight-complex="bold"/>
    </style:style>
    <style:style style:name="T58"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9"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60" style:family="text">
      <style:text-properties style:font-name="F" fo:font-size="10pt" fo:font-weight="bold" style:font-name-asian="F" style:font-size-asian="10pt" style:font-weight-asian="bold" style:font-name-complex="F" style:font-size-complex="5.69999980926514pt" style:font-weight-complex="bold"/>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text:span><text:span text:style-name="T1">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text:span><text:span text:style-name="T1">rest after the accident. He had many disagreements and fights with his older brother, </text:span><text:span text:style-name="T1">and it seemed to be impossible to get along. All of the trouble occurred over the fact </text:span><text:span text:style-name="T1">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ext:span><text:span text:style-name="T1">the </text:span><text:span text:style-name="T3">wheat prices forecast coming wars</text:span><text:span text:style-name="T1">. Through my study of the Bible, I have </text:span><text:span text:style-name="T1">determined the major and minor time factors which repeat in the history of nations, </text:span><text:span text:style-name="T1">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text:span><text:span text:style-name="T1">changed; how at one time Spain was the mistress of the seas and later Rome was </text:span><text:span text:style-name="T1">the controlling nation; then England ruled the waves and London was the banking </text:span><text:span text:style-name="T1">center of 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text:span><text:span text:style-name="T1">Germans and saved England and France. At that time they were seemingly very </text:span><text:span text:style-name="T1">grateful, but after the war conditions changed. The United States was no longer in </text:span><text:span text:style-name="T1">debt to foreign countries but was now the banking nation of the world and the foreign </text:span><text:span text:style-name="T1">countries owed large sums of money to the United States. This country has </text:span><text:span text:style-name="T1">continued to prosper since the war, the gold supply of the world now rests here. Our </text:span><text:span text:style-name="T1">former friends have become jealous of the prosperity we enjoy and the power that </text:span><text:span text:style-name="T1">we now hold in financial affairs 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text:span><text:span text:style-name="T1">defend my country and later promote a lasting peace based on love and goodwill. </text:span><text:span text:style-name="T1">The United States began as a land of liberty and has always set an example for the </text:span><text:span text:style-name="T1">balance of the world and I hope to see the day when our country will take the lead in </text:span><text:span text:style-name="T1">establishing universal peace and the brotherhood of man. Captain Lindberg’s flight </text:span><text:span text:style-name="T1">confirms my studies and forecasts of the future. Aviation will be developed rapidly </text:span><text:span text:style-name="T1">and nations will want to try these new discoveries and inventions to conquer other </text:span><text:span text:style-name="T1">nations, and war is inevitable. The Bible prophets foretold it, and my studies of the </text:span><text:span text:style-name="T1">cycle theory also indicate that we are in a period where cycles will repeat which </text:span><text:span text:style-name="T1">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text:span><text:span text:style-name="T5">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text:span><text:span text:style-name="T5">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text:span><text:span text:style-name="T3">country was competing for the grand prize for the most efficient airplane and </text:span><text:span text:style-name="T3">the best one suited for war purposes. </text:span><text:span text:style-name="T1">They asked Robert if he did not have a </text:span><text:span text:style-name="T1">plane to enter or if he could not demonstrate something with "The St. Marie." He told </text:span><text:span text:style-name="T1">them that his health was not good and that he was not interested in entering a plane </text:span><text:span text:style-name="T1">at this time. The ballroom was decorated with everything connected with airplanes. </text:span><text:span text:style-name="T1">Miniature planes were flying around the room, circling up and down from the </text:span><text:span text:style-name="T1">ceilings. It was a gorgeous display and while it was dazzling to others, Robert paid </text:span><text:span text:style-name="T1">very little attention to it. His friends, in order to please him and get him interested, </text:span><text:span text:style-name="T1">had the radio tuned into New York and were getting music from the Biltmore. The </text:span><text:span text:style-name="T1">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17"/>
        <table:table-column table:style-name="co9" table:default-cell-style-name="ce17"/>
        <table:table-column table:style-name="co10" table:default-cell-style-name="ce3"/>
        <table:table-column table:style-name="co11" table:default-cell-style-name="ce21"/>
        <table:table-column table:style-name="co12" table:default-cell-style-name="ce4"/>
        <table:table-column table:style-name="co13"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2"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6"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6" table:number-columns-repeated="1018"/>
        </table:table-row>
        <table:table-row table:style-name="ro11">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text:span><text:span text:style-name="T1">and days referred to in Daniel’s prophecies. Calculated that from </text:span><text:span text:style-name="T3">March, 1931</text:span><text:span text:style-name="T1">, until </text:span><text:span text:style-name="T1">the end of </text:span><text:span text:style-name="T3">June, 1932</text:span><text:span text:style-name="T1">, would be troublesome times for the United States. </text:span><text:span text:style-name="T1">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6" table:number-columns-repeated="1018"/>
        </table:table-row>
        <table:table-row table:style-name="ro9">
          <table:table-cell table:style-name="ce16" office:value-type="string">
            <text:p>19</text:p>
          </table:table-cell>
          <table:table-cell table:style-name="ce16" office:value-type="string">
            <text:p>223</text:p>
          </table:table-cell>
          <table:table-cell table:style-name="ce18" office:value-type="string">
            <text:p>A few days before Christmas, 1927</text:p>
          </table:table-cell>
          <table:table-cell table:style-name="ce16"/>
          <table:table-cell table:style-name="ce23" office:value-type="string">
            <text:p><text:span text:style-name="T1"><text:s/></text:span><text:span text:style-name="T1">A few days before Christmas there was a big decline in the stock market. All kinds </text:span><text:span text:style-name="T1">of unfavorable rumors were afloat. Business conditions were bad. </text:span><text:span text:style-name="T3">War clouds were </text:span><text:span text:style-name="T3">gathering thick in Europe.</text:span><text:span text:style-name="T1"> Newspapers talked of the uncertainties in the new year </text:span><text:span text:style-name="T1">due to the coming presidential election. The public had lost confidence and were </text:span><text:span text:style-name="T1">selling stocks. Robert decided that this was the time to cash in so he covered a big </text:span><text:span text:style-name="T1">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26" table:number-columns-repeated="1018"/>
        </table:table-row>
        <table:table-row table:style-name="ro3">
          <table:table-cell table:style-name="ce4" office:value-type="string">
            <text:p>19</text:p>
          </table:table-cell>
          <table:table-cell table:style-name="ce4" office:value-type="string">
            <text:p>224</text:p>
          </table:table-cell>
          <table:table-cell table:style-name="ce19" office:value-type="string">
            <text:p>The <text:span text:style-name="T6">early part of 1928 </text:span></text:p>
          </table:table-cell>
          <table:table-cell table:style-name="ce4"/>
          <table:table-cell table:style-name="ce23" office:value-type="string">
            <text:p><text:span text:style-name="T1"><text:s/></text:span><text:span text:style-name="T1">In the early part of 1928 Robert calculated that </text:span><text:span text:style-name="T3">war was inevitable between </text:span><text:span text:style-name="T3">England and Russia</text:span><text:span text:style-name="T1">. He figured that the </text:span><text:span text:style-name="T3">war would start not later than the </text:span><text:span text:style-name="T3">summer </text:span><text:span text:style-name="T1">and that many nations would be involved and that later an attack on the </text:span><text:span text:style-name="T1">United States would come. His first airplane was now completed, -- a small one </text:span><text:span text:style-name="T1">according to the plan laid down by Ezekiel in the Bible.</text:span></text:p>
          </table:table-cell>
          <table:table-cell table:style-name="ce4"/>
          <table:table-cell table:style-name="ce14" table:number-columns-repeated="1018"/>
        </table:table-row>
        <table:table-row table:style-name="ro7">
          <table:table-cell table:style-name="ce4" office:value-type="string">
            <text:p>20</text:p>
          </table:table-cell>
          <table:table-cell table:style-name="ce4" office:value-type="string">
            <text:p>237</text:p>
          </table:table-cell>
          <table:table-cell table:style-name="ce19" office:value-type="string">
            <text:p>Approaching the end of 1928</text:p>
          </table:table-cell>
          <table:table-cell table:style-name="ce4"/>
          <table:table-cell table:style-name="ce23" office:value-type="string">
            <text:p><text:span text:style-name="T1">As the end of 1928 neared, war was already raging in Europe. </text:span><text:span text:style-name="T3">England and Russia </text:span><text:span text:style-name="T3">had already gone to war</text:span><text:span text:style-name="T1"> as Robert had predicted. </text:span><text:span text:style-name="T3">Complications were </text:span><text:span text:style-name="T3">developing quick and fast and war clouds were gathering</text:span><text:span text:style-name="T1">. Robert knew that it </text:span><text:span text:style-name="T1">was only a question of a short time when the United States with all of its gold supply, </text:span><text:span text:style-name="T1">would be attacked and there would be a great battle in the air. Great progress had </text:span><text:span text:style-name="T1">been made in aviation. </text:span><text:span text:style-name="T3">Airplanes were carrying mail at the rate of 300 miles per </text:span><text:span text:style-name="T3">hour. </text:span><text:span text:style-name="T1">Passenger lines were now starting all over the United States. "Marie the Angel </text:span><text:span text:style-name="T1">of Mercy," Robert's great ship, was rapidly nearing completion.</text:span></text:p>
          </table:table-cell>
          <table:table-cell table:style-name="ce4"/>
          <table:table-cell table:style-name="ce14" table:number-columns-repeated="1018"/>
        </table:table-row>
        <table:table-row table:style-name="ro12">
          <table:table-cell table:style-name="ce4" office:value-type="string">
            <text:p>25</text:p>
          </table:table-cell>
          <table:table-cell table:style-name="ce4" office:value-type="string">
            <text:p>276, 277</text:p>
          </table:table-cell>
          <table:table-cell table:style-name="ce19" office:value-type="string">
            <text:p>Fall of 1929</text:p>
          </table:table-cell>
          <table:table-cell table:style-name="ce4"/>
          <table:table-cell table:style-name="ce24" office:value-type="string">
            <text:p>The war clouds had begun to appear as Robert had predicted. <text:s/><text:span text:style-name="T2"><text:s/>Spain and Japan</text:span></text:p>
            <text:p><text:span text:style-name="T1">were threatening the United States. Controversies over airplane airports arose. </text:span><text:span text:style-name="T1">Japan had forbidden the United States commercial ships to land on her soil. </text:span><text:span text:style-name="T1">Diplomatic relations were not smoothing affairs out and Robert knew that war was </text:span><text:span text:style-name="T1">inevitable. Spain had made rapid progress with airplanes and was anxious to try her </text:span><text:span text:style-name="T1">power against the United States. The United States Government was waking up to </text:span><text:span text:style-name="T1">the fact of their need of a greater air fleet and the Air Department was making some </text:span><text:span text:style-name="T1">great progress. Robert knew they were working on secret plans and knew that he </text:span><text:span text:style-name="T1">had something that could be used successfully at the right time. He was spending </text:span><text:span text:style-name="T1">money lavishly and </text:span><text:span text:style-name="T3">working to improve on his Ezekiel plane</text:span><text:span text:style-name="T1">. He was keeping </text:span><text:span text:style-name="T1">everything secret, sending out plans to different manufacturers and having the parts </text:span><text:span text:style-name="T1">made, </text:span><text:span text:style-name="T3">Walter and himself secretly putting the machine together</text:span><text:span text:style-name="T1">. <text:s/></text:span><text:span text:style-name="T2"><text:s/>The </text:span><text:span text:style-name="T2">Government realizing the </text:span><text:span text:style-name="T1">increased demand for gasoline on account of the large</text:span></text:p>
            <text:p><text:span text:style-name="T1">amount of airplanes used, knew that in time of war </text:span><text:span text:style-name="T3">their success would depend </text:span><text:span text:style-name="T3">upon the supply of oil and gas</text:span><text:span text:style-name="T1">.</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13">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24" office:value-type="string">
            <text:p><text:span text:style-name="T2">The United States Government fearing that Japan </text:span><text:span text:style-name="T1">would make the first attack on the </text:span><text:span text:style-name="T3">Pacific Coast either around Los Angeles or San Francisco, rushed the battle </text:span><text:span text:style-name="T3">fleet to the Pacific</text:span><text:span text:style-name="T1">. This proved to be one of the greatest mistakes of the war. </text:span><text:span text:style-name="T3">As </text:span><text:span text:style-name="T3">soon as the battleships cruised into the Pacific, Japan attacked from the air </text:span><text:span text:style-name="T3">with their noiseless airplanes and began dropping deadly bombs from great </text:span><text:span text:style-name="T3">heights.</text:span><text:span text:style-name="T1"> The anti-aircraft guns from the decks of the battleships were powerless to </text:span><text:span text:style-name="T1">reach the bombing planes at such great heights. Defeat was swift and severe and </text:span><text:span text:style-name="T1">only a few of the battleships escaped complete destruction from the first attack. The </text:span><text:span text:style-name="T1">United States Officers had found that the </text:span><text:span text:style-name="T3">Japanese planes could rise more than </text:span><text:span text:style-name="T3">twice the altitude of the United States planes. </text:span><text:span text:style-name="T1">They knew that Japan had some </text:span><text:span text:style-name="T1">invention that was superior to ours which enabled them to reach such great heights </text:span><text:span text:style-name="T1">that their airships were practically immune from attack. This placed the United States </text:span><text:span text:style-name="T1">at a great disadvantage as they were unable to protect the coast cities from being </text:span><text:span text:style-name="T1">destroyed by bombs from the Japanese planes. </text:span><text:span text:style-name="T2"><text:s/>A council of war was held. The </text:span><text:span text:style-name="T2">commanding officers </text:span><text:span text:style-name="T1">were called together. The President hastily summoned the </text:span><text:span text:style-name="T1">Cabinet. There was no minimizing the danger for everyone knew that the ingenuity </text:span><text:span text:style-name="T1">of </text:span><text:span text:style-name="T3">Japan had designed a superior fighting plane; that this was to be a war in </text:span><text:span text:style-name="T3">the air and that all old methods and weapons of war were obsolete</text:span><text:span text:style-name="T1">; that the </text:span><text:span text:style-name="T1">United States must move quick and fast to prevent destruction of the Pacific Coast </text:span><text:span text:style-name="T1">cities. <text:s/></text:span><text:span text:style-name="T2"><text:s/>They decided to confiscate the large manufacturing </text:span><text:span text:style-name="T1">plants and start them on </text:span><text:span text:style-name="T1">making new inventions and the manufacture of airplanes. Central Steel was </text:span><text:span text:style-name="T1">confiscated; also Major Motors and Major Electric Co. The war council decided that </text:span><text:span text:style-name="T1">they should scatter their air forces from Brownsville, Texas, up to El Paso to protect </text:span><text:span text:style-name="T1">the Rio Grande from attack thru Mexico; that the battle line should extend up the </text:span><text:span text:style-name="T1">Colorado River on across to Portland and Seattle. The land forces were all rushed to </text:span><text:span text:style-name="T1">the Coast, forming a battle line from Brownsville, Texas, across to the Northwest to </text:span><text:span text:style-name="T1">Seattle. It was decided that this line should be held with reserve forces to be sent to </text:span><text:span text:style-name="T1">support a second line of defense running from San Diego up the Coast to Portland, </text:span><text:span text:style-name="T1">to protect inland invasion by the foe in case they were successful in capturing any of </text:span><text:span text:style-name="T1">the coast cities. People in Los Angeles and San Francisco were in a state of turmoil. </text:span><text:span text:style-name="T1">Thousands were leaving every day by train and airplane, going to the Grand Canyon </text:span><text:span text:style-name="T1">where there were no cities and they hoped they would be safe from attacks. Others </text:span><text:span text:style-name="T1">went to the central and eastern parts of the United States because they feared </text:span><text:span text:style-name="T1">attacks any day. Japan was quick to follow up her</text:span><text:span text:style-name="T3"> victory gained on the water</text:span><text:span text:style-name="T1"> by </text:span><text:span text:style-name="T1">attacking Los Angeles from the air in the middle of May.</text:span></text:p>
          </table:table-cell>
          <table:table-cell table:style-name="ce25" office:value-type="string">
            <text:p><text:span text:style-name="T7">Summary: Japan attacks the Pacific Coast (around LA and SF) with noiseless </text:span><text:span text:style-name="T7">airplanes. <text:s/>Destroys </text:span><text:span text:style-name="T8">many US battleships in the Pacific using bombs from noiseless </text:span><text:span text:style-name="T8">airplanes at great heights. <text:s/>US defeat was swift and severe. <text:s/>This was a </text:span><text:span text:style-name="T9">Japan </text:span><text:span text:style-name="T9">victory gained on water.</text:span></text:p>
          </table:table-cell>
          <table:table-cell table:number-columns-repeated="1018"/>
        </table:table-row>
        <table:table-row table:style-name="ro14">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24" office:value-type="string">
            <text:p><text:span text:style-name="T1">Japan was quick to follow up her victory gained on the water by </text:span><text:span text:style-name="T3">attacking Los </text:span><text:span text:style-name="T3">Angeles from the air</text:span><text:span text:style-name="T1"> in the middle of May. </text:span><text:span text:style-name="T3">Here again the great value of the </text:span><text:span text:style-name="T3">silent motor was proved and the height to which the Japanese plane could </text:span><text:span text:style-name="T3">rise. </text:span><text:span text:style-name="T1">As the enemy stole over the city in the silence of the night, not a sound could </text:span><text:span text:style-name="T1">be heard from their motors at the great heights which they were sailing. Bombs </text:span><text:span text:style-name="T1">began to fall in the business section</text:span><text:span text:style-name="T2"> and the skyscrapers crumbled to pieces. Every </text:span><text:span text:style-name="T2">street </text:span><text:span text:style-name="T1">light was ordered out, leaving the city in total darkness. The people were </text:span><text:span text:style-name="T1">aroused at the first noise of exploding bombs and rushed out to find the city in </text:span><text:span text:style-name="T1">darkness. This caused a panic. Army officers tried to quiet the people and keep them </text:span><text:span text:style-name="T1">in their homes because they realized the danger if they rushed out into the streets </text:span><text:span text:style-name="T1">where the bombs were falling. Powerful searchlights were sweeping the sky in an </text:span><text:span text:style-name="T1">effort to locate the invading planes. </text:span><text:span text:style-name="T3">Then the giant aircraft guns were trained on </text:span><text:span text:style-name="T3">the enemy, but the distance was so great and the planes moving so swiftly, </text:span><text:span text:style-name="T3">that they were unable to do much damage. They only succeeded in bringing </text:span><text:span text:style-name="T3">down three of the bombing planes.</text:span><text:span text:style-name="T1"> </text:span><text:span text:style-name="T3">The United States scouting planes were </text:span><text:span text:style-name="T3">sent out immediately, followed by the fighting planes carrying 6-inch guns. </text:span><text:span text:style-name="T1">They found that the</text:span><text:span text:style-name="T3"> Japanese planes were dropping bombs from a height of </text:span><text:span text:style-name="T3">60,000 to 80,000 feet </text:span><text:span text:style-name="T1">and the </text:span><text:span text:style-name="T3">United States planes were unable to rise high </text:span><text:span text:style-name="T3">enough to attack them. </text:span><text:span text:style-name="T1">The battle waged thruout the night and when the sun rose </text:span><text:span text:style-name="T1">the next morning, the beautiful city of Los Angeles was in ruins. </text:span><text:span text:style-name="T3">Thousands of </text:span><text:span text:style-name="T3">people bad been killed </text:span><text:span text:style-name="T1">and the most of the important buildings had been </text:span><text:span text:style-name="T1">destroyed. </text:span><text:span text:style-name="T3">The people of Los Angeles were more excited than they had ever </text:span><text:span text:style-name="T3">been during earthquakes. </text:span><text:span text:style-name="T1">The destruction and loss of life were so great that </text:span><text:span text:style-name="T1">everyone forgot all about their property and money and only thought of saving their </text:span><text:span text:style-name="T1">lives and protecting their loved ones. The commanding officers held a hasty </text:span><text:span text:style-name="T1">conference, realizing the great damage the enemy had done and the small damage </text:span><text:span text:style-name="T1">they had been able to inflict upon them and knowing </text:span><text:span text:style-name="T2"><text:s/>that the enemy would follow </text:span><text:span text:style-name="T2">this attack by more attacks </text:span><text:span text:style-name="T1">it was decided that to force the people to remain meant </text:span><text:span text:style-name="T1">certain death and a destruction of the balance of the valuable property, so </text:span><text:span text:style-name="T3">the only </text:span><text:span text:style-name="T3">thing to do was to move the people out as fast as possible and surrender the </text:span><text:span text:style-name="T3">city. </text:span><text:span text:style-name="T1">After the commanders had held this council, news of their decision was </text:span><text:span text:style-name="T1">conveyed to the subordinate officers.</text:span></text:p>
          </table:table-cell>
          <table:table-cell table:style-name="ce23" office:value-type="string">
            <text:p>Battle of Los Angeles, Japan attacked from the air. <text:s/>US surrenders.</text:p>
          </table:table-cell>
          <table:table-cell table:number-columns-repeated="1018"/>
        </table:table-row>
        <table:table-row table:style-name="ro14" table:number-rows-repeated="1048564">
          <table:table-cell table:number-columns-repeated="1024"/>
        </table:table-row>
        <table:table-row table:style-name="ro14">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7" office:value-type="string">
            <text:p>Chapter</text:p>
          </table:table-cell>
          <table:table-cell table:style-name="ce2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6"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6"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6"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6" table:number-columns-repeated="1018"/>
        </table:table-row>
        <table:table-row table:style-name="ro11">
          <table:table-cell table:style-name="Default" table:number-columns-repeated="5"/>
          <table:table-cell table:number-columns-repeated="1019"/>
        </table:table-row>
        <table:table-row table:style-name="ro11" table:number-rows-repeated="1048570">
          <table:table-cell table:number-columns-repeated="1024"/>
        </table:table-row>
        <table:table-row table:style-name="ro11">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7" office:value-type="string">
            <text:p>Timestamp given</text:p>
          </table:table-cell>
          <table:table-cell table:style-name="ce1" office:value-type="string">
            <text:p>Actual timestamp</text:p>
          </table:table-cell>
          <table:table-cell table:style-name="ce35" office:value-type="string">
            <text:p>Event</text:p>
          </table:table-cell>
          <table:table-cell table:style-name="ce1" office:value-type="string">
            <text:p>Notes/Comments</text:p>
          </table:table-cell>
          <table:table-cell table:style-name="ce26" table:number-columns-repeated="1018"/>
        </table:table-row>
        <table:table-row table:style-name="ro15">
          <table:table-cell table:style-name="ce28" office:value-type="string">
            <text:p>2</text:p>
          </table:table-cell>
          <table:table-cell table:style-name="ce28" office:value-type="string">
            <text:p>6</text:p>
          </table:table-cell>
          <table:table-cell table:style-name="ce29" office:value-type="string">
            <text:p>Spring 1913</text:p>
          </table:table-cell>
          <table:table-cell table:style-name="ce34"/>
          <table:table-cell table:style-name="ce36" office:value-type="string">
            <text:p><text:span text:style-name="T1">Robert suffers from </text:span><text:span text:style-name="T3">severe illness</text:span><text:span text:style-name="T1">.</text:span><text:span text:style-name="T2"> For a few months his life was despaired </text:span><text:span text:style-name="T1">of, but </text:span><text:span text:style-name="T1">he quickly recovered.</text:span></text:p>
          </table:table-cell>
          <table:table-cell table:style-name="ce34" office:value-type="string">
            <text:p>Spring 1913 is right before RG's 7<text:span text:style-name="T10">th</text:span> birthday. <text:s/>March 1913 would be 81 months since RG's birthday.</text:p>
          </table:table-cell>
          <table:table-cell table:style-name="ce52" table:number-columns-repeated="1018"/>
        </table:table-row>
        <table:table-row table:style-name="ro5">
          <table:table-cell table:style-name="ce28" office:value-type="string">
            <text:p>2</text:p>
          </table:table-cell>
          <table:table-cell table:style-name="ce28" office:value-type="string">
            <text:p>6-7</text:p>
          </table:table-cell>
          <table:table-cell table:style-name="ce29" office:value-type="string">
            <text:p>A few months after Spring 1913</text:p>
          </table:table-cell>
          <table:table-cell table:style-name="ce34"/>
          <table:table-cell table:style-name="ce37" office:value-type="string">
            <text:p><text:span text:style-name="T1">Fishing trip to Spirit Lake. <text:s/>Story of Spirit Lake which </text:span><text:span text:style-name="T2">old Moses told him </text:span><text:span text:style-name="T1">about the </text:span><text:span text:style-name="T1">spirit walking on the water.</text:span></text:p>
          </table:table-cell>
          <table:table-cell table:style-name="ce34" office:value-type="string">
            <text:p>Full moon Pisces/Virgo on Sept 15. 1913.</text:p>
          </table:table-cell>
          <table:table-cell table:style-name="ce52" table:number-columns-repeated="1018"/>
        </table:table-row>
        <table:table-row table:style-name="ro4">
          <table:table-cell table:style-name="ce28" office:value-type="string">
            <text:p>2</text:p>
          </table:table-cell>
          <table:table-cell table:style-name="ce28" office:value-type="string">
            <text:p>7</text:p>
          </table:table-cell>
          <table:table-cell table:style-name="ce29" office:value-type="string">
            <text:p>1914</text:p>
          </table:table-cell>
          <table:table-cell table:style-name="ce34"/>
          <table:table-cell table:style-name="ce37" office:value-type="string">
            <text:p>RG takes great interest in the war.</text:p>
          </table:table-cell>
          <table:table-cell table:style-name="ce34" office:value-type="string">
            <text:p>Referring to WWI?</text:p>
          </table:table-cell>
          <table:table-cell table:style-name="ce52" table:number-columns-repeated="1018"/>
        </table:table-row>
        <table:table-row table:style-name="ro6">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4"/>
          <table:table-cell table:style-name="ce52" table:number-columns-repeated="1018"/>
        </table:table-row>
        <table:table-row table:style-name="ro9">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2"> rebelled.</text:span></text:p>
          </table:table-cell>
          <table:table-cell table:style-name="ce34"/>
          <table:table-cell table:style-name="ce52"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ext:span><text:span text:style-name="T5">the Army and go to war</text:span><text:span text:style-name="T13">.</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2" table:number-columns-repeated="1017"/>
        </table:table-row>
        <table:table-row table:style-name="ro1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3">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2">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4">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text:span><text:span text:style-name="T2">returns to the farm. <text:s text:c="2"/>He encountered the usual obstacles and </text:span><text:span text:style-name="T12">opposition from his </text:span><text:span text:style-name="T12">brother</text:span><text:span text:style-name="T2">, because he knew nothing about farming and of course did not like it. The </text:span><text:span text:style-name="T2">result was that he put all of his savings into helping to make the crop. While it turned </text:span><text:span text:style-name="T2">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text:span><text:span text:style-name="T1">followed long</text:span><text:span text:style-name="T2"> </text:span><text:span text:style-name="T12">weeks of agony</text:span><text:span text:style-name="T2">. Many letters passed between Robert </text:span><text:span text:style-name="T1">and Marie. </text:span><text:span text:style-name="T1">When the end of August [1926] drew near and Robert knew that Marie was to return </text:span><text:span text:style-name="T1">to school soon, he was anxious to make up before she went away, and wrote a letter </text:span><text:span text:style-name="T1">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2"><text:s/></text:span><text:span text:style-name="T14">Following </text:span><text:span text:style-name="T14">her return to school, Robert spent </text:span><text:span text:style-name="T12">many long weeks of anxiety, becoming very </text:span><text:span text:style-name="T12">blue and dejected. <text:s/></text:span><text:span text:style-name="T14">Many letters passed between them. <text:s/>Finally RG sends Marie a </text:span><text:span text:style-name="T14">farewell letter. <text:s/>Robert becomes very despondent and no longer takes an interest in </text:span><text:span text:style-name="T14">his 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text:span><text:span text:style-name="T1">afternoon 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text:span><text:span text:style-name="T1">he thought of his meeting with Marie. </text:span><text:span text:style-name="T3">He counted every turn of the wheels </text:span><text:span text:style-name="T3">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text:span><text:span text:style-name="T2">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0"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text:span><text:span text:style-name="T1">him 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text:span><text:span text:style-name="T4">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0">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text:span><text:span text:style-name="T2">about the contemplated </text:span><text:span text:style-name="T1">flights of the airplanes from New York across the Atlantic, </text:span><text:span text:style-name="T1">and he wanted to be in New York by his birthday in June, 1927, because he figured </text:span><text:span text:style-name="T1">by that time the airplanes would have crossed the Atlantic and there </text:span><text:span text:style-name="T2"><text:s/>would be great </text:span><text:span text:style-name="T2">excitement in New York. He wished to </text:span><text:span text:style-name="T1">be there and get all the information he could </text:span><text:span text:style-name="T1">about airplanes, because he wanted to start building his own just as soon as he had </text:span><text:span text:style-name="T1">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text:span><text:span text:style-name="T1">elope and be married in St. Louis on their arrival there.</text:span></text:p>
          </table:table-cell>
          <table:table-cell table:number-columns-repeated="1019"/>
        </table:table-row>
        <table:table-row table:style-name="ro17">
          <table:table-cell office:value-type="string">
            <text:p>10</text:p>
          </table:table-cell>
          <table:table-cell office:value-type="string">
            <text:p>105</text:p>
          </table:table-cell>
          <table:table-cell office:value-type="string">
            <text:p>May 21, 1927</text:p>
          </table:table-cell>
          <table:table-cell/>
          <table:table-cell table:style-name="ce38" office:value-type="string">
            <text:p><text:span text:style-name="T1">May 21</text:span><text:span text:style-name="T15">st</text:span><text:span text:style-name="T1"> was a red-letter day in the life of Robert Gordon. Wheat, corn and cotton all </text:span><text:span text:style-name="T1">advanced to the highest levels of the season. Robert had read reports in the paper </text:span><text:span text:style-name="T1">that Charles A. Lindbergh had started on his lone flight from New York to Paris. <text:s/></text:span><text:span text:style-name="T2"><text:s/>He </text:span><text:span text:style-name="T1">went down to the telegraph office in the afternoon to inquire if there was any news </text:span><text:span text:style-name="T1">about the success of Lindbergh's flight. The operator said that nothing had come </text:span><text:span text:style-name="T1">over the wire yet, but there had been a report that Lindbergh had passed over </text:span><text:span text:style-name="T1">Ireland early that morning. Robert waited in the telegraph office until about 5 P.M. </text:span><text:span text:style-name="T1">when a flash came over the wire that Lindbergh had landed in Paris. This fired </text:span><text:span text:style-name="T1">Robert's enthusiasm, and he was very much excited. Right then and there decided </text:span><text:span text:style-name="T1">that he was going to New York in the very near future and start to build an airplane </text:span><text:span text:style-name="T1">according to his own plans. He went immediately to the home of Mr. Kennelworth </text:span><text:span text:style-name="T1">and told him about his plans and desire to go to New York just as soon as possible. </text:span><text:span text:style-name="T1">Mr. Kennelworth was also very enthusiastic about Lindbergh's flight across the </text:span><text:span text:style-name="T1">Atlantic, and told Robert that he contemplated going to New York to be there for the </text:span><text:span text:style-name="T1">reception when Lindbergh returned, and that he wanted to visit Walter and see how </text:span><text:span text:style-name="T1">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text:span><text:span text:style-name="T1">21, 1927, was the greatest day in history. Lindbergh, the lone aviator, crossed the </text:span><text:span text:style-name="T1">Atlantic and landed safely in Paris. Wheat, corn and cotton went up and we made </text:span><text:span text:style-name="T1">more money. Profits are piling up fast, and I will soon have plenty of money to build </text:span><text:span text:style-name="T1">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text:span><text:span text:style-name="T1">wanted to be married and start on his career as a real man. <text:s/></text:span><text:span text:style-name="T2"><text:s/>He wanted to go </text:span><text:span text:style-name="T1">back </text:span><text:span text:style-name="T1">to Texarkana after the holidays, wind up his affairs and get ready to go to New York. </text:span><text:span text:style-name="T1">Wanted her to go with him, starting Saturday, June 4th, so they would arrive on </text:span><text:span text:style-name="T1">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text:span><text:span text:style-name="T1">of June 4th. She was to keep her plans absolutely secret and Robert was to board </text:span><text:span text:style-name="T1">the same train that night at Texarkana, and after the train was out of Texarkana, he </text:span><text:span text:style-name="T1">was to find her, go on to St. Louis together, be married there on Sunday morning, </text:span><text:span text:style-name="T1">and leave Sunday noon for New York. <text:s/></text:span><text:span text:style-name="T2"><text:s/>It was the most interesting and pleasant </text:span><text:span text:style-name="T2">Sunday that </text:span><text:span text:style-name="T1">they had ever spent together. They drove around Dallas and talked over </text:span><text:span text:style-name="T1">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1"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text:span><text:span text:style-name="T1">Lindbergh and of</text:span></text:p>
            <text:p><text:span text:style-name="T1">the honors that he would receive from the foreign countries, and told Marie what a </text:span><text:span text:style-name="T1">great time they would have, as Mr. Kennelworth was going to New York and they </text:span><text:span text:style-name="T1">would all be there at the great reception when Lindbergh returned. He said good-bye </text:span><text:span text:style-name="T1">to her on Monday afternoon and started back for Texarkana, knowing that the next </text:span><text:span text:style-name="T1">time he would meet her, would be on board the train for St. Louis, where she would </text:span><text:span text:style-name="T1">become his wife. </text:span><text:span text:style-name="T2"><text:s/>From that time on, Robert counted the minutes, in </text:span><text:span text:style-name="T1">anticipation of </text:span><text:span text:style-name="T1">the great happiness of the following Sunday when they would be married in St. </text:span><text:span text:style-name="T1">Louis. He was strongly attracted to St. Louis because Lindbergh had left from there </text:span><text:span text:style-name="T1">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text:span><text:span text:style-name="T2">would arrange </text:span><text:span text:style-name="T1">to go to New York about the 11th of June and was sorry that he </text:span><text:span text:style-name="T1">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0">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table:style-name="ce10" office:value-type="string">
            <text:p><text:span text:style-name="T3">Marie goes to Dallas that afternoon on the "Sunshine Special,"</text:span><text:span text:style-name="T1"> and after the </text:span><text:span text:style-name="T1">train pulled out of Texarkana, he would find her on board. <text:s/></text:span><text:span text:style-name="T2"><text:s/>RG was to keep </text:span><text:span text:style-name="T2">everything quiet and not let anybody </text:span><text:span text:style-name="T1">know anything about the elopement, as her </text:span><text:span text:style-name="T1">father might try to stop her. No one in Texarkana but Robert's mother and Mr. </text:span><text:span text:style-name="T1">Kennelworth knew about the secret elopement. Robert kept everything quiet about </text:span><text:span text:style-name="T1">his resigning from Mr. Kennelworth's and going to New York, because he thought </text:span><text:span text:style-name="T1">that</text:span><text:span text:style-name="T3"> there might be some leak somewhere </text:span><text:span text:style-name="T1">and that Mr. Stanton might find out </text:span><text:span text:style-name="T1">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text:span><text:span text:style-name="T1">Louis, with a reservation on the "Sunshine Special." This was the greatest and </text:span><text:span text:style-name="T1">happiest moment of his life.</text:span><text:span text:style-name="T2"> <text:s/>He knew that Marie was already on her way </text:span><text:span text:style-name="T1">and that in </text:span><text:span text:style-name="T1">a couple of hours the train would arrive and</text:span></text:p>
            <text:p><text:span text:style-name="T1">he would go aboard for St. Louis, where he was to make her his wife. <text:s/>Mr. </text:span><text:span text:style-name="T1">Kennelworth </text:span><text:span text:style-name="T2">wanted Robert to </text:span><text:span text:style-name="T1">encourage Walter to continue his studies along </text:span><text:span text:style-name="T1">chemical lines, because he believed that Walter would be able to make some great </text:span><text:span text:style-name="T1">discoveries and they could work together to 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text:span><text:span text:style-name="T1">heart was in his throat. He was anxious for that train to roll in. Finally, when the </text:span><text:span text:style-name="T1">whistle blew and the signal light in the yard of the Texas Pacific showed the </text:span><text:span text:style-name="T1">"Sunshine Special" was rolling in, the glare of the headlights on the train was the </text:span><text:span text:style-name="T1">most welcome sight that Robert had ever witnessed thru all the days of his life. He </text:span><text:span text:style-name="T1">boarded the train as quickly as possible and sat down nervous and anxious awaiting </text:span><text:span text:style-name="T1">the moment when the train would get about 20 miles out of Texarkana, so that he </text:span><text:span text:style-name="T1">might go back and look for Marie. The minutes passed slowly away and it seemed </text:span><text:span text:style-name="T1">like years before the train crossed the Red River and Robert decided that it was safe </text:span><text:span text:style-name="T1">to go back to the car where Marie was and see her. He found Marie all anxious and </text:span><text:span text:style-name="T1">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text:span><text:span text:style-name="T1">and try</text:span></text:p>
            <text:p><text:span text:style-name="T1">to get some rest before they arrived in St. Louis the next morning. They agreed to </text:span><text:span text:style-name="T1">meet early in the morning </text:span><text:span text:style-name="T2"><text:s/>and go back into the dining car for breakfast before </text:span><text:span text:style-name="T1">they </text:span><text:span text:style-name="T1">arrived in St. Louis. <text:s/></text:span><text:span text:style-name="T2"><text:s/>Robert returned to his </text:span><text:span text:style-name="T12">berth</text:span><text:span text:style-name="T2"> and tried to rest, but </text:span><text:span text:style-name="T1">found that he </text:span><text:span text:style-name="T1">couldn't sleep. <text:s/></text:span><text:span text:style-name="T2"><text:s/>He felt lonesome being </text:span><text:span text:style-name="T12">separated from Marie</text:span><text:span text:style-name="T2">. </text:span><text:span text:style-name="T3">She was two cars </text:span><text:span text:style-name="T3">back</text:span><text:span text:style-name="T1">, but he felt that the good God who had endowed him with faith would protect </text:span><text:span text:style-name="T1">Marie, and that no harm would come to her; that there was no danger of a wreck on </text:span><text:span text:style-name="T1">the "Sunshine Special" and that there was sunshine waiting for Marie and himself. In </text:span><text:span text:style-name="T1">the wee small hours of the morning, Robert dozed off and had a few hours of sound </text:span><text:span text:style-name="T1">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text:span><text:span text:style-name="T1">and the last he saw of her was when Robert was talking to her in the berth late that </text:span><text:span text:style-name="T1">night. <text:s/></text:span><text:span text:style-name="T3">Marie's baggage is gone. <text:s/>All of RG's future happiness was blasted in a </text:span><text:span text:style-name="T3">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19">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0">th</text:span> word, “Time” is the 19<text:span text:style-name="T10">th</text:span> word, “things” is the 22<text:span text:style-name="T10">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0">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text:span><text:span text:style-name="T1">must understand and wait. <text:s/>He decided to stay in the station and wait. </text:span><text:span text:style-name="T2">He waited a </text:span><text:span text:style-name="T2">short time in the station, hoping Marie </text:span><text:span text:style-name="T1">would join him. The </text:span><text:span text:style-name="T3">seconds drifted away </text:span><text:span text:style-name="T3">like weeks, the minutes seemed like months, and when an hour had gone by, </text:span><text:span text:style-name="T3">to Robert it seemed like years.</text:span></text:p>
          </table:table-cell>
          <table:table-cell office:value-type="string">
            <text:p>Gann says to RG was going to <text:span text:style-name="T33">lay the circumstances of </text:span><text:span text:style-name="T34">Marie's disappearance before Mr. </text:span><text:span text:style-name="T34">Kennelworth... so organize information surounding Marie's disappearance around Mr. Kennelworth [what </text:span><text:span text:style-name="T34">planet?]. <text:s/>Faith = 8, understand = 3, 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text:span><text:span text:style-name="T3">12 o'clock noon</text:span><text:span text:style-name="T1">. Robert listened attentively as the old clock tolled</text:span><text:span text:style-name="T3"> twelve times</text:span><text:span text:style-name="T1"> for </text:span><text:span text:style-name="T1">12 o'clock and each time it seemed that the blood from his heart was slowly trickling </text:span><text:span text:style-name="T1">away. Hope was fast giving away to despair. Robert found his patience waning, but </text:span><text:span text:style-name="T1">that was not to be. He must trust to the word of God which said: "O, ye of little faith, </text:span><text:span text:style-name="T1">saith the Lord," and must try to find Marie who meant everything to him. As the last </text:span><text:span text:style-name="T1">stroke of the clock died slowly away, Robert started to think again. He finally decided </text:span><text:span text:style-name="T1">that </text:span><text:span text:style-name="T3">he would stay in the Union Station </text:span><text:span text:style-name="T1">and have patience to </text:span><text:span text:style-name="T3">wait one more hour </text:span><text:span text:style-name="T3">for Marie</text:span><text:span text:style-name="T1">. He thought that she was really playing a joke on him and would surely </text:span><text:span text:style-name="T1">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text:span><text:span text:style-name="T1">celebrate their honeymoon. </text:span><text:span text:style-name="T3">The hour had drifted slowly away and it was now a </text:span><text:span text:style-name="T3">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ext:span><text:span text:style-name="T3">the Union Station for Marie</text:span><text:span text:style-name="T1">, but each minute brought bitter disappointment. His </text:span><text:span text:style-name="T1">heart, which but a few hours ago was filled with love and happiness, was sad. </text:span><text:span text:style-name="T1">Robert looked 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Marie was in sight. He walked over to the news stand and bought a paper and </text:span><text:span text:style-name="T1">decided to sit down for a few</text:span></text:p>
            <text:p><text:span text:style-name="T1">minutes and try to read. As he slowly turned the pages of the paper looking for </text:span><text:span text:style-name="T1">something he knew not what, suddenly his eyes fell upon the heading; "The Best </text:span><text:span text:style-name="T1">Thing on Earth" by R. L. Cole. The first thought that entered Robert's mind was that </text:span><text:span text:style-name="T3">the best thing on earth was Marie and that the greatest thing in the world was </text:span><text:span text:style-name="T3">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text:span><text:span text:style-name="T1">his greatest help in the Bible and knew John Wanamaker was right when he said </text:span><text:span text:style-name="T1">that the greatest purchase he ever made in his life was when he was </text:span><text:span text:style-name="T3">11 years old</text:span><text:span text:style-name="T1"> </text:span><text:span text:style-name="T1">and bought the Bible for</text:span><text:span text:style-name="T3"> $2.75. <text:s/></text:span><text:span text:style-name="T12"><text:s/>By the time Robert had finished reading this </text:span><text:span text:style-name="T12">article, </text:span><text:span text:style-name="T3">it was after 1:30 P.M</text:span><text:span text:style-name="T4">. and he decided that it was hopeless to wait longer for </text:span><text:span text:style-name="T4">Marie, that something radically wrong had happened and she had either gone away</text:span><text:span text:style-name="T14"> </text:span><text:span text:style-name="T14">or an accident had befallen her. He must </text:span><text:span text:style-name="T12">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text:span><text:span text:style-name="T3">and inquire</text:span></text:p>
            <text:p><text:span text:style-name="T3">at all of the stations where the train stopped that night on the way from </text:span><text:span text:style-name="T3">Texarkana to St. Louis, in order to get a clue to Marie’s disappearance.</text:span><text:span text:style-name="T1"> <text:s/></text:span><text:span text:style-name="T2"><text:s/>After </text:span><text:span text:style-name="T2">talking with Mr. Kennelworth, Robert got </text:span><text:span text:style-name="T1">in touch over the 'phone with the railroad </text:span><text:span text:style-name="T1">officials in St. Louis and notified them of Marie’s disappearance from the train. They </text:span><text:span text:style-name="T1">promised to send telegrams to all the station agents, to </text:span><text:span text:style-name="T3">have all the trains watched </text:span><text:span text:style-name="T3">and try to secure some information</text:span><text:span text:style-name="T1"> for him. They were to com</text:span><text:span text:style-name="T2">municate with him </text:span><text:span text:style-name="T2">just as soon as they had anything </text:span><text:span text:style-name="T1">definite one way or the other.</text:span><text:span text:style-name="T2"> </text:span><text:span text:style-name="T12">Robert now </text:span><text:span text:style-name="T12">realized that he must go thru the greatest </text:span><text:span text:style-name="T3">ordeal yet -- that of waiting hourly </text:span><text:span text:style-name="T3">for some news of Marie. He knew the hours would pass slowly </text:span><text:span text:style-name="T1">and decided to </text:span><text:span text:style-name="T1">formulate a plan in case Marie did not return to school or to her home, and if no </text:span><text:span text:style-name="T1">news came from her the next day what would be his next move and what he should </text:span><text:span text:style-name="T1">do to try to locate her. </text:span><text:span text:style-name="T3">The next time Robert noticed the time of day, it was after </text:span><text:span text:style-name="T3">6 P.M.</text:span><text:span text:style-name="T1"> and he realized that he had had no breakfast, lunch or dinner, but his heart </text:span><text:span text:style-name="T1">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text:span><text:span text:style-name="T2">St. Louis. The present was a </text:span><text:span text:style-name="T12">wedding </text:span><text:span text:style-name="T3">ring set with diamonds and a beautiful </text:span><text:span text:style-name="T3">brooch made of two hearts woven together and tied with a cluster of diamonds </text:span><text:span text:style-name="T3">and pearls. </text:span><text:span text:style-name="T1">This was to be the great surprise for Marie and he was going to present </text:span><text:span text:style-name="T1">it to Marie after they were married, as a token of the</text:span><text:span text:style-name="T3"> two hearts</text:span><text:span text:style-name="T1"> that now beat as </text:span><text:span text:style-name="T1">one. Robert looked at this and thought of how the </text:span><text:span text:style-name="T3">diamonds</text:span><text:span text:style-name="T1"> represented Marie in </text:span><text:span text:style-name="T1">all of her 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9"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text:span><text:span text:style-name="T1">bought a little book entitled, “Poems That Have Helped Me,” collected by S. E. Kiser. </text:span><text:span text:style-name="T1"><text:s/>Poems mentioned in that collection of poems: "Faith" by Tennyson [pg. 134]. <text:s/>Poem </text:span><text:span text:style-name="T1">by Aubrey de Vere (no title of poem given) [pg. 135]. <text:s text:c="2"/>"Courage" by Thos. F. Porter </text:span><text:span text:style-name="T1">[pg. 135, 136]. <text:s/>"Not in Vain" by Emily Dickinson [pg. 136, 137]. <text:s/></text:span><text:span text:style-name="T16">Regarding <text:s/></text:span><text:span text:style-name="T16">"Courage" by Thos. F. Porter, <text:s/>It surely had been written for him </text:span><text:span text:style-name="T17">in this very hour of </text:span><text:span text:style-name="T17">trouble</text:span><text:span text:style-name="T16"> and realized with Job he must find his strength within himself and have </text:span><text:span text:style-name="T16">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text:span><text:span text:style-name="T1">asleep.</text:span><text:span text:style-name="T2"> The little book, “Poems That Have Helped </text:span><text:span text:style-name="T1">Me,” lay on the bed beside him. </text:span><text:span text:style-name="T1">Because the </text:span><text:span text:style-name="T3">sun was coming in the east window</text:span><text:span text:style-name="T1"> he knew that he must have slept </text:span><text:span text:style-name="T1">thru some part of the night, and it was now morning.</text:span><text:span text:style-name="T2"> <text:s/>His first thought was of Marie, </text:span><text:span text:style-name="T2">and of any news </text:span><text:span text:style-name="T1">that might have come. Picking up the little book, the first thing that </text:span><text:span text:style-name="T1">struck his eye was the poem, </text:span><text:span text:style-name="T3">“Press On” by Park Benjamin. <text:s/></text:span><text:span text:style-name="T4">RG </text:span><text:span text:style-name="T3">hastily read </text:span><text:span text:style-name="T3">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0"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text:span><text:span text:style-name="T1">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2"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2">only a short time before </text:span><text:span text:style-name="T2">headed: “Tomorrow’s Chance,” by his favorite modern poet, S. E. Kiser. <text:s text:c="2"/></text:span><text:span text:style-name="T12">This poem </text:span><text:span text:style-name="T12">seemed to fit his case</text:span><text:span text:style-name="T2"> and he read it over carefully. He resolved that regardless of </text:span><text:span text:style-name="T2">discouragement or disappointment, blasted hopes, lost ideals or shattered dreams, </text:span><text:span text:style-name="T2">he would still have the courage to</text:span></text:p>
            <text:p><text:span text:style-name="T2">exert himself for “Tomorrow’s Chance.” After reading this poem he began to think </text:span><text:span text:style-name="T2">about the future and his plans. He knew that he had intended to go into the market </text:span><text:span text:style-name="T2">again on Monday or Tuesday, but the thought came to him -- What good would </text:span><text:span text:style-name="T2">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2">
          <table:table-cell office:value-type="string">
            <text:p>12</text:p>
          </table:table-cell>
          <table:table-cell office:value-type="string">
            <text:p>147</text:p>
          </table:table-cell>
          <table:table-cell table:style-name="ce32"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text:span><text:span text:style-name="T1">rang and Mr. Kennelworth was on the wire. Robert knew from Mr. Kennelworth’s </text:span><text:span text:style-name="T1">voice that he had no good news. Mr. Kennelworth informed him that no word had </text:span><text:span text:style-name="T1">been received from Marie by her parents, and that they had called up the school in </text:span><text:span text:style-name="T1">Sherman, Texas, and not a word had been heard from her there. The school </text:span><text:span text:style-name="T1">informed them that she had left school on Saturday afternoon and had not been </text:span><text:span text:style-name="T1">seen since. Of course, Robert knew she had left Sherman to meet him and was now </text:span><text:span text:style-name="T1">more anxious and worried than ever and freely expressed his great anxiety to Mr. </text:span><text:span text:style-name="T1">Kennelworth. Mr. Kennelworth was still hopeful and tried to cheer and encourage </text:span><text:span text:style-name="T1">Robert. Advised him to go on to New York and wait him there. </text:span><text:span text:style-name="T2"><text:s/>Mr. Kennelworth said </text:span><text:span text:style-name="T2">that he planned to leave for New </text:span><text:span text:style-name="T1">York at the end of the week. Robert then decided to </text:span><text:span text:style-name="T1">stay in St. Louis until he got some definite word, or</text:span></text:p>
            <text:p><text:span text:style-name="T1">anyway remain there until Mr. Kennelworth arrived and then go on to New York with </text:span><text:span text:style-name="T1">him.</text:span></text:p>
          </table:table-cell>
          <table:table-cell table:number-columns-repeated="1019"/>
        </table:table-row>
        <table:table-row table:style-name="ro23">
          <table:table-cell office:value-type="string">
            <text:p>12</text:p>
          </table:table-cell>
          <table:table-cell office:value-type="string">
            <text:p>151</text:p>
          </table:table-cell>
          <table:table-cell office:value-type="string">
            <text:p>Tuesday, June 7, 1927</text:p>
          </table:table-cell>
          <table:table-cell/>
          <table:table-cell table:style-name="ce41" office:value-type="string">
            <text:p>RG was looking forward to Tuesday, the 7<text:span text:style-name="T10">th</text:span> day of the month. <text:s/><text:span text:style-name="T18"><text:s/>He had </text:span><text:span text:style-name="T1">learned that </text:span><text:span text:style-name="T1">the "7th" was a sacred day, and had often talked to Marie about the number 7, and </text:span><text:span text:style-name="T1">the number of times it is spoken of in the Bible. How God had blessed the 7th day </text:span><text:span text:style-name="T1">and made it the Sabbath; how many things had come to pass on the 7th day of the </text:span><text:span text:style-name="T1">7</text:span><text:span text:style-name="T15">th</text:span><text:span text:style-name="T1"> month, or the 7th year referred to in the Bible. In some way he felt that on this day </text:span><text:span text:style-name="T1">news would come from Marie and he hoped that it would be good. Robert awoke on </text:span><text:span text:style-name="T1">Tuesday morning feeling much better, had his breakfast early, bought the newspaper </text:span><text:span text:style-name="T1">and read all about the receptions being planned for Colonel Lindbergh and again the </text:span><text:span text:style-name="T1">wish stole into his heart and the hope was revived that in some way Marie might be </text:span><text:span text:style-name="T1">with him when Lindbergh arrived in New 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4">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2"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4">ike </text:span><text:span text:style-name="T4">a voice coming across the stillness of the night, he seemed to hear Marie </text:span><text:span text:style-name="T4">calling as she used to call: "Robert, dear," "Robert dear." He jumped from his chair, </text:span><text:span text:style-name="T4">startled, because for a moment he thought it was her voice, for he had been hoping </text:span><text:span text:style-name="T4">and expecting each moment to hear her voice, but alas it was only a ghost of </text:span><text:span text:style-name="T4">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6">Robert eagerly read the advertisement because </text:span><text:span text:style-name="T27">t</text:span><text:span text:style-name="T28">he name attracted him</text:span><text:span text:style-name="T26">. <text:s/></text:span><text:span text:style-name="T29">RG </text:span><text:span text:style-name="T29">goes to Professor O. B. Joyful's office for an astrology reading. <text:s/></text:span><text:span text:style-name="T2"><text:s/>RG </text:span><text:span text:style-name="T2">reads some poems [about love] that </text:span><text:span text:style-name="T12">attracted</text:span><text:span text:style-name="T2"> his attention. <text:s text:c="3"/>Robert knew that </text:span><text:span text:style-name="T12">he </text:span><text:span text:style-name="T12">was using love every day</text:span><text:span text:style-name="T2"> and it seemed that</text:span><text:span text:style-name="T12"> the Professor had prepared his </text:span><text:span text:style-name="T12">office to receive</text:span></text:p>
            <text:p><text:span text:style-name="T12">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6">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s triumphant march up Broadway. </text:span><text:span text:style-name="T1">Robert was very enthusiastic about </text:span><text:span text:style-name="T1">it and talked about what a great achievement it was and </text:span><text:span text:style-name="T3">what it meant to the </text:span><text:span text:style-name="T3">world, especially to the United States</text:span><text:span text:style-name="T1">. Walter told him that they must get busy and </text:span><text:span text:style-name="T3">start to lay out the plans to build Robert’s great airplane. </text:span><text:span text:style-name="T12"><text:s/></text:span><text:span text:style-name="T2">When they started out </text:span><text:span text:style-name="T2">on the street, Robert began to </text:span><text:span text:style-name="T1">talk of Marie and said that he hoped that he would </text:span><text:span text:style-name="T1">find her that day. Thru all the surging crowds, he stared in the face of every woman, </text:span><text:span text:style-name="T1">hoping that Marie, if she was alive, might have decided to come to New York for the </text:span><text:span text:style-name="T3">Lindbergh reception</text:span><text:span text:style-name="T1">. It was a great day for Colonel Lindbergh, and a great day for </text:span><text:span text:style-name="T1">Robert, because it encouraged his hope for the day, and believed it would come to </text:span><text:span text:style-name="T1">pass when airplanes would conquer the world and bring universal peace.</text:span></text:p>
          </table:table-cell>
          <table:table-cell table:number-columns-repeated="1019"/>
        </table:table-row>
        <table:table-row table:style-name="ro24">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text:span><text:span text:style-name="T1">working out his cycles for stocks, cotton and grain. He was short of Major Motors </text:span><text:span text:style-name="T1">and was watching it very closely. </text:span><text:span text:style-name="T3">On this day he made a new and great discovery </text:span><text:span text:style-name="T3">of a time factor</text:span><text:span text:style-name="T1"> from which he figured that Major Motors would decline until about </text:span><text:span text:style-name="T1">June 30th and then start an advance which would last until about September 16th, </text:span><text:span text:style-name="T1">1927, when the Company would be 19 years old and at that time the stock would </text:span><text:span text:style-name="T1">reach final high and would then go down to February to April, 1929. <text:s/></text:span><text:span text:style-name="T2"><text:s/>[pg. 197] <text:s/>His </text:span><text:span text:style-name="T1">great discovery of what stocks would do at a certain age enabled him to make </text:span><text:span text:style-name="T1">enormous profits when stocks reached the age where they would have fast moves </text:span><text:span text:style-name="T1">up or down in a very short 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8" office:value-type="string">
            <text:p><text:span text:style-name="T1"><text:s/></text:span><text:span text:style-name="T1">He worked upon his invention, and Walter was his sole companion. Walter had met </text:span><text:span text:style-name="T1">an old man by the name of </text:span><text:span text:style-name="T3">Henry Watson</text:span><text:span text:style-name="T1"> who was a veteran of Wall Street, now </text:span><text:span text:style-name="T1">over 70 years of age, had made and lost many fortunes and had seen the biggest </text:span><text:span text:style-name="T1">and best plungers go on the rocks in Wall Street. </text:span><text:span text:style-name="T3">Walter introduced Mr. Watson to </text:span><text:span text:style-name="T3">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0">
          <table:table-cell office:value-type="string">
            <text:p>19</text:p>
          </table:table-cell>
          <table:table-cell office:value-type="string">
            <text:p>223</text:p>
          </table:table-cell>
          <table:table-cell office:value-type="string">
            <text:p>Christmas 1927</text:p>
          </table:table-cell>
          <table:table-cell/>
          <table:table-cell table:style-name="ce40"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text:span><text:span text:style-name="T1">much</text:span></text:p>
            <text:p><text:span text:style-name="T1">could happen in one short year. He thought of all he could do for Marie this year if he </text:span><text:span text:style-name="T1">only knew where she was. Decided that he would buy some beautiful presents for </text:span><text:span text:style-name="T1">her anyway and keep them until she returned to show her that he was thinking of her </text:span><text:span text:style-name="T1">on Christmas. </text:span><text:span text:style-name="T3">He bought a beautiful diamond ring</text:span><text:span text:style-name="T1"> and a bracelet set with </text:span><text:span text:style-name="T1">sapphires and diamonds. When the jeweler delivered them Robert looked them over </text:span><text:span text:style-name="T1">and thought of all Marie's beauty and purity. His faith in her was still supreme. He </text:span><text:span text:style-name="T1">was very sad and wept bitterly because he felt more keenly than ever the need for </text:span><text:span text:style-name="T1">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8" office:value-type="string">
            <text:p><text:span text:style-name="T1"><text:s/></text:span><text:span text:style-name="T3">His heart turned to his next dearest friend – his mother.</text:span><text:span text:style-name="T1"> He decided to try to </text:span><text:span text:style-name="T1">make it the happiest Christmas of her life and bought her every kind of a present </text:span><text:span text:style-name="T1">that he thought would make her happy and comfortable and sent her a check for </text:span><text:span text:style-name="T1">$5,000.00 to do with just as she pleased and buy anything she wanted. Begged her </text:span><text:span text:style-name="T1">to come to New York to see him soon after the new year, as he wanted her to see </text:span><text:span text:style-name="T1">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text:span><text:span text:style-name="T1">by Ezekiel in the Bible.</text:span><text:span text:style-name="T2"> Robert </text:span><text:span text:style-name="T1">then sailed away in his new plane which he had </text:span><text:span text:style-name="T1">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47" office:value-type="string">
            <text:p><text:span text:style-name="T6">Robert's next invention was to build a silent motor, </text:span><text:span text:style-name="T24">or a muffler, which would prevent </text:span><text:span text:style-name="T24">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0"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text:span><text:span text:style-name="T3">longest successful flight to Japan, where he was received with great honor.</text:span><text:span text:style-name="T1"> </text:span><text:span text:style-name="T1">Japan was very much interested in his new plane [St. Marie] and in his muffler. The </text:span><text:span text:style-name="T1">Japanese Government quickly closed a deal and bought his invention for a large </text:span><text:span text:style-name="T1">sum of 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4">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text:span><text:span text:style-name="T5">Japan the latter part of the month and was going to sail "The St. Marie" back </text:span><text:span text:style-name="T5">to New York. </text:span>Walter and Miss Edna Quinton, the secretary, had followed the newspaper reports of the <text:span text:style-name="T5">great reception</text:span> <text:span text:style-name="T5">tendered Robert by the officials of the </text:span><text:span text:style-name="T5">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1" office:value-type="string">
            <text:p>What is a <text:span text:style-name="T5">radio</text:span>gram? <text:s/><text:span text:style-name="T8">Note also, that they greet Robert on his </text:span><text:span text:style-name="T9">return</text:span><text:span text:style-name="T8">.</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text:span></text:p>
          </table:table-cell>
          <table:table-cell table:style-name="Default"/>
          <table:table-cell table:number-columns-repeated="1018"/>
        </table:table-row>
        <table:table-row table:style-name="ro27">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8" office:value-type="string">
            <text:p><text:span text:style-name="T11">Walter Kennelworth was graduated from Columbia College in June and </text:span><text:span text:style-name="T11">prepared to work with Robert in the </text:span><text:span text:style-name="T25">office</text:span><text:span text:style-name="T11">. Edna Quinton had proved to be a </text:span><text:span text:style-name="T11">faithful employee and a valuable aid to Robert. </text:span><text:span text:style-name="T6">Edna Quinton had been in </text:span><text:span text:style-name="T6">[RG's] </text:span><text:span text:style-name="T21">office</text:span><text:span text:style-name="T6"> ever since </text:span><text:span text:style-name="T11">he was in New York.</text:span></text:p>
          </table:table-cell>
          <table:table-cell table:number-columns-repeated="1019"/>
        </table:table-row>
        <table:table-row table:style-name="ro2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text:span><text:span text:style-name="T1">Walter Kennelworth and Edna Quinton. One beautiful morning in early September, </text:span><text:span text:style-name="T1">1928, </text:span><text:span text:style-name="T3">Robert Gordon stepped into the laboratory and found Edna in the arms </text:span><text:span text:style-name="T3">of Walter.</text:span><text:span text:style-name="T1"> He made a hasty exit, but Walter and Edna knew that they had been </text:span><text:span text:style-name="T1">caught. Robert was very happy at this discovery because he knew that it was just </text:span><text:span text:style-name="T1">the thing Walter needed to stimulate his ambitions and give him something to work </text:span><text:span text:style-name="T1">for. He realized what a wonderful woman Miss Quinton was, and that she, too, </text:span><text:span text:style-name="T1">needed inspiration that love alone could give. That evening he invited Walter to </text:span><text:span text:style-name="T1">dinner with him and when they were alone said, "Well, Walter, the love bug has got </text:span><text:span text:style-name="T1">you at last." Walter was bashful at first and didn't want to talk much about it; then he </text:span><text:span text:style-name="T1">admitted that it had come on very suddenly when he and Edna had realized that </text:span><text:span text:style-name="T1">they were both in love with each other. Robert told him that</text:span><text:span text:style-name="T3"> it was inevitable</text:span><text:span text:style-name="T1"> and </text:span><text:span text:style-name="T2"><text:s/></text:span><text:span text:style-name="T2">that </text:span><text:span text:style-name="T12">now was the time it should start</text:span><text:span text:style-name="T2"> and that it would </text:span><text:span text:style-name="T1">be better for both of them. </text:span><text:span text:style-name="T1">They were business partners and it would make them more happy and successful in </text:span><text:span text:style-name="T1">their work. Walter asked him if he still had hopes of finding Marie. Robert told him </text:span><text:span text:style-name="T1">that he did – that he would never give up the search. </text:span><text:span text:style-name="T3">Everything moved along </text:span><text:span text:style-name="T3">smoothly after this.</text:span><text:span text:style-name="T1"> Walter and Edna were happy in their work and the Fall of 1928 </text:span><text:span text:style-name="T1">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text:span><text:span text:style-name="T1">worked on untiringly day and night, was a great triumph for him, but his wonderful </text:span><text:span text:style-name="T1">energy had been exhausted. Walter had noticed </text:span><text:span text:style-name="T2"><text:s/>before the machine was completed </text:span><text:span text:style-name="T2">that Robert looked </text:span><text:span text:style-name="T1">tired and worn. His mind lacked its old-time quickness and he </text:span><text:span text:style-name="T1">feared for his health. Robert began to reach the office late and ceased to take an </text:span><text:span text:style-name="T1">interest in his work. He was moody and despondent. </text:span></text:p>
          </table:table-cell>
          <table:table-cell table:number-columns-repeated="1019"/>
        </table:table-row>
        <table:table-row table:style-name="ro2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9" office:value-type="string">
            <text:p><text:span text:style-name="T24">Thanksgiving Day, Walter and Edna arranged a big dinner and invited </text:span><text:span text:style-name="T11">Robert. </text:span><text:span text:style-name="T11">He appeared very much worn and ate very little dinner. Both Walter and Edna </text:span><text:span text:style-name="T11">noticed that he was less talkative than ever before. About an hour after dinner </text:span><text:span text:style-name="T11">was over </text:span><text:span text:style-name="T25">Robert fell in a faint</text:span><text:span text:style-name="T11">. A doctor was called immediately and after </text:span><text:span text:style-name="T11">making a careful examination pronounced it </text:span><text:span text:style-name="T25">a case of nervous breakdown.</text:span><text:span text:style-name="T11"> </text:span><text:span text:style-name="T11">Said there must be </text:span><text:span text:style-name="T25">something preying on his mind</text:span><text:span text:style-name="T11"> or that he had been under </text:span><text:span text:style-name="T11">a long strain. Walter explained the disappearance of Marie and how Robert had </text:span><text:span text:style-name="T11">worried over the love affair; his long, strenuous campaigns in the stock and </text:span><text:span text:style-name="T11">commodity markets and his work upon his inventions; that up to a few months </text:span><text:span text:style-name="T11">previous Robert had been able to work almost day and night without showing </text:span><text:span text:style-name="T11">any fatigue, but that in recent weeks he had noticed a great change in him. After </text:span><text:span text:style-name="T11">the doctor had heard the story of the love affair and Marie's disappearance, he </text:span><text:span text:style-name="T11">was sure that a long and needed rest was necessary to restore Robert to his </text:span><text:span text:style-name="T11">normal health. He ordered him to remain absolutely quiet and not attempt to look </text:span><text:span text:style-name="T11">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7"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0" office:value-type="string">
            <text:p><text:span text:style-name="T30">"Marie the Angel of Mercy," Robert's great ship, was rapidly nearing completion.</text:span></text:p>
            <text:p><text:span text:style-name="T30">The new 12-cylinder motor had been tested and the engineers had estimated that </text:span><text:span text:style-name="T30">they would attain a speed of 1000 miles per hour. </text:span><text:span text:style-name="T3">Robert was elated over the </text:span><text:span text:style-name="T3">success </text:span><text:span text:style-name="T30">and knew that he would now be prepared to help his country in time of its </text:span><text:span text:style-name="T30">greatest need.</text:span></text:p>
          </table:table-cell>
          <table:table-cell table:number-columns-repeated="1019"/>
        </table:table-row>
        <table:table-row table:style-name="ro12">
          <table:table-cell office:value-type="string">
            <text:p>20</text:p>
          </table:table-cell>
          <table:table-cell office:value-type="string">
            <text:p>239</text:p>
          </table:table-cell>
          <table:table-cell table:style-name="ce33" office:value-type="string">
            <text:p><text:span text:style-name="T11">middle of</text:span></text:p>
            <text:p><text:span text:style-name="T11">January, 1929</text:span></text:p>
          </table:table-cell>
          <table:table-cell/>
          <table:table-cell table:style-name="ce10" office:value-type="string">
            <text:p><text:span text:style-name="T1"><text:s/></text:span><text:span text:style-name="T1">After preparing his campaign for the market and buying stocks and cotton for the </text:span><text:span text:style-name="T1">big advance, Walter noticed a great change in Robert. His </text:span><text:span text:style-name="T3">health began to fail </text:span><text:span text:style-name="T3">again</text:span><text:span text:style-name="T1">, and now that he had achieved great success and completed such wonderful </text:span><text:span text:style-name="T1">inventions, </text:span><text:span text:style-name="T3">without Marie to comfort him he would probably break down in </text:span><text:span text:style-name="T3">health and give up</text:span><text:span text:style-name="T1">. Robert had ceased to talk much about Marie. His interest in the </text:span><text:span text:style-name="T1">future was waning. Walter and Edna, who were still as much in love as ever, often </text:span><text:span text:style-name="T1">discussed Robert's physical condition. They decided to encourage him to go away </text:span><text:span text:style-name="T1">for a long-needed rest. Walter had a talk with Robert in the middle of January, 1929, </text:span><text:span text:style-name="T1">but Robert didn't show much interest or any desire to travel. A short time after this, </text:span><text:span text:style-name="T1">Robert appeared at the office one morning looking more haggard </text:span><text:span text:style-name="T2"><text:s/>and worn than </text:span><text:span text:style-name="T2">ever. He called Walter and Edna into </text:span><text:span text:style-name="T1">the office, told them that he had had a very </text:span><text:span text:style-name="T1">peculiar dream the night before, that he had dreamed that he had gone to Paris and </text:span><text:span text:style-name="T1">suddenly met Marie. He was so strongly impressed with the dream that he decided </text:span><text:span text:style-name="T1">to leave at once. Told Walter to give the mechanics instructions to put his old ship </text:span><text:span text:style-name="T1">"The St. Marie" in shape to sail at 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1" office:value-type="string">
            <text:p><text:span text:style-name="T24">On the</text:span><text:span text:style-name="T31"> </text:span><text:span text:style-name="T32">morning of February 2nd, 1929, </text:span><text:span text:style-name="T31">Robert started his flight to Paris and </text:span><text:span text:style-name="T31">arrived there promptly in the evening</text:span><text:span text:style-name="T24"> and went to visit some friends and </text:span><text:span text:style-name="T24">acquaintances. After talking over the war situation and his forecasts of the great </text:span><text:span text:style-name="T24">war yet to come, </text:span><text:span text:style-name="T31">he decided to visit friends in London.</text:span><text:span text:style-name="T24"> England and Russia </text:span><text:span text:style-name="T24">were waging their battles in the air and doing very little land fighting. Despite the </text:span><text:span text:style-name="T24">good start that England had made, Russia and her allies were getting the best of </text:span><text:span text:style-name="T24">the victory. </text:span><text:span text:style-name="T31">Robert found London very uninteresting.</text:span><text:span text:style-name="T24"> Up to this time he had </text:span><text:span text:style-name="T24">heard nothing of Marie and </text:span><text:span text:style-name="T31">decided to 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text:span><text:span text:style-name="T1">walking down a prominent business street in Paris with no special objective in mind. </text:span><text:span text:style-name="T3">He was feeling sick and gloomy and was walking with his head down, looking </text:span><text:span text:style-name="T3">at the street. </text:span><text:span text:style-name="T1">Suddenly he saw a form approaching very closely, and like a flash, a </text:span><text:span text:style-name="T1">woman quickly passed him. He was sure it was Marie. His heart was in his throat. </text:span><text:span text:style-name="T1">He turned around quickly to follow her but she had disappeared. </text:span><text:span text:style-name="T3">Just as she </text:span><text:span text:style-name="T3">passed him she dropped a letter on the street and he picked it up, put it in his </text:span><text:span text:style-name="T3">pocket</text:span><text:span text:style-name="T1"> and rushed on down the street, hoping to find her, but after exhausting </text:span><text:span text:style-name="T1">himself running around, fighting his way thru the crowds, without a glimpse of her, he </text:span><text:span text:style-name="T1">decided to open the letter. When he opened it it was written in a foreign language </text:span><text:span text:style-name="T1">which he did not understand.</text:span></text:p>
          </table:table-cell>
          <table:table-cell office:value-type="string">
            <text:p>Is there a reason for 'Feburary' being misspelled?</text:p>
          </table:table-cell>
          <table:table-cell table:number-columns-repeated="1018"/>
        </table:table-row>
        <table:table-row table:style-name="ro29">
          <table:table-cell office:value-type="string">
            <text:p>20</text:p>
          </table:table-cell>
          <table:table-cell office:value-type="string">
            <text:p>243, 244</text:p>
          </table:table-cell>
          <table:table-cell office:value-type="string">
            <text:p>Latter part of Feburary 1929</text:p>
          </table:table-cell>
          <table:table-cell/>
          <table:table-cell table:style-name="ce40" office:value-type="string">
            <text:p><text:span text:style-name="T1"><text:s/></text:span><text:span text:style-name="T3">RG attends the Aviators' Costume Ball to take place in the Hotel Lafayette.</text:span><text:span text:style-name="T1"> </text:span><text:span text:style-name="T2"><text:s/></text:span><text:span text:style-name="T2">They asked Robert if he did not have a plane to </text:span><text:span text:style-name="T1">enter or if he could not demonstrate </text:span><text:span text:style-name="T1">something with "The St. Marie." He told them that his health was not good and that </text:span><text:span text:style-name="T1">he was not interested in entering a plane at this time. <text:s/>RG </text:span><text:span text:style-name="T2">looked across the hall and </text:span><text:span text:style-name="T2">again he saw </text:span><text:span text:style-name="T12">Marie dressed</text:span></text:p>
            <text:p><text:span text:style-name="T3">like an eagle, queen of the air.</text:span><text:span text:style-name="T1"> He made a mad rush thru the crowd to the other </text:span><text:span text:style-name="T1">side of the hall and when he got there, he could see no Marie. The ordeal was too </text:span><text:span text:style-name="T1">much for him. He fell unconscious on the floor. <text:s/></text:span><text:span text:style-name="T2"><text:s/>Robert </text:span><text:span text:style-name="T1">was not only sick at heart </text:span><text:span text:style-name="T1">but sick physically, and his</text:span></text:p>
            <text:p><text:span text:style-name="T1">friends realized it and called a nerve specialist, </text:span><text:span text:style-name="T3">Dr. Descartes</text:span><text:span text:style-name="T1">. Robert explained </text:span><text:span text:style-name="T1">what had happened, about meeting Marie on the street and about seeing her at the </text:span><text:span text:style-name="T1">ball, altho he said nothing about the mysterious letter to the Doctor. The Doctor, after </text:span><text:span text:style-name="T1">examining him, told</text:span></text:p>
            <text:p><text:span text:style-name="T1">his friends he thought that he was suffering from </text:span><text:span text:style-name="T3">mental delusions</text:span><text:span text:style-name="T1"> -- that he had </text:span><text:span text:style-name="T1">probably had this woman on his mind so long and after </text:span><text:span text:style-name="T3">dreaming</text:span><text:span text:style-name="T1"> he had met her on </text:span><text:span text:style-name="T1">a street in Paris, had hoped so strongly that he would meet her, he had brought </text:span><text:span text:style-name="T1">himself to believe that she was there and </text:span><text:span text:style-name="T3">had really thought that he had seen her, </text:span><text:span text:style-name="T3">both on the street and in the ballroom, but it was probably an optical delusion </text:span><text:span text:style-name="T1">and after he got better he would realize that he hadn't seen Marie. </text:span><text:span text:style-name="T3">Several days </text:span><text:span text:style-name="T3">passed before Robert fully recovered. </text:span></text:p>
          </table:table-cell>
          <table:table-cell table:number-columns-repeated="1019"/>
        </table:table-row>
        <table:table-row table:style-name="ro3">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text:span><text:span text:style-name="T1">again realized that hope deferred maketh the heart grow sick. </text:span><text:span text:style-name="T3">He thought of Henry </text:span><text:span text:style-name="T3">Watson's story</text:span><text:span text:style-name="T1"> and wondered if he would have to go thru life and die without ever </text:span><text:span text:style-name="T1">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text:span><text:span text:style-name="T3">York </text:span><text:span text:style-name="T1">after the convention and Robert decided to go home with them. </text:span><text:span text:style-name="T3">They insisted </text:span><text:span text:style-name="T3">that he was not physically able to sail "The St. Marie" alone and sent a pilot </text:span><text:span text:style-name="T3">along with him. </text:span><text:span text:style-name="T1">The trip was uneventful and on</text:span><text:span text:style-name="T3"> March 5th Robert arrived in New </text:span><text:span text:style-name="T3">York. On his arrival he went immediately to his office and laboratories where </text:span><text:span text:style-name="T3">he found Walter and Edna </text:span><text:span text:style-name="T12"><text:s/>glad to see him. </text:span><text:span text:style-name="T2">They told him that </text:span><text:span text:style-name="T12">he looked much </text:span><text:span text:style-name="T3">improved in health</text:span><text:span text:style-name="T1">. He related all his experiences in Paris and the mysterious </text:span><text:span text:style-name="T1">letter. Walter was very much amazed and at a loss to understand it all. He could not </text:span><text:span text:style-name="T1">understand, if </text:span><text:span text:style-name="T3">Marie had dropped the letter</text:span><text:span text:style-name="T1"> and had really seen Robert on the </text:span><text:span text:style-name="T1">street and at the ball, why she would not answer his personal notices in the papers </text:span><text:span text:style-name="T1">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text:span><text:span text:style-name="T5">Silver Springs and arrived in the afternoon</text:span>. It was a fitting setting for the scene. The day was beautiful, the sunshine at its best. Robert had watched the plane as <text:span text:style-name="T5">it </text:span><text:span text:style-name="T5">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just as the sun was rising. It was a beautiful morning and </text:span><text:span text:style-name="T1">he rode out upon the waters, listened to the</text:span><text:span text:style-name="T2"> songs of the birds, </text:span><text:span text:style-name="T12">watched the </text:span><text:span text:style-name="T12">beautiful fish running </text:span><text:span text:style-name="T3">to and fro in the clear waters</text:span><text:span text:style-name="T1">. He again </text:span><text:span text:style-name="T3">thought of the </text:span><text:span text:style-name="T3">story of the spirit bride whom the legend said appeared upon the waters on </text:span><text:span text:style-name="T3">moonlight nights. His mind went back to the fishing trip at Spirit Lake, </text:span><text:span text:style-name="T3">Arkansas. </text:span><text:span text:style-name="T1">He thought of the story of Spirit Lake and how he was impressed as a </text:span><text:span text:style-name="T1">child with that story. Now it seemed more vivid and real. </text:span><text:span text:style-name="T3">His mind reverted back to </text:span><text:span text:style-name="T3">the death of Henry Watson</text:span><text:span text:style-name="T1"> and he thought "Is it my fate to visit places and to hear </text:span><text:span text:style-name="T1">stories of tragedy and disappointment of lovers, and in the end, will my fate be like </text:span><text:span text:style-name="T1">theirs? Must I sink into the waters of forgetfulness without ever again seeing the best </text:span><text:span text:style-name="T1">beloved face in all the world, Marie's? After all, </text:span><text:span text:style-name="T3">is it line Henry Watson said: 'Hope </text:span><text:span text:style-name="T3">is but an anchor to the soul, but facts are stubborn things and we must face </text:span><text:span text:style-name="T3">them?' </text:span><text:span text:style-name="T1">" For a moment, Robert felt that he had been clinging to hope all these years </text:span><text:span text:style-name="T1">and he was almost ready to bid hope depart and leave him alone to facts, but even </text:span><text:span text:style-name="T1">then he knew that if hope should depart and not hold aloft a light of Marie's love, he </text:span><text:span text:style-name="T1">at that moment would follow the course of the lover of the spirit bride and go </text:span><text:span text:style-name="T1">overboard, to be swallowed up in the beautiful waters, to release his spirit, that it </text:span><text:span text:style-name="T1">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text:span><text:span text:style-name="T1">hurriedly</text:span></text:p>
            <text:p><text:span text:style-name="T1">and retired to a </text:span><text:span text:style-name="T3">secret corner in the hotel </text:span><text:span text:style-name="T1">where they would be alone and he could </text:span><text:span text:style-name="T1">hear what Lady Bersford had gathered from the spirit world the night before. </text:span></text:p>
          </table:table-cell>
          <table:table-cell table:number-columns-repeated="1019"/>
        </table:table-row>
        <table:table-row table:style-name="ro1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text:span><text:span text:style-name="T1">impression of Marie from RG's mind, </text:span><text:span text:style-name="T3">RG was much more cheerful and hopeful.</text:span><text:span text:style-name="T1"> <text:s/></text:span><text:span text:style-name="T1">RG's own mind told him that </text:span><text:span text:style-name="T3">he was at last on the right track.</text:span><text:span text:style-name="T1"> <text:s/></text:span><text:span text:style-name="T2"><text:s/>He thought of the </text:span><text:span text:style-name="T2">laws laid down in the </text:span><text:span text:style-name="T1">Bible; remembered what Jesus said when they asked him for a </text:span><text:span text:style-name="T1">sign that the Son of man would remain three days and three nights in the heart of </text:span><text:span text:style-name="T1">the earth, then rise and ascend to heaven. Robert knew the meaning of this. He </text:span><text:span text:style-name="T1">knew that sorrows, sufferings and disappointment had to come before joy and </text:span><text:span text:style-name="T1">happiness; for every day of sunshine comes a night of darkness, for every aching in </text:span><text:span text:style-name="T1">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2" office:value-type="string">
            <text:p>“A few days later”, after the previous timestamp of Monday.</text:p>
          </table:table-cell>
          <table:table-cell table:style-name="ce32"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text:span><text:span text:style-name="T1">look after</text:span></text:p>
            <text:p><text:span text:style-name="T1">there," he replied. Lady Bersford says: </text:span><text:span text:style-name="T3">"Mr. Gordon, you don't look strong," she </text:span><text:span text:style-name="T3">said. "It seems to me you need to take more care of your health and have more </text:span><text:span text:style-name="T3">rest. <text:s/></text:span><text:span text:style-name="T4">Then Lady Bersford tells RG about Sebring, Florida, where there is a sunshine </text:span><text:span text:style-name="T4">sanitarium. <text:s/>It was the place Ponce de Leon was looking for when we was searching </text:span><text:span text:style-name="T4">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text:span><text:span text:style-name="T5">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text:span><text:span text:style-name="T1">were revived and he had greater faith than ever that Marie was alive and would in </text:span><text:span text:style-name="T1">the not distant future return to him. When he arrived in New York he went direct to </text:span><text:span text:style-name="T1">his office and laboratory. Walter and Edna greeted him with enthusiasm. Were happy </text:span><text:span text:style-name="T1">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6" table:number-rows-repeated="51">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20" table:default-cell-style-name="ce17"/>
        <table:table-column table:style-name="co21" table:default-cell-style-name="ce17"/>
        <table:table-column table:style-name="co16" table:default-cell-style-name="ce3"/>
        <table:table-column table:style-name="co22" table:default-cell-style-name="ce3"/>
        <table:table-column table:style-name="co16" table:default-cell-style-name="ce3"/>
        <table:table-column table:style-name="co23" table:default-cell-style-name="ce12"/>
        <table:table-column table:style-name="co24" table:default-cell-style-name="ce26"/>
        <table:table-column table:style-name="co25" table:default-cell-style-name="ce12"/>
        <table:table-column table:style-name="co26" table:default-cell-style-name="ce4"/>
        <table:table-column table:style-name="co7" table:number-columns-repeated="1014" table:default-cell-style-name="Default"/>
        <table:table-row table:style-name="ro5">
          <table:table-cell table:style-name="ce53" office:value-type="string">
            <text:p>Chapter</text:p>
          </table:table-cell>
          <table:table-cell table:style-name="ce53"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6" table:number-columns-repeated="1014"/>
        </table:table-row>
        <table:table-row table:style-name="ro7">
          <table:table-cell table:number-columns-repeated="2" table:style-name="ce28" office:value-type="string">
            <text:p>1</text:p>
          </table:table-cell>
          <table:table-cell table:style-name="Default"/>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37"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4"/>
          <table:table-cell table:style-name="ce52"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5" office:value-type="string">
            <text:p>Colonel Robert Gordon</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5" office:value-type="string">
            <text:p>Colonel Roosevelt</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4">Colonel Robert Gordon</text:span><text:span text:style-name="T1">, for whom he was named, </text:span><text:span text:style-name="T1">and how he became famous during the Civil War, and how later Robert’s own father </text:span><text:span text:style-name="T1">went with </text:span><text:span text:style-name="T3">Colonel Roosevelt</text:span><text:span text:style-name="T1"> and became a </text:span><text:span text:style-name="T3">Captain</text:span><text:span text:style-name="T1"> in the Spanish-American War </text:span><text:span text:style-name="T1">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text:span><text:span text:style-name="T5">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about the preparations for Captain Lindbergh’s return to Washington </text:span><text:span text:style-name="T3">and New York and the plans for his reception. </text:span><text:span text:style-name="T1">Of course, Robert had looked </text:span><text:span text:style-name="T1">forward to being there at that time and have Marie with him as his wife. He had been </text:span><text:span text:style-name="T1">looking forward to the day when his own dream would be realized and he would </text:span><text:span text:style-name="T1">build one of the greatest airships of the age.</text:span></text:p>
          </table:table-cell>
          <table:table-cell table:number-columns-repeated="1015"/>
        </table:table-row>
        <table:table-row table:style-name="ro2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text:span><text:span text:style-name="T1">plane.</text:span></text:p>
          </table:table-cell>
          <table:table-cell table:number-columns-repeated="1015"/>
        </table:table-row>
        <table:table-row table:style-name="ro24">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2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text:span><text:span text:style-name="T3">was planned</text:span><text:span text:style-name="T1"> and would take place in </text:span><text:span text:style-name="T3">New York on Monday, June 13th</text:span><text:span text:style-name="T1">, and he </text:span><text:span text:style-name="T1">wanted to be there, but every time he thought of anything that would give him </text:span><text:span text:style-name="T1">happiness or pleasure, he thought of Marie and knew that without her it would not </text:span><text:span text:style-name="T1">mean as much to him.</text:span><text:span text:style-name="T2"> <text:s/>Still he 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text:span><text:span text:style-name="T1">when our country will take the lead in establishing universal peace and the </text:span><text:span text:style-name="T1">brotherhood of man. </text:span><text:span text:style-name="T3">Captain Lindberg’s flight confirms my studies and </text:span><text:span text:style-name="T3">forecasts of the future.</text:span></text:p>
          </table:table-cell>
          <table:table-cell table:number-columns-repeated="1015"/>
        </table:table-row>
        <table:table-row table:style-name="ro31">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text:span><text:span text:style-name="T1">’s triumphant march up Broadway. Robert was very enthusiastic about it </text:span><text:span text:style-name="T1">and talked about what a great achievement it was and what it meant to the world, </text:span><text:span text:style-name="T1">especially to the United States. Walter told him that </text:span><text:span text:style-name="T3">they must get busy and start </text:span><text:span text:style-name="T3">to lay out the plans to build Robert’s great airplane</text:span><text:span text:style-name="T1">. When they started out on </text:span><text:span text:style-name="T1">the street, Robert began to talk of Marie and said that he hoped that he would find </text:span><text:span text:style-name="T1">her that day. Thru all the surging crowds, he stared in the face of every woman, </text:span><text:span text:style-name="T1">hoping that Marie, if she was alive, might have decided to come to New York for the </text:span><text:span text:style-name="T1">Lindbergh reception. It was a great day for </text:span><text:span text:style-name="T3">Colonel Lindbergh</text:span><text:span text:style-name="T1">, and a great day for </text:span><text:span text:style-name="T1">Robert, because it encouraged his hope for the day, and believed it would come to </text:span><text:span text:style-name="T1">pass when airplanes would conquer the world and bring universal peace. He felt that </text:span><text:span text:style-name="T1">a state of perfection could never be reached until the brotherhood of man, founded </text:span><text:span text:style-name="T1">on love, was established.</text:span></text:p>
          </table:table-cell>
          <table:table-cell table:number-columns-repeated="1015"/>
        </table:table-row>
        <table:table-row table:style-name="ro10">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ext:span><text:span text:style-name="T1">to open an office at 69 Wall Street, and Walter was to work with him when he had </text:span><text:span text:style-name="T1">time from his studies. They consulted about a stenographer or office assistant. </text:span><text:span text:style-name="T1">Walter had met Miss Edna Quinton, a very talented girl, whom he thought was the </text:span><text:span text:style-name="T1">most competent he had ever known, so Robert gave her a position in his office.</text:span></text:p>
          </table:table-cell>
          <table:table-cell table:number-columns-repeated="1015"/>
        </table:table-row>
        <table:table-row table:style-name="ro32">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56" office:value-type="string">
            <text:p><text:span text:style-name="T1"><text:s/></text:span><text:span text:style-name="T1">Mr. Kennelworth proposed that the leading citizens of Texarkana go to New </text:span><text:span text:style-name="T1">York to honor their favorite</text:span><text:span text:style-name="T3"> son</text:span><text:span text:style-name="T1"> on his return. When he had finished talking </text:span><text:span text:style-name="T1">there was lasting applause and hurrahs for Robert Gordon. </text:span><text:span text:style-name="T3">Colonel Stanton</text:span><text:span text:style-name="T1"> </text:span><text:span text:style-name="T1">was in the audience. He arose and said that he heartily endorsed the </text:span><text:span text:style-name="T1">proposal and would donate $10,000.00 to the expense fund, that they should </text:span><text:span text:style-name="T1">go to New York in a special train to greet the greatest young </text:span><text:span text:style-name="T3">man of the age </text:span><text:span text:style-name="T1">who was born on a farm 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text:span><text:span text:style-name="T1">settled, stood a splendid old mansion owned by </text:span><text:span text:style-name="T3">Capt. Harding Douglass</text:span><text:span text:style-name="T1">, a South </text:span><text:span text:style-name="T1">Carolinian of considerable wealth. His only child was a son, who, with his mother's </text:span><text:span text:style-name="T1">beauty of countenance, had inherited her tender, shrinking nature, and, like herself, </text:span><text:span text:style-name="T1">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1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16">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16" table:number-rows-repeated="1048553">
          <table:table-cell table:number-columns-repeated="1023"/>
        </table:table-row>
        <table:table-row table:style-name="ro16">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2"/>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0" office:value-type="string">
            <text:p>Age</text:p>
          </table:table-cell>
        </table:table-row>
        <table:table-row table:style-name="ro2">
          <table:table-cell table:number-columns-repeated="2" table:style-name="ce34" office:value-type="string">
            <text:p>1</text:p>
          </table:table-cell>
          <table:table-cell table:style-name="ce34" office:value-type="string">
            <text:p>Late Saturday night, June 9, 1906, Texarkana, Texas</text:p>
          </table:table-cell>
          <table:table-cell table:style-name="ce34"/>
          <table:table-cell table:style-name="ce2" office:value-type="string">
            <text:p>Robert Gordon is born.</text:p>
          </table:table-cell>
          <table:table-cell table:style-name="ce34"/>
          <table:table-cell table:style-name="ce61"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text:span><text:span text:style-name="T1">him on the farm, but that he should be sent away to Texarkana to school, to learn </text:span><text:span text:style-name="T1">something and to become interested in the things along which his mind seemed to </text:span><text:span text:style-name="T1">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7" office:value-type="string">
            <text:p><text:span text:style-name="T30">“</text:span><text:span text:style-name="T30">Bobbie,” said his mother, “you are little over</text:span></text:p>
            <text:p><text:span text:style-name="T30">fifteen years old, and this is only puppy love, or what</text:span></text:p>
            <text:p><text:span text:style-name="T30">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3">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text:span><text:span text:style-name="T1">Altho Walter</text:span></text:p>
            <text:p><text:span text:style-name="T1">was one year younger than Robert, his early advantages enabled him to graduate at </text:span><text:span text:style-name="T1">fourteen, while Robert was graduating at the age of fifteen, and would not have been </text:span><text:span text:style-name="T1">able to pass all of his examinations except for the help and assistance rendered him </text:span><text:span text:style-name="T1">by Walter. Marie Stanton, who was then thirteen years of age, graduated the </text:span><text:span text:style-name="T1">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1">
          <table:table-cell office:value-type="string">
            <text:p>13</text:p>
          </table:table-cell>
          <table:table-cell office:value-type="string">
            <text:p>160</text:p>
          </table:table-cell>
          <table:table-cell office:value-type="string">
            <text:p>Wednesday, June 8, 1927</text:p>
          </table:table-cell>
          <table:table-cell/>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table-cell office:value-type="float" office:value="21">
            <text:p>21</text:p>
          </table:table-cell>
        </table:table-row>
        <table:table-row table:style-name="ro3">
          <table:table-cell office:value-type="string">
            <text:p>13</text:p>
          </table:table-cell>
          <table:table-cell office:value-type="string">
            <text:p>162</text:p>
          </table:table-cell>
          <table:table-cell office:value-type="string">
            <text:p>12 o'clock, Thursday, June 9, 1927</text:p>
          </table:table-cell>
          <table:table-cell/>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table-cell office:value-type="float" office:value="21">
            <text:p>21</text:p>
          </table:table-cell>
        </table:table-row>
        <table:table-row table:style-name="ro11">
          <table:table-cell office:value-type="string">
            <text:p>13</text:p>
          </table:table-cell>
          <table:table-cell office:value-type="string">
            <text:p>163</text:p>
          </table:table-cell>
          <table:table-cell office:value-type="string">
            <text:p>2 o'clock, Thursday, June 9, 1927</text:p>
          </table:table-cell>
          <table:table-cell/>
          <table:table-cell table:style-name="ce58"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text:span><text:span text:style-name="T1">on top of the world, but this was not what counted with Robert. </text:span><text:span text:style-name="T2"><text:s/>The great </text:span><text:span text:style-name="T2">disappointment </text:span><text:span text:style-name="T1">was that his hopes for Marie on that day were blasted, but he had </text:span><text:span text:style-name="T1">not given up.</text:span></text:p>
          </table:table-cell>
          <table:table-cell/>
          <table:table-cell office:value-type="float" office:value="21">
            <text:p>21</text:p>
          </table:table-cell>
        </table:table-row>
        <table:table-row table:style-name="ro8">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 had per</text:span><text:span text:style-name="T2">formed perfectly, making the trip from Japan at an </text:span><text:span text:style-name="T1">average </text:span><text:span text:style-name="T1">speed of over 300 miles per hour. Robert received the surprise of his life when he </text:span><text:span text:style-name="T1">saw his mother and rushed to her, and after greeting her affectionately turned to </text:span><text:span text:style-name="T1">shake hands with Mr. Kennelworth and Walter and seeing Mr. and Mrs. Stanton </text:span><text:span text:style-name="T1">there was overjoyed and thought sure that Marie had been found. He rushed to </text:span><text:span text:style-name="T1">greet her parents and his first words were, "Where is Marie?" With tears in their </text:span><text:span text:style-name="T1">eyes, they informed him that not a word had been received in regard to her. They </text:span><text:span text:style-name="T1">proceeded immediately to the Commodore Hotel where the reception committee and </text:span><text:span text:style-name="T1">the entire delegation from Texarkana and arranged for a dinner and celebration. </text:span><text:span text:style-name="T1">Robert was happy to see all the prominent business men from Texarkana there to </text:span><text:span text:style-name="T1">greet him. Mr. Kennelworth made the address. Told Robert how proud Texarkana </text:span><text:span text:style-name="T1">was of him; said that this was the age of the young man and that Robert had </text:span><text:span text:style-name="T1">demonstrated that he was the greatest young man of his day. Robert was </text:span><text:span text:style-name="T1">overwhelmed at this great reception. He thanked his friends; thanked Mr. </text:span><text:span text:style-name="T1">Kennelworth, personally, and above all for bringing his dear old mother to see him; </text:span><text:span text:style-name="T1">said it was the happiest moment of his life and that his one regret was that Marie </text:span><text:span text:style-name="T1">was not there, but that he still had hope of finding her. When the reception was over </text:span><text:span text:style-name="T1">and Robert had a few moments alone with his dear old mother, she said, "My son, </text:span><text:span text:style-name="T1">do you remember the dream you had when you were a little boy, which you told me </text:span><text:span text:style-name="T1">about? That you were riding a large bird with white wings across the ocean and how </text:span><text:span text:style-name="T1">the foreign countries received you with great honor. My</text:span><text:span text:style-name="T2"> boy, when you landed today </text:span><text:span text:style-name="T2">I thought about that dream </text:span><text:span text:style-name="T1">and how it had been fulfilled. I hope that all of your other </text:span><text:span text:style-name="T1">dreams and ambitions will be realized and that you will be rewarded with Marie's </text:span><text:span text:style-name="T1">love, because you have been faithful and loyal to her." Robert said, "Mother, I do </text:span><text:span text:style-name="T1">remember the dream quite well, and when I was in Japan and they gave me such </text:span><text:span text:style-name="T1">great receptions and honored me, I thought of the dream and I thought of you and </text:span><text:span text:style-name="T1">how you had taught me how to read the Bible and I thought of Marie and how I loved </text:span><text:span text:style-name="T1">her and felt that I would gladly give all of the honors just to be with you and Marie </text:span><text:span text:style-name="T1">alone because your love and Marie's love mean more to me than everything else </text:span><text:span text:style-name="T1">that the world can give."</text:span></text:p>
          </table:table-cell>
          <table:table-cell/>
          <table:table-cell office:value-type="float" office:value="22">
            <text:p>22</text:p>
          </table:table-cell>
        </table:table-row>
        <table:table-row table:style-name="ro33">
          <table:table-cell office:value-type="string">
            <text:p>24</text:p>
          </table:table-cell>
          <table:table-cell office:value-type="string">
            <text:p>271-275</text:p>
          </table:table-cell>
          <table:table-cell office:value-type="string">
            <text:p>June 9, 1929</text:p>
          </table:table-cell>
          <table:table-cell/>
          <table:table-cell table:style-name="ce59" office:value-type="string">
            <text:p><text:span text:style-name="T1"><text:s/></text:span><text:span text:style-name="T1">Robert told Walter and Edna that on June 9th, his birthday, he was going to give them a big dinner and </text:span><text:span text:style-name="T1">celebration before their marriage. It was now time to declare a holiday and have a real jubilee celebration </text:span><text:span text:style-name="T1">after their great discoveries were completed, that it was but fitting to crown </text:span><text:span text:style-name="T18"><text:s/>the event with the marriage of </text:span><text:span text:style-name="T18">Edna and Walter. They </text:span><text:span text:style-name="T1">were now in position to sit calmly by and wait for the great war in the air knowing </text:span><text:span text:style-name="T1">that, with their secret discoveries, they were prepared to save the United States in time of war and at the </text:span><text:span text:style-name="T1">same time without sacrificing too many human lives. The birthday party was a great success. Robert </text:span><text:span text:style-name="T1">spared no expense in order to have everything of the best. Before the dinner, which was served in a </text:span><text:span text:style-name="T1">private dining room, Robert sprung a great surprise. He arose and made the following speech: "Comrades </text:span><text:span text:style-name="T1">and friends, we have traveled the path of life together. Some of us have run the gauntlet of human </text:span><text:span text:style-name="T1">emotions. We have gone down to the depths of despair; have reached the heights of financial glory; have </text:span><text:span text:style-name="T1">seen our greatest dreams realized. God has been good to us. Our great discoveries are now completed. </text:span><text:span text:style-name="T1">Fame and fortune have </text:span><text:span text:style-name="T3">corwned</text:span><text:span text:style-name="T1"> our efforts. You, Edna and Walter, are now to reach the heights of </text:span><text:span text:style-name="T1">greatest bliss. You are to have the satisfaction of being united in marriage, to continue your work together </text:span><text:span text:style-name="T1">and do the greatest good for the greatest number. You have been unselfish in your devotion to me and in </text:span><text:span text:style-name="T1">your loyalty to your country. The Bible says that where two or three are gathered together, there God will </text:span><text:span text:style-name="T1">be to own and to bless. Since God created the world, the Holy Trinity has been the greatest power and it </text:span><text:span text:style-name="T1">is referred to many times in the Bible as Father, Son and Holy Ghost, and on this mundane sphere we </text:span><text:span text:style-name="T1">know that happiness comes to husband, wife and child. The Bible says that one cannot do much alone, </text:span><text:span text:style-name="T1">that there is need of two together, and that a threefold </text:span><text:span text:style-name="T18"><text:s/>cord is not easily broken. Edna, your devotion to </text:span><text:span text:style-name="T18">Walter </text:span><text:span text:style-name="T1">has been his inspiration and has led him to the great discovery, which will relieve suffering in the </text:span><text:span text:style-name="T1">world. Your confidence in him in placing your life in his hands to test this great discovery, deserves great </text:span><text:span text:style-name="T1">credit and no honor or reward is too great for you, but the honor that men can give or the world or your </text:span><text:span text:style-name="T1">Government, are but empty and mean nothing to the heart of a loyal woman. You are to have the greatest </text:span><text:span text:style-name="T1">reward in Walter's love and this means more to you than any honors the world can give. It will satisfy </text:span><text:span text:style-name="T1">when the shouts of the hero-worshippers have died away. When money, with all it can buy, has vanished </text:span><text:span text:style-name="T1">and nothing remains but the lovelight in Walter's eyes, you will find happiness." Robert then presented a </text:span><text:span text:style-name="T1">beautiful brooch made with the seal of Solomon, constructed with a double triangle, and set with three </text:span><text:span text:style-name="T1">beautiful diamonds. In the center of the seal was a heart and in the center of the heart was a diamond. He </text:span><text:span text:style-name="T1">said, "Edna, I present this to you as your wedding gift. It will be a symbol to you of how the three of us </text:span><text:span text:style-name="T1">have worked together in love, loyalty and faith, to accomplish something for others thru unselfish </text:span><text:span text:style-name="T1">devotion. With the love of the</text:span></text:p>
            <text:p><text:span text:style-name="T1">one must come the love of the many. One touch of Nature makes the whole world kin, and when once a </text:span><text:span text:style-name="T1">woman's eyes have looked into a man's with understanding love, he need seek no farther for the </text:span><text:span text:style-name="T1">philosopher's stone, because after that everything he touches will turn to gold. This brooch and the </text:span><text:span text:style-name="T1">diamonds are emblematic of your purity. The diamonds are the most durable and beautiful of all precious </text:span><text:span text:style-name="T1">stones. They reflect all </text:span><text:span text:style-name="T18"><text:s/>the beautiful colors of the rainbow, which reveals God's </text:span><text:span text:style-name="T1">covenant with man. That </text:span><text:span text:style-name="T1">is why the diamonds are used as an engagement ring, but few there are who know and understand the </text:span><text:span text:style-name="T1">real meaning and live in accordance with it. You will ever reflect the beauty of the diamonds. Your love for </text:span><text:span text:style-name="T1">Walter, which is the love I am sure never changes, will remain fixed as the mountain ranges. Remember </text:span><text:span text:style-name="T1">that the diamond has gone thru the greatest fire and heat and has emerged with all its strength and </text:span><text:span text:style-name="T1">beauty. You must learn to go thru trials and tribulations, to help Walter in time of trouble and to emerge </text:span><text:span text:style-name="T1">unscathed, reflecting love and beauty. Walter, I commend to your care and keeping, a jewel more </text:span><text:span text:style-name="T1">precious than diamonds or rubies -- a good woman. May your loyalty and devotion ever keep her as </text:span><text:span text:style-name="T1">such." The dinner was then served and Edna proved that, as an after-dinner speaker, she had some </text:span><text:span text:style-name="T1">ability. She arose, drank a glass of pure water, pouring part of it on the floor and said, "Mr. Gordon, my </text:span><text:span text:style-name="T1">vocabulary is now destitute of the poetic rhyme that would be necessary</text:span></text:p>
            <text:p><text:span text:style-name="T1">to bring into existence words to express to you my heartfelt thanks for the favor already in hand. I have </text:span><text:span text:style-name="T1">been so over-generous in loving Walter that I feel that I've neglected to extend to you the friendship due to </text:span><text:span text:style-name="T1">a man of such noble ideals. As I pour this pure water</text:span></text:p>
            <text:p><text:span text:style-name="T1">back to earth I am following an ancient custom. Before they entered upon any solemn obligation, they </text:span><text:span text:style-name="T1">washed their hands in pure water, touched their lips with pure water, to purify them and to seal the records </text:span><text:span text:style-name="T1">of the past. They poured the pure water back to earth,</text:span></text:p>
            <text:p><text:span text:style-name="T1">in memory of the absent and dead. I pour this pure water back to earth that in the presence of the living </text:span><text:span text:style-name="T1">we</text:span><text:span text:style-name="T18"> are not forgetting the absent one, and the greatest wish </text:span><text:span text:style-name="T1">that I can have for you, Mr. Gordon, is that at </text:span><text:span text:style-name="T1">a not distant date, Walter and I may have the great pleasure</text:span></text:p>
            <text:p><text:span text:style-name="T1">of joining Marie and yourself in an occasion like this. Words are idle now, they mean but little when the </text:span><text:span text:style-name="T1">heart is touched. I accept your beautiful gift with all gratitude. It is my prayer that the day may come when </text:span><text:span text:style-name="T1">you may have another brooch made with two hearts</text:span></text:p>
            <text:p><text:span text:style-name="T1">entwined, set with a single solitaire, emblematic of your faith and pure love for Marie. I pray for you the </text:span><text:span text:style-name="T1">gifts of all the Gods, and may your prayers be answered as the prayers of Pygmalion were whose faith </text:span><text:span text:style-name="T1">and love were so strong that the Grecian Gods turned a piece of</text:span></text:p>
            <text:p><text:span text:style-name="T1">cold marble into the living form of a beautiful woman. But, Robert, when Marie returns to you in all her </text:span><text:span text:style-name="T1">beauty, I am sure that you will not act in the way that Pygmalion did, when he caused Galatea to pray to </text:span><text:span text:style-name="T1">the Grecian Gods to turn her back to cold marble again.</text:span></text:p>
            <text:p><text:span text:style-name="T1">I am sure, yes, I know, that such devotion as yours will keep Marie always when she returns to you." </text:span><text:span text:style-name="T1">When Edna had finished, Walter arose and said, "Robert, there is nothing left for me to say, I thank You."</text:span></text:p>
          </table:table-cell>
          <table:table-cell/>
          <table:table-cell office:value-type="float" office:value="23">
            <text:p>23</text:p>
          </table:table-cell>
        </table:table-row>
        <table:table-row table:style-name="ro33" table:number-rows-repeated="1048551">
          <table:table-cell table:number-columns-repeated="7"/>
        </table:table-row>
        <table:table-row table:style-name="ro33">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text:span><text:span text:style-name="T3">position to buy some Right Aeroplane and Sell Major Motors and other stocks </text:span><text:span text:style-name="T3">short, because I believe that in the next few years I can make a fortune buying </text:span><text:span text:style-name="T3">Right Aeroplane stock and selling short Major Motors. </text:span><text:span text:style-name="T1">Just as the railroad </text:span><text:span text:style-name="T1">locomotive attained great speed from 1834 to 1839, and the big steamers cut down </text:span><text:span text:style-name="T1">the time between New York and Europe, so will airplanes 100 years later cut the </text:span><text:span text:style-name="T1">time around the world and to all points of the world. Just as the automobile has </text:span><text:span text:style-name="T1">supplanted the railway passenger trains in carrying passengers across the country, </text:span><text:span text:style-name="T1">so will the airplane take the place of railroads and automobiles in transportation </text:span><text:span text:style-name="T1">through the air, because it will be much faster and safer. I believe that the airplane </text:span><text:span text:style-name="T1">described by Ezekiel is going to be the model of a great plane in the future and I </text:span><text:span text:style-name="T1">would like to make money enough to be the man to build the first plane according to </text:span><text:span text:style-name="T1">the plans laid down in the Bible.</text:span></text:p>
          </table:table-cell>
          <table:table-cell/>
          <table:table-cell table:style-name="ce26" table:number-columns-repeated="1018"/>
        </table:table-row>
        <table:table-row table:style-name="ro11">
          <table:table-cell office:value-type="string">
            <text:p>12</text:p>
          </table:table-cell>
          <table:table-cell office:value-type="string">
            <text:p>146</text:p>
          </table:table-cell>
          <table:table-cell table:style-name="ce32" office:value-type="string">
            <text:p>No timestamp given, but it is still Monday, June 6, 1927</text:p>
          </table:table-cell>
          <table:table-cell table:style-name="Default"/>
          <table:table-cell table:style-name="ce63" office:value-type="string">
            <text:p><text:span text:style-name="T18">Robert looked</text:span><text:span text:style-name="T1"> over the stock page and noticed the heading; “</text:span><text:span text:style-name="T3">Major Motors</text:span><text:span text:style-name="T1"> </text:span><text:span text:style-name="T1">advances above 200, a new high level.” Robert had figured out that </text:span><text:span text:style-name="T3">Major Motors</text:span><text:span text:style-name="T1"> </text:span><text:span text:style-name="T1">would not advance much above 200 before it would be a short sale for big profits. </text:span><text:span text:style-name="T1">He figured out from the cycle of </text:span><text:span text:style-name="T3">Major Motors </text:span><text:span text:style-name="T1">that it would hold until along in June </text:span><text:span text:style-name="T1">and July and that it would decline to a very low level in 1928, so he decided he was </text:span><text:span text:style-name="T1">going to go short to hold for a long campaign and make a fortune. Robert was still </text:span><text:span text:style-name="T1">holding his </text:span><text:span text:style-name="T3">Right Aeroplane</text:span><text:span text:style-name="T1"> stock, which he had bought at 31 on May 21st, the day </text:span><text:span text:style-name="T1">that Captain Lindbergh completed his successful flight to Paris. He figured that he </text:span><text:span text:style-name="T1">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8"> <text:s/>The markets in Wheat, Cotton, </text:span><text:span text:style-name="T35">Major Motors</text:span><text:span text:style-name="T18"> and </text:span><text:span text:style-name="T35">Right Aeroplane </text:span><text:span text:style-name="T18">were all doing just exactly as he had calculated </text:span><text:span text:style-name="T18">they would. The fact that he was making </text:span><text:span text:style-name="T1">money on </text:span><text:span text:style-name="T3">Right Aeroplane</text:span><text:span text:style-name="T1"> stock </text:span><text:span text:style-name="T1">encouraged him to continue his work on his own plane.</text:span></text:p>
          </table:table-cell>
          <table:table-cell/>
          <table:table-cell table:style-name="ce26" table:number-columns-repeated="1018"/>
        </table:table-row>
        <table:table-row table:style-name="ro6">
          <table:table-cell table:style-name="ce3" office:value-type="string">
            <text:p>12</text:p>
          </table:table-cell>
          <table:table-cell table:style-name="ce3" office:value-type="string">
            <text:p>147</text:p>
          </table:table-cell>
          <table:table-cell table:style-name="ce32" office:value-type="string">
            <text:p>June 7, 1927</text:p>
          </table:table-cell>
          <table:table-cell table:style-name="ce2"/>
          <table:table-cell table:style-name="ce63" office:value-type="string">
            <text:p><text:span text:style-name="T1"><text:s/></text:span><text:span text:style-name="T1">RG also ordered [the broker] to buy 100,000 bushels of July Wheat and gave an </text:span><text:span text:style-name="T1">order to sell 500 shares of Major Motors when it reached 203. After sending these </text:span><text:span text:style-name="T1">telegrams he returned to the hotel feeling some better and hoping that when he </text:span><text:span text:style-name="T1">heard from Mr. Kennelworth on</text:span></text:p>
            <text:p><text:span text:style-name="T1">the long-distance 'phone he would have some good news.</text:span></text:p>
          </table:table-cell>
          <table:table-cell/>
          <table:table-cell table:style-name="ce26"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text:span><text:span text:style-name="T1">and that Right</text:span></text:p>
            <text:p><text:span text:style-name="T1">Aeroplane was moving his way; that he was Short of Major Motors and expected to </text:span><text:span text:style-name="T1">make a fortune selling it all the way down.</text:span></text:p>
          </table:table-cell>
          <table:table-cell table:number-columns-repeated="1019"/>
        </table:table-row>
        <table:table-row table:style-name="ro34">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4" office:value-type="string">
            <text:p><text:span text:style-name="T1">Campaign in Major Motors starts. <text:s/></text:span><text:span text:style-name="T2"><text:s/>On Sunday, June 19, 1927, Robert Gordon spent </text:span><text:span text:style-name="T2">the </text:span><text:span text:style-name="T1">day studying his charts and working out his cycles for stocks, cotton and grain. </text:span><text:span text:style-name="T1">He was short of Major Motors and was watching it very closely. On this day he made </text:span><text:span text:style-name="T1">a new and great discovery of a time factor from which he figured that Major Motors </text:span><text:span text:style-name="T1">would decline until about June 30th and then start an advance which would last until </text:span><text:span text:style-name="T1">about September 16th, 1927, when the Company would be 19 years old and at that </text:span><text:span text:style-name="T1">time the stock would reach final high and would then go down to February to April, </text:span><text:span text:style-name="T1">1929. He figured that the stock should advance to around 270 by September 16th </text:span><text:span text:style-name="T1">and made up his mind to watch it closely and cover his shorts if it went down around </text:span><text:span text:style-name="T1">June 30th, and then start buying the stock. On June 30th it declined and he bought </text:span><text:span text:style-name="T1">in his short contracts and bought for long account 500 shares of Major Motors at </text:span><text:span text:style-name="T1">192ó. He decided to pyramid it all the way up. On July 15th he bought 500 shares at </text:span><text:span text:style-name="T1">204; on July 21st he bought 300 at 214 and on July 26th bought 300 more at 224. </text:span><text:span text:style-name="T1">On August 5th the stock advanced to 230 and he raised his stop on 1600 shares to </text:span><text:span text:style-name="T1">225. On August 8th his stock was sold out at 225. He still believed that the stock </text:span><text:span text:style-name="T1">would go up to around 270 by September 16th but he expected a reaction of about </text:span><text:span text:style-name="T1">12 to 15 points so he decided to wait </text:span><text:span text:style-name="T2"><text:s/>for a few days and watch his charts to see </text:span><text:span text:style-name="T2">how the stock </text:span><text:span text:style-name="T1">acted. On August 12th Major Motors declined to 218, being down a </text:span><text:span text:style-name="T1">little over 12 points as he figured, and he bought 1000 shares at 218. He placed a </text:span><text:span text:style-name="T1">stop at 212, a point which he figured it would not decline to. The advance started, </text:span><text:span text:style-name="T1">and on August 20th he bought 300 shares at 228; on August 24th bought 300 shares </text:span><text:span text:style-name="T1">more at 238 and on August 26th bought 300 shares more at 248. When he started </text:span><text:span text:style-name="T1">pyramiding, his plan was to buy or sell the largest amount first and then gradually </text:span><text:span text:style-name="T1">decrease buying and selling smaller amounts on the way up or down, and always </text:span><text:span text:style-name="T1">using a stop loss order. On September 7th the stock advanced to 253 and he raised </text:span><text:span text:style-name="T1">his stop on his entire amount to 243. This stop was never reached but on September </text:span><text:span text:style-name="T1">14th a rapid advance was on and he bought 300 shares more at 258, giving him a </text:span><text:span text:style-name="T1">line of 2200 shares of stock. He figured that it should advance on September 16th to </text:span><text:span text:style-name="T1">around 270. When the market advanced to 272 at this time he sold out his 2200 </text:span><text:span text:style-name="T1">shares at 272.</text:span><text:span text:style-name="T2"> He cleaned up a profit on this deal of over $80,000.00, </text:span><text:span text:style-name="T1">and as he </text:span><text:span text:style-name="T1">figured that the stock would make final top around this time he decided to put out a </text:span><text:span text:style-name="T1">line of short stock and pyramid all the way down, remaining short for the long pull. </text:span><text:span text:style-name="T1">On September 17th he sold 500 shares of the new Major Motors stock at 138 and </text:span><text:span text:style-name="T1">500 shares at 137 and placed a stop on it at 147. <text:s/></text:span><text:span text:style-name="T2"><text:s/>He had made it a rule that after </text:span><text:span text:style-name="T2">he had made a large </text:span><text:span text:style-name="T1">amount of profits that he would never risk more than 10 per </text:span><text:span text:style-name="T1">cent of his profits on the first new deal, and that if that deal went wrong and he lost </text:span><text:span text:style-name="T1">10 per cent of the </text:span><text:span text:style-name="T2"><text:s/>capital, he would decrease his trading so that the next </text:span><text:span text:style-name="T1">loss would </text:span><text:span text:style-name="T1">only be 10 per cent of his remaining profits. In this way he figured that the market </text:span><text:span text:style-name="T1">would have to beat him ten consecutive times for him to lose all the profits he had </text:span><text:span text:style-name="T1">made, and his studies of past records showed that this could never happen. He </text:span><text:span text:style-name="T1">placed orders to sell more Major Motors at 128, 118, 108 and 98 because he </text:span><text:span text:style-name="T1">expected the first decline to run until the latter part of December, 1927, and after that </text:span><text:span text:style-name="T1">time he would put out shorts again on a rally to hold and pyramid on the way down </text:span><text:span text:style-name="T1">into the Spring of 1929. His great discovery of what stocks would do at a certain age </text:span><text:span text:style-name="T1">enabled him to make enormous profits when stocks reached the age where they </text:span><text:span text:style-name="T1">would have fast moves up or down in a very short time.</text:span><text:span text:style-name="T2"> October, 1927, was a </text:span><text:span text:style-name="T2">beautiful month in New York. </text:span><text:span text:style-name="T1">The weather was warm and the sun shone brightly </text:span><text:span text:style-name="T1">every day. It reminded Robert of the Fall of 1926 when he had gone to Sherman, </text:span><text:span text:style-name="T1">Texas to visit Marie. He thought of what a great change had taken place in one year, </text:span><text:span text:style-name="T1">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text:span><text:span text:style-name="T1">great decline in stocks which he forecast for the Fall and Winter of 1927 took place </text:span><text:span text:style-name="T1">and he made money rapidly on the short side of stocks. He was selling short Central </text:span><text:span text:style-name="T1">Steel and Major Motors and other stocks. </text:span><text:span text:style-name="T2"><text:s/>He </text:span><text:span text:style-name="T1">had bought Corn and Wheat in </text:span><text:span text:style-name="T1">October and made big profits later in the year. Money was piling up fast</text:span><text:span text:style-name="T2"> and in the </text:span><text:span text:style-name="T2">latter 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ext:span><text:span text:style-name="T1">the stock was selling at $410.00 in the Spring of 1920. Durant was very bullish and </text:span><text:span text:style-name="T1">talked of General Motors going very much higher. Deflation started in the Summer of </text:span><text:span text:style-name="T1">1920, and all stocks declined rapidly. He remained bullish, continuing to buy General </text:span><text:span text:style-name="T1">Motors all the way down. The stock had been split up on a ten for one basis and the </text:span><text:span text:style-name="T1">new stock which sold at $42.00</text:span></text:p>
            <text:p><text:span text:style-name="T1">in March, 1920, an equivalent of $420.00 per share, declined to $14.00 per share in </text:span><text:span text:style-name="T1">December, 1920, and finally in the Spring of 1922 sold at $8.25. He had refused to </text:span><text:span text:style-name="T1">sell; in fact had bought all his brokers would let him have all the way down. When </text:span><text:span text:style-name="T1">the stock declined to $15.00 per share, Durant was ruined. His fortune of over one </text:span><text:span text:style-name="T1">hundred millions dollars was wiped out. The Morgans and Duponts took over his </text:span><text:span text:style-name="T1">holdings </text:span><text:span text:style-name="T2"><text:s/>at a figure reported to be around $5.00 per share, and he </text:span><text:span text:style-name="T1">lost control of the </text:span><text:span text:style-name="T1">gigantic corporation which had made him famous. Later Durant organized a new </text:span><text:span text:style-name="T1">company and came back fast. He went back into the stock market and in the great </text:span><text:span text:style-name="T1">Coolidge Bull campaign from 1924 to</text:span></text:p>
            <text:p><text:span text:style-name="T1">1927 was again a dominant factor in General Motors and other stocks and was </text:span><text:span text:style-name="T1">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5"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text:span><text:span text:style-name="T1">had been on the right side for several months. Just before Christmas he figured that </text:span><text:span text:style-name="T1">he would cover his short stocks and wait for a rally which he expected would come </text:span><text:span text:style-name="T1">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text:span><text:span text:style-name="T1">of unfavorable rumors were afloat. Business conditions were bad. War clouds were </text:span><text:span text:style-name="T1">gathering thick in Europe. Newspapers talked of the uncertainties in the new year </text:span><text:span text:style-name="T1">due to 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4" office:value-type="string">
            <text:p><text:span text:style-name="T1"><text:s/></text:span><text:span text:style-name="T1">He had also forecast the rapid advance of certain classes of stocks. During 1928 he </text:span><text:span text:style-name="T1">had closed a successful bear campaign in Major Motors and was still holding his </text:span><text:span text:style-name="T1">Right Aeroplane stock, which had continued to advance, and he figured that it would </text:span><text:span text:style-name="T1">have a big rise during 1929. <text:s/></text:span><text:span text:style-name="T2"><text:s/>After preparing his campaign for the market and </text:span><text:span text:style-name="T1">buying stocks and cotton for the big advance, Walter noticed a great change in </text:span><text:span text:style-name="T1">Robert. </text:span><text:span text:style-name="T2"><text:s/>His health began to </text:span><text:span text:style-name="T1">fail again, and now that he had achieved great success </text:span><text:span text:style-name="T1">and completed such wonderful inventions, without Marie to comfort him he would </text:span><text:span text:style-name="T1">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35">
          <table:table-cell table:style-name="ce66" table:number-columns-repeated="6"/>
          <table:table-cell table:number-columns-repeated="1018"/>
        </table:table-row>
        <table:table-row table:style-name="ro11">
          <table:table-cell table:style-name="ce67" office:value-type="string">
            <text:p>1</text:p>
          </table:table-cell>
          <table:table-cell table:style-name="ce67" office:value-type="string">
            <text:p>5</text:p>
          </table:table-cell>
          <table:table-cell table:style-name="ce67" office:value-type="string">
            <text:p>No timestamp given, but previous timestamp says that RG is about the age of 5.</text:p>
          </table:table-cell>
          <table:table-cell table:style-name="ce66"/>
          <table:table-cell table:style-name="ce68" office:value-type="string">
            <text:p><text:span text:style-name="T1"><text:s/></text:span><text:span text:style-name="T1">Robert often visited the colored mammies on the plantation and listened to the </text:span><text:span text:style-name="T1">ghost stories they told, and the</text:span></text:p>
            <text:p><text:span text:style-name="T1">fear was created in his mind of the </text:span><text:span text:style-name="T3">spirits </text:span><text:span text:style-name="T1">that walked in the night. He was often </text:span><text:span text:style-name="T1">afraid that the goblins would get him if he didn't watch out. One Sunday at </text:span><text:span text:style-name="T2"><text:s/>church, </text:span><text:span text:style-name="T2">the preacher took for his text Gen. 1: 7, “For </text:span><text:span text:style-name="T1">God has not given us the spirit of fear, </text:span><text:span text:style-name="T1">but of power and of love and of a sound mind.” When Robert heard this, he wanted </text:span><text:span text:style-name="T1">to know how it was that we should fear things, if God had not given us the spirit of </text:span><text:span text:style-name="T1">fear nor created the spirit of fear in us, but gave us a spirit of power and of love and </text:span><text:span text:style-name="T1">of sound mind. His mother explained to him that the ghost and the fear of the dark </text:span><text:span text:style-name="T1">which the old darkies told him about, were nothing but superstition, and he should </text:span><text:span text:style-name="T1">banish it from his mind.</text:span></text:p>
          </table:table-cell>
          <table:table-cell table:style-name="ce66"/>
          <table:table-cell table:number-columns-repeated="1018"/>
        </table:table-row>
        <table:table-row table:style-name="ro36">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text:span><text:span text:style-name="T1">few months his life was despaired of, but he quickly recovered. Soon after his </text:span><text:span text:style-name="T1">recovery, his father took him on a fishing trip to Spirit Lake. The old darky of slavery </text:span><text:span text:style-name="T1">days went along, and while he was putting worms on Robert’s hook, told the story </text:span><text:span text:style-name="T1">about this lake and why it was named “Spirit Lake.” The old darky said that the spirit </text:span><text:span text:style-name="T1">of a beautiful lady walked on the waters of the lake at night and that was why they </text:span><text:span text:style-name="T1">called it Spirit Lake. Long, long years ago, the daughter of a wealthy planter fell in </text:span><text:span text:style-name="T1">love with a poor but honest boy and after many years of courtship, in which they </text:span><text:span text:style-name="T1">spent many moonlight nights rowing on the beautiful lake, the time came when they </text:span><text:span text:style-name="T1">felt that they could no longer be separated. The young man pleaded with her father </text:span><text:span text:style-name="T1">to consent to their marriage, but he stubbornly refused and threatened to kill the </text:span><text:span text:style-name="T1">young man if he ever called at his home again. They then planned to elope one </text:span><text:span text:style-name="T1">night, and as her sweetheart was placing a ladder under the window and helping her </text:span><text:span text:style-name="T1">to get down, her father shot her lover and killed him. When she found that he was </text:span><text:span text:style-name="T1">dead, she ran to the lake and drowned herself. They searched for days for her body </text:span><text:span text:style-name="T1">and one moonlight night they saw her walking on the water. They rowed out </text:span><text:span text:style-name="T2"><text:s/>on the </text:span><text:span text:style-name="T2">lake and found her body floating on the water. </text:span><text:span text:style-name="T1">He said that the fish would always </text:span><text:span text:style-name="T1">bite better at full moon, but the darkies were afraid to fish there because the spirit of </text:span><text:span text:style-name="T1">this beautiful young lady walked on the water. Bobbie came home very much </text:span><text:span text:style-name="T1">interested and excited and told his mother all about the fish they caught at Spirit </text:span><text:span text:style-name="T1">Lake and about the story old Moses told him about the spirit walking on the water. </text:span><text:span text:style-name="T1">He told his mother that the Sunday School teacher had read in the Bible where </text:span><text:span text:style-name="T1">Christ walked on the water, and he wanted her to explain how this could happen. </text:span><text:span text:style-name="T1">She told him that all of those things happened in the days of miracles which had </text:span><text:span text:style-name="T1">passed and no longer happened in these days. Bobbie had a great desire to walk or </text:span><text:span text:style-name="T1">ride upon the water, and was enthusiastic about bicycles. He told his mother that he </text:span><text:span text:style-name="T1">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text:span><text:span text:style-name="T1">beginning, and its wonderful radiance of color decks each sunrise and sunset.</text:span></text:p>
          </table:table-cell>
          <table:table-cell table:number-columns-repeated="1019"/>
        </table:table-row>
        <table:table-row table:style-name="ro37">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6">From</text:span><text:span text:style-name="T2"> the plan for a great airplane in Ezekiel 1: 4-16: And they went every one </text:span><text:span text:style-name="T2">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text:span><text:span text:style-name="T1">happiness of the following</text:span></text:p>
            <text:p><text:span text:style-name="T1">Sunday when they would be married in St. Louis. He was strongly attracted to St. </text:span><text:span text:style-name="T1">Louis because Lindbergh had left from there in the</text:span><text:span text:style-name="T3"> "Spirit of St. Louis,"</text:span><text:span text:style-name="T1"> on his </text:span><text:span text:style-name="T1">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1">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text:span><text:span text:style-name="T1">place in New York on Monday, June 13th, and he wanted to be there, but every time </text:span><text:span text:style-name="T1">he thought of anything that would give him happiness or pleasure, he thought of </text:span><text:span text:style-name="T1">Marie and knew that without her it would not mean as much to him. Still he hoped </text:span><text:span text:style-name="T1">Marie might appear or that some news of her might be received before he left. He </text:span><text:span text:style-name="T1">wanted to see Captain Lindbergh and his plane, </text:span><text:span text:style-name="T3">“The Spirit of St. Louis,”</text:span><text:span text:style-name="T1"> for </text:span><text:span text:style-name="T1">Robert was dreaming of the day when he would complete his own great plane </text:span><text:span text:style-name="T1">according to Ezekiel’s plan. Robert went to his room and spent the balance of the </text:span><text:span text:style-name="T1">day reading the Bible and working out future cycles on wars.</text:span></text:p>
            <text:p><text:span text:style-name="T1">Figured that great opportunities would come for making money in the Stock and </text:span><text:span text:style-name="T1">Commodity markets, and that he was going to make a great financial success and </text:span><text:span text:style-name="T1">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text:span><text:span text:style-name="T5">been a spiritual apparition.</text:span></text:p>
          </table:table-cell>
          <table:table-cell table:number-columns-repeated="1019"/>
        </table:table-row>
        <table:table-row table:style-name="ro38">
          <table:table-cell office:value-type="string">
            <text:p>21</text:p>
          </table:table-cell>
          <table:table-cell office:value-type="string">
            <text:p>253</text:p>
          </table:table-cell>
          <table:table-cell office:value-type="string">
            <text:p>No timestamp given.</text:p>
          </table:table-cell>
          <table:table-cell/>
          <table:table-cell table:style-name="ce69" office:value-type="string">
            <text:p><text:span text:style-name="T30">From the legend of Silver Springs: "Aunt Silly," she gasped, "I am a dying woman; I </text:span><text:span text:style-name="T30">am very near to God; I have talked with Him, and He has answered me. My will has </text:span><text:span text:style-name="T30">been crushed in life, I swear it shall not in death. Before twenty-four hours Claire </text:span><text:span text:style-name="T30">Douglass shall join me in the crystal cavern of Silver Springs. If you do not grant my </text:span><text:span text:style-name="T30">request every </text:span><text:span text:style-name="T37">spirit</text:span><text:span text:style-name="T3"> </text:span><text:span text:style-name="T30">of evil shall surround you. Palsied and blind you shall grow, and </text:span><text:span text:style-name="T30">deaf -- deaf to every sound but the ghosts of the dead, which shall pursue you by </text:span><text:span text:style-name="T30">day and haunt you by night. Do you swear to obey my dying request, or will you </text:span><text:span text:style-name="T30">refuse me, and reap the prophecy of a dying woman, which shall rest upon your </text:span><text:span text:style-name="T30">cowardly head for refusing to obey God's will?"</text:span></text:p>
          </table:table-cell>
          <table:table-cell table:number-columns-repeated="1019"/>
        </table:table-row>
        <table:table-row table:style-name="ro39">
          <table:table-cell office:value-type="string">
            <text:p>21</text:p>
          </table:table-cell>
          <table:table-cell office:value-type="string">
            <text:p>255</text:p>
          </table:table-cell>
          <table:table-cell office:value-type="string">
            <text:p>No timestamp given.</text:p>
          </table:table-cell>
          <table:table-cell/>
          <table:table-cell table:style-name="ce47" office:value-type="string">
            <text:p><text:span text:style-name="T1"><text:s/></text:span><text:span text:style-name="T38">From the legend of Silver Springs: <text:s/></text:span><text:span text:style-name="T1">Suddenly the boiling of the water ceased, and </text:span><text:span text:style-name="T1">out upon a rock in its transparent depths, like a broken, beautiful lily, lay Bernice </text:span><text:span text:style-name="T1">Mayo, her golden hair floating on the sand, her dead face smiling placidly, as if at </text:span><text:span text:style-name="T1">last a halo of peace had descended upon the tired </text:span><text:span text:style-name="T37">spirit</text:span><text:span text:style-name="T1">, and the broken heart had </text:span><text:span text:style-name="T1">found rest. With a wild cry that pierced even the heart of the mother, who for the last </text:span><text:span text:style-name="T1">time in life gazed upon the dead face of her child, Claire Douglass dashed </text:span><text:span text:style-name="T1">overboard, diving deeper, ever deeper, until he caught in his arms the little figure of </text:span><text:span text:style-name="T1">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5"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text:span><text:span text:style-name="T2">face of the </text:span><text:span text:style-name="T12">spirit bride</text:span></text:p>
            <text:p><text:span text:style-name="T1">showed in the water and as he looked down at the face again, he thought of Marie </text:span><text:span text:style-name="T1">and this is what he said: "Most beautiful face in all the world, best beloved eyes that </text:span><text:span text:style-name="T1">inspired the best in me, the days pass by on leaden wings, when only in memory </text:span><text:span text:style-name="T1">your dear eyes shine for me." Somehow the beautiful waters and the scenery </text:span><text:span text:style-name="T1">inspired a new hope in Robert, for love must ever inspire hope in man when his faith </text:span><text:span text:style-name="T1">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5"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ext:span><text:span text:style-name="T1">that they were unable to find the</text:span></text:p>
            <text:p><text:span text:style-name="T1">letter. Lady Bersford realized the keen disappointment that the loss of this </text:span><text:span text:style-name="T1">mysterious letter had brought Robert, so she told him that </text:span><text:span text:style-name="T3">she would use her </text:span><text:span text:style-name="T3">spiritual powers every way possible to solve the mystery of the letter and try </text:span><text:span text:style-name="T3">to help him find Marie</text:span><text:span text:style-name="T1">, and that if he would leave her alone in silence that night, </text:span><text:span text:style-name="T1">the following day she would report to him the information she received.</text:span></text:p>
          </table:table-cell>
          <table:table-cell table:number-columns-repeated="1019"/>
        </table:table-row>
        <table:table-row table:style-name="ro40" table:number-rows-repeated="3">
          <table:table-cell table:number-columns-repeated="1024"/>
        </table:table-row>
        <table:table-row table:style-name="ro28">
          <table:table-cell office:value-type="string">
            <text:p>22</text:p>
          </table:table-cell>
          <table:table-cell office:value-type="string">
            <text:p>260, 261</text:p>
          </table:table-cell>
          <table:table-cell table:style-name="ce55"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text:span><text:span text:style-name="T3">just as the sun was rising</text:span><text:span text:style-name="T1">. It was a beautiful morning </text:span><text:span text:style-name="T1">and he rode out upon the waters, listened to the</text:span><text:span text:style-name="T2"> songs of the birds, watched the </text:span><text:span text:style-name="T2">beautiful fish running </text:span><text:span text:style-name="T1">to and fro in the clear waters. He again thought of the story of </text:span><text:span text:style-name="T1">the spirit bride whom the legend said appeared upon the waters on moonlight nights. </text:span><text:span text:style-name="T1">His mind went back to the fishing trip at </text:span><text:span text:style-name="T3">Spirit Lake,</text:span><text:span text:style-name="T1"> Arkansas. He thought of the </text:span><text:span text:style-name="T1">story of Spirit Lake and how he was impressed as a child with that story. Now it </text:span><text:span text:style-name="T1">seemed more vivid and real. His mind reverted back to the death of Henry Watson </text:span><text:span text:style-name="T1">and he thought "Is it my fate to visit places and to hear stories of tragedy and </text:span><text:span text:style-name="T1">disappointment of lovers, and in the end, will my fate be like theirs? Must I sink into </text:span><text:span text:style-name="T1">the waters of forgetfulness without ever again seeing the best beloved face in all the </text:span><text:span text:style-name="T1">world, Marie's? After all, is it line Henry Watson said: 'Hope is but an anchor to the </text:span><text:span text:style-name="T1">soul, but facts are stubborn things and we must face them?' " For a</text:span></text:p>
            <text:p><text:span text:style-name="T1">moment, Robert felt that he had been clinging to hope all these years and he was </text:span><text:span text:style-name="T1">almost ready to bid hope depart and leave him alone to facts, but even then he knew </text:span><text:span text:style-name="T1">that if hope should depart and not hold aloft a light of Marie's love, he at that </text:span><text:span text:style-name="T1">moment would follow the course of the lover of the spirit bride and go overboard, to </text:span><text:span text:style-name="T1">be swallowed up in the beautiful waters, to release his spirit, that it might soar away </text:span><text:span text:style-name="T1">to find Marie. The man who was rowing the boat, noticed that Robert had fallen into </text:span><text:span text:style-name="T1">a death-like silence. He asked him if he was ready to return. Robert awakened as if </text:span><text:span text:style-name="T1">by a</text:span></text:p>
            <text:p><text:span text:style-name="T1">shot and said "Yes."</text:span></text:p>
          </table:table-cell>
          <table:table-cell table:number-columns-repeated="1019"/>
        </table:table-row>
        <table:table-row table:style-name="ro3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text:span><text:span text:style-name="T1">herself and </text:span><text:span text:style-name="T3">her spirit was released</text:span><text:span text:style-name="T1">, she had been very happy in finding others who </text:span><text:span text:style-name="T1">met disappointment in love and helping to relieve their sufferings and bring about an </text:span><text:span text:style-name="T1">understanding and reunite the separated. Laughing Waters said: "Marie is still alive </text:span><text:span text:style-name="T1">and for mysterious reasons is keeping in hiding from her parents and everyone else, </text:span><text:span text:style-name="T1">but her love is as strong as the Rock of Gibraltar, and she will keep her promise to </text:span><text:span text:style-name="T1">return to Robert when he needs her most.</text:span><text:span text:style-name="T3"> It was the spirit of Marie that Robert </text:span><text:span text:style-name="T3">saw on the </text:span><text:span text:style-name="T12"><text:s/>streets in Paris. </text:span><text:span text:style-name="T2">Marie was not there and never had </text:span><text:span text:style-name="T1">been, but Robert </text:span><text:span text:style-name="T1">loved her so much and longed for her until Marie's spirit, which had always been </text:span><text:span text:style-name="T1">closely in touch with Robert, was able to leave her body and appear to comfort him. </text:span><text:span text:style-name="T3">It was Marie’s spirit he saw at the ballroom. She was not there at all. </text:span><text:span text:style-name="T1">It occurred </text:span><text:span text:style-name="T1">because Robert needed some hope and encouragement to go on and wait until the </text:span><text:span text:style-name="T1">proper time when Marie would return to him. The mysterious letter never existed. It </text:span><text:span text:style-name="T1">was a delusion and a power of the subconscious mind. This power is known and </text:span><text:span text:style-name="T1">understood by the adepts of India. Some of my tribe knew how to project the </text:span><text:span text:style-name="T1">subconscious mind, or spirit, as some called it, anywhere they desired. Robert's </text:span><text:span text:style-name="T1">subconscious mind had received impressions so long and he had hoped and </text:span><text:span text:style-name="T1">desired so long for a letter from Marie, that </text:span><text:span text:style-name="T3">when her spirit appeared he expected </text:span><text:span text:style-name="T3">a message, a letter, or some communication, and he really thought she </text:span><text:span text:style-name="T3">dropped a letter. </text:span><text:span text:style-name="T1">This power so strongly impressed the subconscious mind that</text:span><text:span text:style-name="T4"> he </text:span><text:span text:style-name="T4">was able to make other people feel, believe and see the letter</text:span><text:span text:style-name="T1">, but of course they </text:span><text:span text:style-name="T1">could not read or interpret it, because there was no letter or written message and </text:span><text:span text:style-name="T1">that is why they all acted so strangely about it. When Robert at last met you, a </text:span><text:span text:style-name="T1">spiritualist and an unselfish woman, and the interpreter, an honest, unselfish man </text:span><text:span text:style-name="T1">refusing to accept any amount of money to read the mysterious letter, I knew that no </text:span><text:span text:style-name="T1">letter ever existed and</text:span><text:span text:style-name="T3"> removed the impression </text:span><text:span text:style-name="T1">from Robert's subconscious mind </text:span><text:span text:style-name="T1">and when he went to look for the letter, of course it was not there, and never was </text:span><text:span text:style-name="T1">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text:span><text:span text:style-name="T1">Bersford and told her of his understanding of the Bible and natural laws. She said </text:span><text:span text:style-name="T1">that the pure, clean life he had led was what had brought him in contact with the </text:span><text:span text:style-name="T1">spirits that had revealed to him the truth. Many seances were held with "Laughing </text:span><text:span text:style-name="T1">Waters," who was very fond of Robert and anxious to help him all she could. She </text:span><text:span text:style-name="T1">said that Robert had a love the same as she had, that he had rather die than give up </text:span><text:span text:style-name="T1">Marie, but that he would attain the greatest honor of any man on earth except Jesus </text:span><text:span text:style-name="T1">Christ, because he was following the law of love and that law would bring to him his </text:span><text:span text:style-name="T1">own Marie and he would spend many happy years with her. She told him that the </text:span><text:span text:style-name="T12">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ext:span><text:span text:style-name="T1">thought of what he had read in</text:span></text:p>
            <text:p><text:span text:style-name="T1">the Acts 2: 17: </text:span><text:span text:style-name="T3">“And it shall come to pass in the last days, saith God, I will pour </text:span><text:span text:style-name="T3">out of my Spirit upon all flesh: and your sons and your daughters shall </text:span><text:span text:style-name="T3">prophesy, and your young men shall see visions, and your old men shall </text:span><text:span text:style-name="T3">dream dreams: and I will shew wonders in heaven above, and signs in the </text:span><text:span text:style-name="T3">earth beneath; blood, and fire, and vapour of smoke.”</text:span><text:span text:style-name="T1"> He thought of how </text:span><text:span text:style-name="T3">he had </text:span><text:span text:style-name="T3">dreamed </text:span><text:span text:style-name="T1">and prophesied and how he had believed the Bible knowing that these </text:span><text:span text:style-name="T1">terrible things would come in the latter 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ext:span><text:span text:style-name="T1">the world but will follow the admonition of Jesus Christ when he said 'Feed my </text:span><text:span text:style-name="T1">Lambs.' We will lend a helping hand to any nation that needs it. You are to return to </text:span><text:span text:style-name="T1">your homes and loved ones and tell them that the </text:span><text:span text:style-name="T3">spirit of God, which is all-</text:span><text:span text:style-name="T3">powerful and able</text:span></text:p>
            <text:p><text:span text:style-name="T3">to destroy</text:span><text:span text:style-name="T1">, is ever merciful and just and has spared your lives and liberty. We </text:span><text:span text:style-name="T1">refuse to take your money or territory and in return only ask and demand that you do </text:span><text:span text:style-name="T1">unto others as you would have them do unto you 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9" office:value-type="string">
            <text:p><text:span text:style-name="T30">"In closing, I request that one of the terms of peace shall be that New York City shall </text:span><text:span text:style-name="T30">be the capital of the United Kingdom of the World; that the plan of the future shall be </text:span><text:span text:style-name="T30">according to Ezekiel. The Bible is replete with references thruout of a rebirth. </text:span><text:span text:style-name="T3">Jesus </text:span><text:span text:style-name="T3">said 'Ye must be born again of water and of the spirit.' A change of name is </text:span><text:span text:style-name="T3">referred to many times.</text:span><text:span text:style-name="T30"> Jesus said 'I will give him a new name.' The United </text:span><text:span text:style-name="T30">Kingdom of the World shall be the new name. Jesus said 'I will be their God and </text:span><text:span text:style-name="T30">there shall be no more War.' In Ezekiel 48: 35, his last prophecy was 'And the name </text:span><text:span text:style-name="T30">of</text:span></text:p>
            <text:p><text:span text:style-name="T30">that city from that day shall be THE LORD IS THERE.' New York City, which is to be </text:span><text:span text:style-name="T30">the capital of the United Kingdom of the World and which has been </text:span><text:span text:style-name="T39"><text:s/>known as the </text:span><text:span text:style-name="T39">most wicked city in the world, is now to </text:span><text:span text:style-name="T30">be the capital of the land of love and liberty, </text:span><text:span text:style-name="T30">because the victory which united the world was won from there. I christen it 'THE </text:span><text:span text:style-name="T30">CITY OF THE LORD.' May you so live that the world may know by the acts and </text:span><text:span text:style-name="T30">justice of 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0">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0">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0">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St. Louis" table:style-name="ta1" table:print="false">
        <table:table-column table:style-name="co7" table:default-cell-style-name="Default"/>
        <table:table-row table:style-name="ro40">
          <table:table-cell/>
        </table:table-row>
      </table:table>
      <table:table table:name="Dallas" table:style-name="ta1" table:print="false">
        <table:table-column table:style-name="co7" table:default-cell-style-name="Default"/>
        <table:table-row table:style-name="ro40">
          <table:table-cell/>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1" table:number-columns-repeated="1018"/>
        </table:table-row>
        <table:table-row table:style-name="ro40">
          <table:table-cell table:style-name="Default" table:number-columns-repeated="6"/>
          <table:table-cell table:style-name="ce71"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6" office:value-type="string">
            <text:p>1</text:p>
          </table:table-cell>
          <table:table-cell table:style-name="ce54" office:value-type="float" office:value="1">
            <text:p>1</text:p>
          </table:table-cell>
          <table:table-cell table:style-name="ce67" office:value-type="string">
            <text:p><text:span text:style-name="T1"><text:s/></text:span><text:span text:style-name="T1">Sunday morning, June</text:span></text:p>
            <text:p><text:span text:style-name="T1">10</text:span><text:span text:style-name="T41">th</text:span></text:p>
          </table:table-cell>
          <table:table-cell table:style-name="ce67"/>
          <table:table-cell table:style-name="ce68" office:value-type="string">
            <text:p>She was happy this Sunday morning when she looked at her bouncing baby boy, dreamed of his future, and thought of what his name should be.</text:p>
          </table:table-cell>
          <table:table-cell table:style-name="ce66"/>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text:span><text:span text:style-name="T1">one of my sons came near losing his life there, but was saved and afterwards he </text:span><text:span text:style-name="T1">saved his country and made peace with the world. I suppose I </text:span><text:span text:style-name="T3">dreamed about San </text:span><text:span text:style-name="T3">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text:span><text:span text:style-name="T1">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text:span><text:span text:style-name="T1">of a white-winged bird that flew across the ocean thru the air; that he was riding the </text:span><text:span text:style-name="T1">bird</text:span><text:span text:style-name="T2"> and that he received a great triumph and reception when </text:span><text:span text:style-name="T1">he visited the foreign </text:span><text:span text:style-name="T1">countries, and how his own people received him in great glory when he returned. His </text:span><text:span text:style-name="T1">father called these stories “</text:span><text:span text:style-name="T3">pipe dreams</text:span><text:span text:style-name="T1">,” but his mother took great interest in them </text:span><text:span text:style-name="T1">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4"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64"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text:span><text:span text:style-name="T5">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text:span><text:span text:style-name="T1">well said: "Forewarned is forearmed," but I prefer to look to the Bible for authority </text:span><text:span text:style-name="T1">and proof. When Pharaoh had his wonderful </text:span><text:span text:style-name="T3">dream</text:span><text:span text:style-name="T1">, he went to Joseph to have it </text:span><text:span text:style-name="T1">interpreted. Joseph said:</text:span></text:p>
            <text:p><text:span text:style-name="T1">"And the seven thin and ill favored kine that came up after them are seven years; </text:span><text:span text:style-name="T1">and the seven empty years, blasted with the east wind, shall be seven years of </text:span><text:span text:style-name="T1">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64" office:value-type="string">
            <text:p><text:s/>April 30th, 1927</text:p>
          </table:table-cell>
          <table:table-cell/>
          <table:table-cell table:style-name="ce64"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4"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text:span><text:span text:style-name="T1">see a great tragedy follow this. It seemed I left you in a mysterious way and </text:span><text:span text:style-name="T2"><text:s/>then </text:span><text:span text:style-name="T2">came back to you just as mysteriously. Now, don't think </text:span><text:span text:style-name="T1">that I do not want to go with </text:span><text:span text:style-name="T1">you, Robert, and don't think that I believe in </text:span><text:span text:style-name="T3">dreams</text:span><text:span text:style-name="T1">, but somehow it has </text:span><text:span text:style-name="T3">made a </text:span><text:span text:style-name="T3">great 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4"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text:span><text:span text:style-name="T5">again referred to the dream that she had had years before, about a great war </text:span><text:span text:style-name="T5">which would come and in which she thought that Robert lost his life in San </text:span><text:span text:style-name="T5">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4" office:value-type="string">
            <text:p><text:s/>On the afternoon of May 28th, Robert boarded a train for Sherman, Texas, with the lightest heart that he had ever experienced in his life. Now that his <text:span text:style-name="T5">dream was </text:span><text:span text:style-name="T5">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2">th</text:span><text:span text:style-name="T2">, 1927</text:span></text:p>
          </table:table-cell>
          <table:table-cell/>
          <table:table-cell table:style-name="ce64" office:value-type="string">
            <text:p><text:s/>As the train rolled across the plains of Texas and Robert watched the sun setting across the prairies on that Saturday afternoon, <text:span text:style-name="T5">he dreamed of the day when he, </text:span><text:span text:style-name="T5">like Lindbergh, would cross the country in 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text:span><text:span text:style-name="T5">wheel within a wheel, would one day become a reality. He could now see the </text:span><text:span text:style-name="T5">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text:span><text:span text:style-name="T1">study, to find her there and see her beautiful eyes, the lights that would guide him on </text:span><text:span text:style-name="T1">to success. She could either make him the most miserable man in the world or the </text:span><text:span text:style-name="T1">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text:span><text:span text:style-name="T5">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text:span><text:span text:style-name="T1">he had had no breakfast, lunch or dinner, but his heart was heavy and he felt that he </text:span><text:span text:style-name="T1">could not eat anything. The shock had been so great and had come so suddenly </text:span><text:span text:style-name="T1">that Robert found it hard to adjust himself to it or to realize what it all meant or what </text:span><text:span text:style-name="T1">it might mean in case Marie should pass out of his life forever. It would mean every </text:span><text:span text:style-name="T1">hope blasted, every</text:span><text:span text:style-name="T3"> sweet dream</text:span><text:span text:style-name="T1"> gone and would leave him with an uncertainty of </text:span><text:span text:style-name="T1">life, like a ship without a rudder. He decided to pass the time by reading and seeking </text:span><text:span text:style-name="T1">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text:span><text:span text:style-name="T5">being there at that time and have Marie with him as his wife. He had been </text:span><text:span text:style-name="T5">looking forward to the day when his own dream would be realized and he </text:span><text:span text:style-name="T5">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text:span><text:span text:style-name="T5">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3">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text:span><text:span text:style-name="T5">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0"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10">nd</text:span> birthday), at Governor's Island, in New York</text:p>
          </table:table-cell>
          <table:table-cell/>
          <table:table-cell table:style-name="ce24"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text:span><text:span text:style-name="T1">little boy, which you told me about? That </text:span><text:span text:style-name="T3">you were riding a large bird with white </text:span><text:span text:style-name="T3">wings across the ocean and how the foreign countries received you with great </text:span><text:span text:style-name="T3">honor. My </text:span><text:span text:style-name="T12"><text:s/>boy, when you landed today I thought about that dream </text:span><text:span text:style-name="T3">and how it </text:span><text:span text:style-name="T3">had been fulfilled. </text:span><text:span text:style-name="T1">I hope that all of your other dreams and ambitions will be </text:span><text:span text:style-name="T1">realized and that you will be rewarded with Marie's love, because you have been </text:span><text:span text:style-name="T1">faithful and loyal to her." Robert said, "Mother, I do remember the dream quite well, </text:span><text:span text:style-name="T1">and </text:span><text:span text:style-name="T3">when I was in Japan and they gave me such great receptions and honored </text:span><text:span text:style-name="T3">me, I thought of the dream and I thought of you</text:span><text:span text:style-name="T1"> and how you had taught me how </text:span><text:span text:style-name="T1">to read the Bible and I thought of Marie and how I loved her and felt that I would </text:span><text:span text:style-name="T1">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18">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text:span><text:span text:style-name="T1">suddenly met Marie. He was so strongly impressed with the </text:span><text:span text:style-name="T3">dream</text:span><text:span text:style-name="T1"> that he decided </text:span><text:span text:style-name="T1">to leave at once. Told Walter to give the mechanics instructions to put his old ship </text:span><text:span text:style-name="T1">"The St. Marie" in shape to sail at once. <text:s/></text:span><text:span text:style-name="T2"><text:s/>It was a matter of only a couple of days </text:span><text:span text:style-name="T2">until they </text:span><text:span text:style-name="T1">reported that "The St. Marie" was in perfect shape and could stand a trip </text:span><text:span text:style-name="T1">around the world. There was to be a great convention of all the nations on aviation in </text:span><text:span text:style-name="T1">Paris</text:span></text:p>
            <text:p><text:span text:style-name="T1">and Robert decided that he wanted to be there for it, but the main incentive for the </text:span><text:span text:style-name="T1">trip was his </text:span><text:span text:style-name="T3">dream</text:span><text:span text:style-name="T1">. Robert had no trouble in securing letters of introduction to </text:span><text:span text:style-name="T1">prominent people in London and Paris. When he said good-bye to Walter and Edna, </text:span><text:span text:style-name="T1">they wished him Godspeed, told him that they hoped his dream would become a </text:span><text:span text:style-name="T1">reality and that he would find Marie, but they knew that he was not the same Robert </text:span><text:span text:style-name="T1">of old. He 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text:span><text:span text:style-name="T1">from mental delusions -- that he had probably had this woman on his mind so long </text:span><text:span text:style-name="T1">and after </text:span><text:span text:style-name="T3">dreaming</text:span><text:span text:style-name="T1"> he had met her on a street in Paris, had hoped so strongly that </text:span><text:span text:style-name="T1">he would meet her, he had brought himself to believe that she was there and had </text:span><text:span text:style-name="T1">really thought that he had seen her, both on the street and in the ballroom, but it was </text:span><text:span text:style-name="T1">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10">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text:span><text:span text:style-name="T5">realized</text:span>. God has been good to us. <text:span text:style-name="T5">Our great 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text:span><text:span text:style-name="T3">youth</text:span><text:span text:style-name="T4">, when he had built his</text:span><text:span text:style-name="T12"> first bicycle to ride on the water</text:span><text:span text:style-name="T14">, and when he had </text:span><text:span text:style-name="T14">read </text:span><text:span text:style-name="T4">the Bible and talked about the wars to come and made his </text:span><text:span text:style-name="T3">plans for the great </text:span><text:span text:style-name="T3">airship</text:span><text:span text:style-name="T4">. He recalled the </text:span><text:span text:style-name="T3">dream his mother </text:span><text:span text:style-name="T4">had which greatly disturbed her. She </text:span><text:span text:style-name="T4">told him she dreamed that she saw </text:span><text:span text:style-name="T3">San Francisco destroyed by some terrible </text:span><text:span text:style-name="T3">machin</text:span><text:span text:style-name="T4">e and that </text:span><text:span text:style-name="T3">one of her sons had nearly lost his life there. </text:span><text:span text:style-name="T4">He thought of </text:span><text:span text:style-name="T4">how his mother had told him about his </text:span><text:span text:style-name="T3">oldest brother losing his life in the San </text:span><text:span text:style-name="T3">Francisco earthquake</text:span><text:span text:style-name="T4"> and he wondered if now he was to lose his life there, </text:span><text:span text:style-name="T1">because he felt that the Japs were very treacherous and would probably not keep </text:span><text:span text:style-name="T1">him a prisoner but would take his life. He prayed for his dear old mother and prayed </text:span><text:span text:style-name="T1">for Marie that she might be safe and her life be spared, no matter what his fate might </text:span><text:span text:style-name="T1">be.</text:span></text:p>
          </table:table-cell>
          <table:table-cell table:number-columns-repeated="1019"/>
        </table:table-row>
        <table:table-row table:style-name="ro24">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ext:span><text:span text:style-name="T1">their lives had been preserved for future use to their country. As Colonel Gordon </text:span><text:span text:style-name="T1">made his way to headquarters to report to General Pearson, he thought of what he </text:span><text:span text:style-name="T1">had read in the Acts 2: 17: “And it shall come to pass in the last days, saith God, I </text:span><text:span text:style-name="T1">will pour out of my Spirit upon all flesh: and your sons and your daughters shall </text:span><text:span text:style-name="T1">prophesy, and your young men shall see visions, and </text:span><text:span text:style-name="T3">your old men shall dream </text:span><text:span text:style-name="T3">dreams</text:span><text:span text:style-name="T1">: and I will shew wonders in heaven above, and signs in the earth beneath; </text:span><text:span text:style-name="T1">blood, and fire,</text:span></text:p>
            <text:p><text:span text:style-name="T1">and vapour of smoke.” </text:span><text:span text:style-name="T3">He thought of how he had dreamed and prophesied</text:span><text:span text:style-name="T1"> and </text:span><text:span text:style-name="T1">how he had believed the Bible knowing that these terrible things would come in the </text:span><text:span text:style-name="T1">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0">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text:span><text:span text:style-name="T5">Robert Gordon, that prophecy has been fulfilled. </text:span>You have accomplished your ambition and received everything that the world can give. <text:span text:style-name="T5">All of your dreams but </text:span><text:span text:style-name="T5">one have been realized.</text:span> You have all the honors, all the gratitude that a world can give, yet I know that your heart is aching and after your duty is well done and the peace of the world is established, <text:span text:style-name="T5">you will need Marie and her love more now </text:span><text:span text:style-name="T5">than ever.</text:span></text:p>
          </table:table-cell>
          <table:table-cell table:number-columns-repeated="1019"/>
        </table:table-row>
        <table:table-row table:style-name="ro1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0" office:value-type="string">
            <text:p>"What Marie Stanton had in her mind the night she wrote that letter and left the train on the way to St. Louis, I do not know, but I do know that<text:span text:style-name="T5"> she has rendered the </text:span><text:span text:style-name="T5">greatest service of any woman to this country. Whether she dreamed or </text:span><text:span text:style-name="T5">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text:span><text:span text:style-name="T5">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8" table:number-rows-repeated="1048535">
          <table:table-cell table:number-columns-repeated="1024"/>
        </table:table-row>
        <table:table-row table:style-name="ro18">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2"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3" table:number-columns-repeated="4"/>
          <table:table-cell table:number-columns-repeated="1018"/>
        </table:table-row>
        <table:table-row table:style-name="ro4">
          <table:table-cell table:style-name="ce72" office:value-type="string">
            <text:p>rluu: I need to go back through the events listed below and enter the timestamps given in TTTA, if there is one for the event</text:p>
          </table:table-cell>
          <table:table-cell table:style-name="ce73" table:number-columns-repeated="5"/>
          <table:table-cell table:number-columns-repeated="1018"/>
        </table:table-row>
        <table:table-row table:style-name="ro35">
          <table:table-cell table:style-name="ce72"/>
          <table:table-cell table:style-name="ce73"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text:span><text:span text:style-name="T1">son in the San Francisco earthquake in April, and for a time it was </text:span><text:span text:style-name="T3">feared</text:span><text:span text:style-name="T1"> that her </text:span><text:span text:style-name="T1">third son might never be born to live. </text:span><text:span text:style-name="T3">She was happy this Sunday morning </text:span><text:span text:style-name="T1">when </text:span><text:span text:style-name="T1">she looked at her bouncing baby boy, dreamed of his future, and thought of what his </text:span><text:span text:style-name="T1">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text:span><text:span text:style-name="T1">first born to her, but still </text:span><text:span text:style-name="T3">she showed great interest in Robert</text:span><text:span text:style-name="T1">; talked much of his </text:span><text:span text:style-name="T1">future and took great interest in teaching him to live according to the Bible.</text:span></text:p>
          </table:table-cell>
          <table:table-cell table:number-columns-repeated="1019"/>
        </table:table-row>
        <table:table-row table:style-name="ro11">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text:span><text:span text:style-name="T1">because he said that his mother had always taught him and loved him, and his </text:span><text:span text:style-name="T1">father had paid no attention to him and had no desire to teach him. He wanted to </text:span><text:span text:style-name="T1">know if it was wrong for his mother to teach him, and if God would punish her. The </text:span><text:span text:style-name="T1">teacher replied that the Lord said, “Suffer the little children to come unto me, and </text:span><text:span text:style-name="T1">forbid them not, for of such is the Kingdom of God.” She explained that his </text:span><text:span text:style-name="T3">mother </text:span><text:span text:style-name="T3">set an example more by her love and devotion than by words; that a mother's </text:span><text:span text:style-name="T3">actions would influence a child more than anything she could say, and this </text:span><text:span text:style-name="T3">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text:span><text:span text:style-name="T1">Capt. Gordon was away at war. She prayed that war would be ended for all time. </text:span><text:span text:style-name="T2"><text:s/></text:span><text:span text:style-name="T2">While the tragic </text:span><text:span text:style-name="T1">death of your brother Herbert in San Francisco was </text:span><text:span text:style-name="T3">a shock that I </text:span><text:span text:style-name="T3">have never fully recovered from</text:span><text:span text:style-name="T1">, yet I had rather know that he went that way than </text:span><text:span text:style-name="T1">to have him go to war and lose his life. I remember well the </text:span><text:span text:style-name="T3">many sleepless nights </text:span><text:span text:style-name="T3">that I have passed thru</text:span><text:span text:style-name="T1"> while your father was away at war and how</text:span><text:span text:style-name="T3"> happy I was </text:span><text:span text:style-name="T3">when he returned</text:span><text:span text:style-name="T1">. I prayed to God then that war might be ended and that none of </text:span><text:span text:style-name="T1">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text:span><text:span text:style-name="T1">she 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text:span><text:span text:style-name="T1">becoming a great inventor will he realized. You have not been wasting your time </text:span><text:span text:style-name="T1">tinkering around with your father’s tools trying to make things.” His brother, Ralph, </text:span><text:span text:style-name="T1">continued to call him “Fool Bobbie” and “Mother’s dream”; said he would never </text:span><text:span text:style-name="T1">amount to anything because he wouldn’t work on</text:span></text:p>
            <text:p><text:span text:style-name="T1">the farm like the rest of them. Bobbie always found a willing listener in his mother. </text:span><text:span text:style-name="T1">She helped him with his studies in school and encouraged him in every way and </text:span><text:span text:style-name="T1">showed that </text:span><text:span text:style-name="T3">she believed in him and had faith that one day he would be a great </text:span><text:span text:style-name="T3">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text:span><text:span text:style-name="T1">where he lay for several weeks before recovery. His </text:span><text:span text:style-name="T3">mother was very much </text:span><text:span text:style-name="T3">worried and alarmed</text:span><text:span text:style-name="T1"> over this accident,</text:span></text:p>
          </table:table-cell>
          <table:table-cell table:number-columns-repeated="1019"/>
        </table:table-row>
        <table:table-row table:style-name="ro11">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text:span><text:span text:style-name="T1">in peace. Robert told his mother that on account of his brother he would never live at </text:span><text:span text:style-name="T1">home again; that he would continue to stay in Texarkana and go to school until he </text:span><text:span text:style-name="T1">had finished his education, and then he would go to work for Mr. Kennelworth. His </text:span><text:span text:style-name="T3">mother had great faith in him </text:span><text:span text:style-name="T1">and told him that she knew everything would come </text:span><text:span text:style-name="T1">out all right for him, and that he should study hard, make the most of his </text:span><text:span text:style-name="T1">opportunities, and prepare for the position Mr. Kennelworth was going to give him </text:span><text:span text:style-name="T1">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text:span><text:span text:style-name="T1">and his father often referred to him as his </text:span><text:span text:style-name="T3">mother’s burden or his mother’s </text:span><text:span text:style-name="T3">problem</text:span><text:span text:style-name="T1">. But </text:span><text:span text:style-name="T3">she had great faith in young Robert </text:span><text:span text:style-name="T1">because he clung so strongly </text:span><text:span text:style-name="T1">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text:span><text:span text:style-name="T3">love had helped to lay the foundation</text:span><text:span text:style-name="T1"> for his future career. <text:s/></text:span><text:span text:style-name="T2"><text:s/>He thought about </text:span><text:span text:style-name="T2">what the preacher said – that a man </text:span><text:span text:style-name="T1">deserts father and </text:span><text:span text:style-name="T3">mother</text:span><text:span text:style-name="T1"> to cleave unto his </text:span><text:span text:style-name="T1">wife, and that this was as it should be. He had always felt his </text:span><text:span text:style-name="T3">greatest love for his </text:span><text:span text:style-name="T3">mother, but now for the first time in his life he began to think of love for </text:span><text:span text:style-name="T3">another woman.</text:span></text:p>
          </table:table-cell>
          <table:table-cell table:number-columns-repeated="1019"/>
        </table:table-row>
        <table:table-row table:style-name="ro26">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ext:span><text:span text:style-name="T1">the story of the new love affair. “Bobbie,” said his mother, “you are little over fifteen </text:span><text:span text:style-name="T1">years old, and this is only puppy love, or what they call school-boy and school-girl </text:span><text:span text:style-name="T1">love. It will soon pass away, but there is no harm in it. Love is a great thing and </text:span><text:span text:style-name="T1">some day you will meet the right girl, but there is no use being in any hurry about it.” </text:span><text:span text:style-name="T1">Bobbie told his mother that Marie was the only girl in the world for him, and that he </text:span><text:span text:style-name="T1">would live and work for her; that if he couldn’t marry Marie he never</text:span></text:p>
            <text:p><text:span text:style-name="T1">wanted any other girl. His mother laughed at this and told him that they all thought </text:span><text:span text:style-name="T1">that way over the first love affair, but that after a while, as the years went by and he </text:span><text:span text:style-name="T1">met the real one, this would all pass away. However, she did tell Bobbie that she had </text:span><text:span text:style-name="T1">never forgotten her first love, as there is something different about the first love, </text:span><text:span text:style-name="T1">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text:span><text:span text:style-name="T1">greater than ever. He told his mother that he was going to Sunday School every </text:span><text:span text:style-name="T1">Sunday and that he was studying hard, reading the Bible and learning a lot, and that </text:span><text:span text:style-name="T1">he was preparing to be a great man. His mother said, “</text:span><text:span text:style-name="T3">Bobbie, I have always had </text:span><text:span text:style-name="T3">great faith in you</text:span><text:span text:style-name="T1">, and I know that one day </text:span><text:span text:style-name="T3">my dream will come true</text:span><text:span text:style-name="T1">, and you will </text:span><text:span text:style-name="T1">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text:span><text:span text:style-name="T1">Spring his father died suddenly, and after a </text:span><text:span text:style-name="T3">consultation with his mother</text:span><text:span text:style-name="T1">, it was </text:span><text:span text:style-name="T1">decided that he should leave his position, return to the farm and help them to get </text:span><text:span text:style-name="T1">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text:span><text:span text:style-name="T1">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4"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ext:span><text:span text:style-name="T1">taught me first to pray, I have believed in that great book and in God's power to </text:span><text:span text:style-name="T1">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ext:span><text:span text:style-name="T1">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text:span><text:span text:style-name="T3">mother</text:span><text:span text:style-name="T1">, and I want you to prove to them that without the help of anyone you can </text:span><text:span text:style-name="T1">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text:span><text:span text:style-name="T1">Want to have a talk with her and tell her of your brilliant achievement. </text:span><text:span text:style-name="T3">It makes </text:span><text:span text:style-name="T3">every mother's heart glad</text:span><text:span text:style-name="T1"> to know that her boy is trying to accomplish something. <text:s/></text:span><text:span text:style-name="T1">-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ext:span><text:span text:style-name="T1">that 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text:span><text:span text:style-name="T1">Mr. Kennelworth had been there and told her of Robert's success and his faith in </text:span><text:span text:style-name="T1">him. Robert's </text:span><text:span text:style-name="T3">mother was very happy </text:span><text:span text:style-name="T1">when he told her that cotton was advancing </text:span><text:span text:style-name="T1">and he was making money rapidly and Mr. Kennelworth was making money; </text:span><text:span text:style-name="T2"><text:s/></text:span><text:span text:style-name="T12">Mrs. </text:span><text:span text:style-name="T12">Gordon was very happy </text:span><text:span text:style-name="T2">to learn of her </text:span><text:span text:style-name="T1">boy's success. </text:span><text:span text:style-name="T3">She was sad when he </text:span><text:span text:style-name="T3">began to talk about war.</text:span><text:span text:style-name="T1"> Robert assured her that the Bible plainly foretold the great </text:span><text:span text:style-name="T1">war which was to be fought in the air and that it was his duty to help protect his </text:span><text:span text:style-name="T1">country. While his mother admired his patriotism, she again referred to the dream </text:span><text:span text:style-name="T1">that she had had years before, about a great war which would come and in which </text:span><text:span text:style-name="T1">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text:span><text:span text:style-name="T1">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text:span><text:span text:style-name="T1">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text:span><text:span text:style-name="T1">was -- the most alone he had ever been in his life before -- away from friends, away </text:span><text:span text:style-name="T1">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text:span><text:span text:style-name="T1">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text:span><text:span text:style-name="T1">found it was a telegram from his mother in which she congratulated him on his </text:span><text:span text:style-name="T1">birthday the following day, and encouraged him to hope for the best and not give </text:span><text:span text:style-name="T1">way to despair in case Marie did not show up. The special-delivery letter was also </text:span><text:span text:style-name="T1">from Robert's mother. <text:s/>Letter follows from mother on page 159. <text:s/></text:span><text:span text:style-name="T2"><text:s/>Robert was happy </text:span><text:span text:style-name="T2">to get the letter from his mother </text:span><text:span text:style-name="T1">because she always encouraged him and he knew </text:span><text:span text:style-name="T1">that no matter what happened, her faith in him would always remain the same and </text:span><text:span text:style-name="T1">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text:span><text:span text:style-name="T1">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ext:span><text:span text:style-name="T1">the happiest</text:span></text:p>
            <text:p><text:span text:style-name="T1">Christmas of her life and bought her every kind of a present that he thought would </text:span><text:span text:style-name="T1">make her happy and comfortable and sent her a check for $5,000.00 to do with just </text:span><text:span text:style-name="T1">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text:span><text:span text:style-name="T4">more just and merciful and will rule the country in the future. If women must continue </text:span><text:span text:style-name="T4">to be the </text:span><text:span text:style-name="T3">mothers</text:span><text:span text:style-name="T4"> of our men, they must have the right to decide whether their sons </text:span><text:span text:style-name="T4">shall be sent to war or not. It will take time to arrange the plans for cities and </text:span><text:span text:style-name="T4">countries as outlined by Ezekiel and I expect that the terms will be acceptable and </text:span><text:span text:style-name="T4">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0"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57" table:number-columns-repeated="2" table:default-cell-style-name="Default"/>
        <table:table-column table:style-name="co58" table:default-cell-style-name="ce4"/>
        <table:table-column table:style-name="co7" table:default-cell-style-name="Default"/>
        <table:table-column table:style-name="co59" table:default-cell-style-name="ce2"/>
        <table:table-column table:style-name="co60" table:default-cell-style-name="ce2"/>
        <table:table-row table:style-name="ro4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2">
          <table:table-cell office:value-type="float" office:value="8">
            <text:p>8</text:p>
          </table:table-cell>
          <table:table-cell office:value-type="float" office:value="88">
            <text:p>88</text:p>
          </table:table-cell>
          <table:table-cell table:style-name="ce74" office:value-type="string">
            <text:p><text:s/>May 21, 1927</text:p>
          </table:table-cell>
          <table:table-cell/>
          <table:table-cell table:style-name="ce75" office:value-type="string">
            <text:p><text:s/>May 21, 1927, Charles A. Lindbergh made the first successful flight across the Atlantic from New York to Paris.</text:p>
          </table:table-cell>
          <table:table-cell/>
        </table:table-row>
        <table:table-row table:style-name="ro43">
          <table:table-cell office:value-type="float" office:value="10">
            <text:p>10</text:p>
          </table:table-cell>
          <table:table-cell office:value-type="string">
            <text:p>105, 106</text:p>
          </table:table-cell>
          <table:table-cell office:value-type="string">
            <text:p>May 21, 1927</text:p>
          </table:table-cell>
          <table:table-cell/>
          <table:table-cell table:style-name="ce76" office:value-type="string">
            <text:p>May 21st was a red-letter day in the life of Robert Gordon. Wheat, corn and cotton all advanced to the highest levels of the season. Robert had read reports in the paper that Charles A. Lindbergh had started on his lone flight from New York to Paris. <text:span text:style-name="T44"><text:s/>He </text:span><text:span text:style-name="T1">went down to the </text:span><text:span text:style-name="T1">telegraph office in the afternoon to inquire if there was any news about the success of </text:span><text:span text:style-name="T1">Lindbergh's flight. The operator said that nothing had come over the wire yet, but there had </text:span><text:span text:style-name="T1">been a report that Lindbergh had passed over Ireland early that morning. Robert waited in the </text:span><text:span text:style-name="T1">telegraph office until about 5 P.M. when a flash came over the wire that Lindbergh had </text:span><text:span text:style-name="T1">landed in Paris. This fired Robert's enthusiasm, and he was very much excited. Right then </text:span><text:span text:style-name="T1">and there decided that he was going to New York in the very near future and start to build an </text:span><text:span text:style-name="T1">airplane according to his own plans. He went immediately to the home of Mr. Kennelworth </text:span><text:span text:style-name="T1">and told him about his plans and desire to go to New York just as soon as possible. Mr. </text:span><text:span text:style-name="T1">Kennelworth was also very enthusiastic about Lindbergh's flight across the Atlantic, and told </text:span><text:span text:style-name="T1">Robert that he contemplated going to New York to be there for the reception when Lindbergh </text:span><text:span text:style-name="T1">returned, and that he wanted to visit Walter and see how he was getting along anyway. So </text:span><text:span text:style-name="T1">Robert tendered his resignation to Mr. </text:span><text:span text:style-name="T44"><text:s/>Kennelworth to take place on May 31, 1927. Mr. </text:span><text:span text:style-name="T44">Kennelworth </text:span><text:span text:style-name="T1">accepted the resignation with the understanding and promise from Robert that </text:span><text:span text:style-name="T1">if anything went wrong or he should lose his money or meet with disappointments in New </text:span><text:span text:style-name="T1">York, he would immediately return and assume his old position.</text:span></text:p>
          </table:table-cell>
          <table:table-cell/>
        </table:table-row>
        <table:table-row table:style-name="ro44">
          <table:table-cell office:value-type="float" office:value="10">
            <text:p>10</text:p>
          </table:table-cell>
          <table:table-cell office:value-type="float" office:value="106">
            <text:p>106</text:p>
          </table:table-cell>
          <table:table-cell table:number-columns-repeated="2"/>
          <table:table-cell table:style-name="ce75" office:value-type="string">
            <text:p><text:span text:style-name="T45"><text:s/></text:span><text:span text:style-name="T45">MY DEAREST MARIE,</text:span></text:p>
            <text:p><text:span text:style-name="T45">The past week has been a great one for us, and yesterday, the 21st, was the greatest day in </text:span><text:span text:style-name="T45">history. Lindbergh, the lone aviator, crossed the Atlantic and landed safely in Paris. Wheat, </text:span><text:span text:style-name="T45">corn and cotton went up and we made more money. Profits are piling up fast, and I will soon </text:span><text:span text:style-name="T45">have plenty of money to build my airplane. I had a long talk with Mr. Kennelworth yesterday </text:span><text:span text:style-name="T45">afternoon after we received the news of Lindbergh's flight, and resigned my position, to take </text:span><text:span text:style-name="T45">place on May 31st. Expect to go to New York some time in the early part of June, and of </text:span><text:span text:style-name="T45">course I want to take you with me as my wife. With the profits we now have made in the </text:span><text:span text:style-name="T45">market, there will be no trouble about us getting along all right in New York and I am sure </text:span><text:span text:style-name="T45">that I am going to make a lot more money. Cotton is going away up in the early part of June </text:span><text:span text:style-name="T45">and wheat is going very high in the latter part of May and early June. I will sell out and take </text:span><text:span text:style-name="T45">some of my profits so we can get started in good shape.</text:span></text:p>
          </table:table-cell>
          <table:table-cell/>
        </table:table-row>
        <table:table-row table:style-name="ro45">
          <table:table-cell office:value-type="float" office:value="10">
            <text:p>10</text:p>
          </table:table-cell>
          <table:table-cell office:value-type="float" office:value="107">
            <text:p>107</text:p>
          </table:table-cell>
          <table:table-cell table:number-columns-repeated="2"/>
          <table:table-cell table:style-name="ce75" office:value-type="string">
            <text:p><text:s/>During the week ending May 28th, Robert watched the markets very closely because he figured that wheat and corn would be top around May 28th to June 1st. He wanted to sell out and get the profits so that he could go to New York. Cotton advanced to the highest level that week and on Saturday, July was up to 16.40.</text:p>
          </table:table-cell>
          <table:table-cell/>
        </table:table-row>
        <table:table-row table:style-name="ro46">
          <table:table-cell office:value-type="float" office:value="10">
            <text:p>10</text:p>
          </table:table-cell>
          <table:table-cell office:value-type="float" office:value="108">
            <text:p>108</text:p>
          </table:table-cell>
          <table:table-cell table:number-columns-repeated="2"/>
          <table:table-cell table:style-name="ce75" office:value-type="string">
            <text:p><text:s/>As the train rolled across the plains of Texas and Robert watched the sun setting 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47">
          <table:table-cell office:value-type="float" office:value="10">
            <text:p>10</text:p>
          </table:table-cell>
          <table:table-cell office:value-type="float" office:value="109">
            <text:p>109</text:p>
          </table:table-cell>
          <table:table-cell table:number-columns-repeated="2"/>
          <table:table-cell table:style-name="ce75" office:value-type="string">
            <text:p><text:span text:style-name="T45">[Marie] told Robert that he was a wonder that he was one of the greatest young men in the</text:span></text:p>
            <text:p><text:span text:style-name="T45">world and a genius, and that he would be a greater man than Lindbergh </text:span><text:span text:style-name="T46">when he was as old </text:span><text:span text:style-name="T46">as Lindbergh</text:span><text:span text:style-name="T45">.</text:span></text:p>
          </table:table-cell>
          <table:table-cell/>
        </table:table-row>
        <table:table-row table:style-name="ro48">
          <table:table-cell office:value-type="float" office:value="10">
            <text:p>10</text:p>
          </table:table-cell>
          <table:table-cell office:value-type="string">
            <text:p>111, 112</text:p>
          </table:table-cell>
          <table:table-cell table:number-columns-repeated="2"/>
          <table:table-cell office:value-type="string">
            <text:p><text:span text:style-name="T47"><text:s/></text:span><text:span text:style-name="T47">Robert talked of the great feat of Lindbergh and of the honors that he would receive from the </text:span><text:span text:style-name="T47">foreign countries, and told Marie what a great time they would have, as Mr. Kennelworth </text:span><text:span text:style-name="T47">was going to New York and they would all be there at the great reception when Lindbergh</text:span></text:p>
            <text:p><text:span text:style-name="T47">returned. He said good-bye to her on Monday afternoon and started back for Texarkana, </text:span><text:span text:style-name="T47">knowing that the next time he would meet her, would be on board the train for St. Louis, </text:span><text:span text:style-name="T47">where she would become his wife. From that time on, Robert counted the minutes, in</text:span></text:p>
            <text:p><text:span text:style-name="T47">anticipation of the great happiness of the following Sunday when they would be married in </text:span><text:span text:style-name="T47">St. Louis.</text:span><text:span text:style-name="T48"> [RG] was strongly attracted to St. Louis because Lindbergh had left from </text:span><text:span text:style-name="T48">there in the "Spirit of St. Louis,"</text:span><text:span text:style-name="T47"> on his successful flight. He thought it would be good luck </text:span><text:span text:style-name="T47">to </text:span><text:span text:style-name="T44"><text:s/>marry in St. Louis and start from there to New York </text:span><text:span text:style-name="T47">to spend their honeymoon.</text:span></text:p>
          </table:table-cell>
          <table:table-cell/>
        </table:table-row>
        <table:table-row table:style-name="ro49">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75" office:value-type="string">
            <text:p><text:span text:style-name="T45"><text:s/></text:span><text:span text:style-name="T45">After Robert received this telephone message he was more hopeful. He secured a morning </text:span><text:span text:style-name="T45">newspaper and found the headlines filled with Lindbergh. Read about the preparations for </text:span><text:span text:style-name="T46">Captain Lindbergh’s</text:span><text:span text:style-name="T45"> return to Washington and New York and the plans for his reception. </text:span><text:span text:style-name="T45">Of course, Robert had looked forward to being there at that time and have Marie with him as </text:span><text:span text:style-name="T45">his wife. He had been looking forward to the day when his own dream would be realized and </text:span><text:span text:style-name="T45">he would build one of the greatest airships of the age.</text:span></text:p>
          </table:table-cell>
          <table:table-cell/>
        </table:table-row>
        <table:table-row table:style-name="ro46">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75" office:value-type="string">
            <text:p><text:span text:style-name="T45"><text:s/></text:span><text:span text:style-name="T45">Robert was still holding his Right Aeroplane stock, which he had bought at 31 on May 21st, </text:span><text:span text:style-name="T45">the day that </text:span><text:span text:style-name="T46">Captain Lindbergh</text:span><text:span text:style-name="T45"> completed his successful flight to Paris. He figured that he </text:span><text:span text:style-name="T45">could make a great fortune by buying Right Aeroplane stock and holding it for years and at </text:span><text:span text:style-name="T45">the same time selling Major Motors short. The markets in Wheat, Cotton, Major Motors and </text:span><text:span text:style-name="T45">Right Aeroplane were all doing just exactly as he had calculated they would. The fact that he </text:span><text:span text:style-name="T45">was making money on Right Aeroplane stock encouraged him to continue his work on his </text:span><text:span text:style-name="T45">own plane.</text:span></text:p>
          </table:table-cell>
          <table:table-cell/>
        </table:table-row>
        <table:table-row table:style-name="ro49">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75" office:value-type="string">
            <text:p><text:span text:style-name="T45"><text:s/></text:span><text:span text:style-name="T45">Robert awoke on Tuesday morning feeling much better, had his breakfast early, bought the </text:span><text:span text:style-name="T45">newspaper and read all about the receptions being planned for </text:span><text:span text:style-name="T46">Colonel Lindbergh</text:span><text:span text:style-name="T45"> and again </text:span><text:span text:style-name="T45">the wish stole into his heart and the hope was revived that in some way Marie might be with </text:span><text:span text:style-name="T45">him when Lindbergh arrived in New York. Later in the day he received telegrams at his hotel </text:span><text:span text:style-name="T45">from his broker, advising of the purchase of October and December cotton and also the </text:span><text:span text:style-name="T45">purchase of July wheat.</text:span></text:p>
          </table:table-cell>
          <table:table-cell/>
        </table:table-row>
        <table:table-row table:style-name="ro49">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75" office:value-type="string">
            <text:p><text:span text:style-name="T45"><text:s/></text:span><text:span text:style-name="T45">A little later in the day Robert received a long telegram from Mr. Kennelworth, </text:span><text:span text:style-name="T45">congratulating him on his birthday and offering words of encouragement, also telling Robert </text:span><text:span text:style-name="T45">that </text:span><text:span text:style-name="T46">he expected to leave Texarkana on Friday night, June 10th, and arrive in St. Louis </text:span><text:span text:style-name="T46">some time in the morning</text:span><text:span text:style-name="T45"> and that Robert should be ready to start with him to </text:span><text:span text:style-name="T46">New York</text:span><text:span text:style-name="T45">, </text:span><text:span text:style-name="T45">as he wanted to be there when </text:span><text:span text:style-name="T46">Lindbergh</text:span><text:span text:style-name="T45"> arrived. Robert received another telegram from his </text:span><text:span text:style-name="T45">mother congratulating him on his birthday and wishing him every success and happiness.</text:span></text:p>
          </table:table-cell>
          <table:table-cell/>
        </table:table-row>
        <table:table-row table:style-name="ro50">
          <table:table-cell office:value-type="float" office:value="14">
            <text:p>14</text:p>
          </table:table-cell>
          <table:table-cell office:value-type="float" office:value="180">
            <text:p>180</text:p>
          </table:table-cell>
          <table:table-cell table:number-columns-repeated="2"/>
          <table:table-cell office:value-type="string">
            <text:p><text:span text:style-name="T47"><text:s/></text:span><text:span text:style-name="T47">Robert returned to his hotel more hopeful and with the firm decision to face the future and </text:span><text:span text:style-name="T47">carry out his plans, living faithful to Marie. On his arrival at the hotel, he received a telegram </text:span><text:span text:style-name="T47">from Mr. Kennelworth, reading:</text:span></text:p>
            <text:p><text:span text:style-name="T49">LEAVING ON THE SUNSHINE SPECIAL TONIGHT [June 10, 1927] ARRIVE ST. LOUIS</text:span></text:p>
            <text:p><text:span text:style-name="T49">SATURDAY MORNING [June 11, 1927] BE READY TO LEAVE IMMEDIATELY WITH ME</text:span></text:p>
            <text:p><text:span text:style-name="T49">FOR NEW YORK.</text:span><text:span text:style-name="T44"> Robert was more cheerful after reading this message because </text:span><text:span text:style-name="T47">since Marie’s </text:span><text:span text:style-name="T47">disappearance he had not met a man or woman he had ever known before. Mr. Kennelworth </text:span><text:span text:style-name="T47">was a dear friend of his and it would be very comforting to meet him and talk over his </text:span><text:span text:style-name="T47">troubles. He was also anxious to meet his old pal, Walter Kennelworth, so he decided to get </text:span><text:span text:style-name="T47">ready to go on to New York. The big reception for </text:span><text:span text:style-name="T48">Colonel Charles A. Lindbergh</text:span><text:span text:style-name="T47"> was </text:span><text:span text:style-name="T47">planned and would take place in New York on </text:span><text:span text:style-name="T48">Monday, June 13</text:span><text:span text:style-name="T50">th</text:span><text:span text:style-name="T48"> [1927]</text:span><text:span text:style-name="T47">, and he wanted to </text:span><text:span text:style-name="T47">be there, but every time he thought of anything that would give him happiness or pleasure, he </text:span><text:span text:style-name="T47">thought of Marie and knew that without her it would not mean as much to him. Still he hoped </text:span><text:span text:style-name="T47">Marie might appear or that some news of her might be received before he left. He wanted to </text:span><text:span text:style-name="T47">see </text:span><text:span text:style-name="T48">Captain Lindbergh</text:span><text:span text:style-name="T47"> and his plane, </text:span><text:span text:style-name="T48">“The Spirit of St. Louis,”</text:span><text:span text:style-name="T47"> for Robert was dreaming </text:span><text:span text:style-name="T47">of the day when he would complete his own great plane according to Ezekiel’s plan.</text:span></text:p>
          </table:table-cell>
          <table:table-cell/>
        </table:table-row>
        <table:table-row table:style-name="ro51">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75" office:value-type="string">
            <text:p><text:span text:style-name="T45">On the following day, Monday, June 13th, Mr. Kennelworth, Robert and Walter arose early to </text:span><text:span text:style-name="T45">be ready for </text:span><text:span text:style-name="T46">Colonel Lindbergh’s</text:span><text:span text:style-name="T45"> triumphant march up Broadway. Robert was very </text:span><text:span text:style-name="T45">enthusiastic about it and talked about what a great achievement it was and what it meant to </text:span><text:span text:style-name="T45">the world, especially to the United States. Walter told him that they must get busy and start to </text:span><text:span text:style-name="T45">lay out the plans to build Robert’s great airplane. </text:span><text:span text:style-name="T51"><text:s/>Thru all the surging crowds, he </text:span><text:span text:style-name="T45">stared in </text:span><text:span text:style-name="T45">the face of every woman, hoping that Marie, if she was alive, might have decided to come to </text:span><text:span text:style-name="T45">New York for the </text:span><text:span text:style-name="T52">Lindbergh</text:span><text:span text:style-name="T45"> reception. It was a great day for </text:span><text:span text:style-name="T46">Colonel Lindbergh</text:span><text:span text:style-name="T45">, and a </text:span><text:span text:style-name="T45">great day for Robert, because it encouraged his hope for the day, and believed it would come </text:span><text:span text:style-name="T45">to pass when airplanes would conquer the world and bring universal peace.</text:span></text:p>
          </table:table-cell>
          <table:table-cell/>
        </table:table-row>
        <table:table-row table:style-name="ro46">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75" office:value-type="string">
            <text:p><text:span text:style-name="T45"><text:s/></text:span><text:span text:style-name="T45">A few days after New York’s reception to </text:span><text:span text:style-name="T46">Colonel Lindbergh</text:span><text:span text:style-name="T45">, Robert decided to get down </text:span><text:span text:style-name="T45">to business. He visited his brokers in Wall Street, talked over the market situation and found </text:span><text:span text:style-name="T45">that they did not agree with his ideas and views. Decided to open an office at 69 Wall Street, </text:span><text:span text:style-name="T45">and Walter was to work with him when he had time from his studies. They consulted about a</text:span></text:p>
            <text:p><text:span text:style-name="T45">stenographer or office assistant. Walter had met Miss Edna Quinton, a very talented girl, </text:span><text:span text:style-name="T45">whom he thought was the most competent he had ever known, so Robert gave her a position </text:span><text:span text:style-name="T45">in his office.</text:span></text:p>
          </table:table-cell>
          <table:table-cell/>
        </table:table-row>
        <table:table-row table:style-name="ro43">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76" office:value-type="string">
            <text:p><text:span text:style-name="T45"><text:s/></text:span><text:span text:style-name="T45">His first airplane (</text:span><text:span text:style-name="T46">St. Marie</text:span><text:span text:style-name="T45">) was now completed, -- a small one according to the plan laid </text:span><text:span text:style-name="T45">down by Ezekiel in the Bible. The plane had four wings and could fly on either one of its </text:span><text:span text:style-name="T45">four sides. It had a new motor with 12 cylinders and could be operated either with gas, </text:span><text:span text:style-name="T45">electricity or compressed air. He had constructed a wheel within a wheel so that he could </text:span><text:span text:style-name="T45">lower his plane and land anywhere he chose and could rise straight up. One motor had a </text:span><text:span text:style-name="T45">propeller in the center of the plane to lift it up while the other motor started its direct motion. </text:span><text:span text:style-name="T45">He could drive his plane backwards or forwards. It was a great success and the boy wizard of </text:span><text:span text:style-name="T45">Wall Street was now hailed as </text:span><text:span text:style-name="T46">a new Lindbergh of the air</text:span><text:span text:style-name="T45">. There was an extra motor built </text:span><text:span text:style-name="T45">with a collapsible propeller so that he could shift it from the center of the airplane to the tail, </text:span><text:span text:style-name="T45">enabling it to go backward or forward as he willed. The wings were so arranged that they </text:span><text:span text:style-name="T45">could either re</text:span><text:span text:style-name="T51">main stationary or be set in motion up or down by </text:span><text:span text:style-name="T45">motor. This was a new and </text:span><text:span text:style-name="T45">valuable feature in the construction of airplanes. <text:s/></text:span><text:span text:style-name="T44"><text:s/>In the St. Marie, RG visited England, </text:span><text:span text:style-name="T44">France, </text:span><text:span text:style-name="T45">Germany and in the </text:span><text:span text:style-name="T46">Spring of 1928 </text:span><text:span text:style-name="T45">made the longest successful flight to Japan, </text:span><text:span text:style-name="T45">where he was received with great honor. </text:span><text:span text:style-name="T46">Japan was very much interested in his new plane </text:span><text:span text:style-name="T46">and in his muffler. </text:span><text:span text:style-name="T45">The Japanese Government quickly closed a deal and </text:span><text:span text:style-name="T46">bought his </text:span><text:span text:style-name="T46">invention</text:span><text:span text:style-name="T45"> for a large sum of money. <text:s/></text:span><text:span text:style-name="T44"><text:s/>He returned to New York </text:span><text:span text:style-name="T45">in the </text:span><text:span text:style-name="T46">Summer of 1928 </text:span><text:span text:style-name="T45">and </text:span><text:span text:style-name="T45">was now reputed as being worth more than a million dollars, after making more successful </text:span><text:span text:style-name="T45">deals in stocks, cotton and wheat.</text:span></text:p>
          </table:table-cell>
          <table:table-cell/>
        </table:table-row>
        <table:table-row table:style-name="ro4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77" office:value-type="string">
            <text:p><text:s/>The President [of France] notified [Supreme Commander Gordon] that France would declare a holiday and give <text:span text:style-name="T53">[Supreme Commander Gordon]</text:span> a reception greater than that tendered <text:span text:style-name="T5">Captain Lindbergh </text:span><text:span text:style-name="T13">when he landed there on</text:span><text:span text:style-name="T5"> May 21st, 1927. </text:span><text:span text:style-name="T54">[Supreme Commander </text:span><text:span text:style-name="T54">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45">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75" office:value-type="string">
            <text:p><text:span text:style-name="T45"><text:s/></text:span><text:span text:style-name="T55">[Supreme Commander Gordon]</text:span><text:span text:style-name="T45"> left Berlin and was in Paris in a short time. France had sent </text:span><text:span text:style-name="T45">thousands of her planes into the air signaling the "Marie." They could not see her and </text:span><text:span text:style-name="T45">Supreme Commander Gordon communicated with them by radio and </text:span><text:span text:style-name="T46">anchored near the </text:span><text:span text:style-name="T46">same spot where Lindbergh had landed over five years before.</text:span></text:p>
          </table:table-cell>
          <table:table-cell/>
        </table:table-row>
        <table:table-row table:style-name="ro45" table:number-rows-repeated="1048557">
          <table:table-cell table:number-columns-repeated="6"/>
        </table:table-row>
        <table:table-row table:style-name="ro45">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0">
          <table:table-cell table:number-columns-repeated="3"/>
        </table:table-row>
        <table:table-row table:style-name="ro40">
          <table:table-cell/>
          <table:table-cell office:value-type="string">
            <text:p>Conclusion:</text:p>
          </table:table-cell>
          <table:table-cell office:value-type="string">
            <text:p>1) Watch RG's actions.</text:p>
          </table:table-cell>
        </table:table-row>
        <table:table-row table:style-name="ro40">
          <table:table-cell table:number-columns-repeated="2"/>
          <table:table-cell office:value-type="string">
            <text:p>2) Make notes of how often he speaks of Marie</text:p>
          </table:table-cell>
        </table:table-row>
        <table:table-row table:style-name="ro40">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61" table:default-cell-style-name="ce12"/>
        <table:table-column table:style-name="co62" table:default-cell-style-name="ce12"/>
        <table:table-column table:style-name="co63" table:default-cell-style-name="ce12"/>
        <table:table-column table:style-name="co64" table:default-cell-style-name="ce12"/>
        <table:table-column table:style-name="co65" table:default-cell-style-name="ce12"/>
        <table:table-column table:style-name="co66"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1" office:value-type="string">
            <text:p><text:span text:style-name="T56">Enoch, who was the seventh from Adam – a number gnerally referred to as divine – </text:span><text:span text:style-name="T56">was </text:span><text:span text:style-name="T57">translated</text:span><text:span text:style-name="T56"> to </text:span><text:span text:style-name="T57">heaven</text:span><text:span text:style-name="T56"> for his faith at the</text:span><text:span text:style-name="T57"> age of 365 years</text:span><text:span text:style-name="T56">. <text:s/>I believe that at that </text:span><text:span text:style-name="T56">time they had all modern inventions and that Enoch went up in an airplane. <text:s text:c="2"/>The </text:span><text:span text:style-name="T56">writer of the book, probably not having seen an airplane before and seeing Enoch go </text:span><text:span text:style-name="T56">into the sky, thought that he had gone to heaven. We are now in the 5000-year </text:span><text:span text:style-name="T56">cycle, from the time that Enoch was transferred to heaven, and this indicates the </text:span><text:span text:style-name="T56">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text:span><text:span text:style-name="T1">airplane. Since the chariot was seen blazing with some kind of fire or gas, the </text:span><text:span text:style-name="T1">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text:span><text:span text:style-name="T1">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1"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47"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text:span><text:span text:style-name="T1">own power. <text:s/></text:span><text:span text:style-name="T2"><text:s/>Note that his was 100 years after Fulton's </text:span><text:span text:style-name="T1">first steamboat went up the </text:span><text:span text:style-name="T1">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text:span><text:span text:style-name="T1">made the trip in 64 hours and 13 minutes. <text:s/></text:span><text:span text:style-name="T2"><text:s/>One hundred <text:s/>years previous to this the </text:span><text:span text:style-name="T2">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0" table:number-rows-repeated="2">
          <table:table-cell table:number-columns-repeated="1024"/>
        </table:table-row>
        <table:table-row table:style-name="ro21">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text:span><text:span text:style-name="T1">Atlantic. As railroad and ocean transportation made rapid progress from 1807 to </text:span><text:span text:style-name="T1">1838, so is airplane transportation making rapid progress and I predict that in 1938, </text:span><text:span text:style-name="T1">airplanes will be traveling at the rate of 1000 miles an hour to all parts of the earth, </text:span><text:span text:style-name="T1">carrying passengers and freight. My interpretation of the cycles to repeat in future </text:span><text:span text:style-name="T1">indicates that from 1928 to 1932, one of the greatest battles of all history will be </text:span><text:span text:style-name="T1">fought in the air. In the next few years airplanes will be making successful trips </text:span><text:span text:style-name="T1">around the world and carrying passengers. Man has succeeded in traveling on the </text:span><text:span text:style-name="T1">earth by steam, gas and electricity. The automobile solved the problem of motor </text:span><text:span text:style-name="T1">transportation without rail. The water was first conquered in a crude canoe, next with </text:span><text:span text:style-name="T1">a sailing vessel, then the fast steamers and later the submarine by which man can </text:span><text:span text:style-name="T1">travel secretly under the water. The next and last great conquest was the air, and as </text:span><text:span text:style-name="T1">nations</text:span><text:span text:style-name="T2"> have fought battles on the land, on the water and used </text:span><text:span text:style-name="T1">the submarine for </text:span><text:span text:style-name="T1">successful warfare under the water, the next and last great step in transportation will </text:span><text:span text:style-name="T1">be in the air. It is but natural to expect that the greatest battle of all will take place in </text:span><text:span text:style-name="T1">the air when all modern inventions will be used to destroy human life. As stated in </text:span><text:span text:style-name="T1">the Bible, unless the time be shortened, no human being will be left on this earth, but </text:span><text:span text:style-name="T1">the Good Book has promised that the time will be shortened. Nations will try this </text:span><text:span text:style-name="T1">new mode to conquer each other before the United Kingdom, spoken of in the Bible, </text:span><text:span text:style-name="T1">can be realized.</text:span></text:p>
          </table:table-cell>
          <table:table-cell table:number-columns-repeated="1019"/>
        </table:table-row>
        <table:table-row table:style-name="ro21" table:number-rows-repeated="1048531">
          <table:table-cell table:number-columns-repeated="1024"/>
        </table:table-row>
        <table:table-row table:style-name="ro21">
          <table:table-cell table:number-columns-repeated="1024"/>
        </table:table-row>
      </table:table>
      <table:table table:name="Roles and positions" table:style-name="ta1" table:print="false">
        <table:table-column table:style-name="co57" table:default-cell-style-name="Default"/>
        <table:table-column table:style-name="co7" table:default-cell-style-name="Default"/>
        <table:table-column table:style-name="co67" table:default-cell-style-name="Default"/>
        <table:table-column table:style-name="co68" table:default-cell-style-name="ce2"/>
        <table:table-column table:style-name="co69" table:default-cell-style-name="ce2"/>
        <table:table-column table:style-name="co70" table:default-cell-style-name="Default"/>
        <table:table-column table:style-name="co7" table:default-cell-style-name="Default"/>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79"/>
        </table:table-row>
        <table:table-row table:style-name="ro42">
          <table:table-cell office:value-type="float" office:value="2">
            <text:p>2</text:p>
          </table:table-cell>
          <table:table-cell office:value-type="float" office:value="14">
            <text:p>14</text:p>
          </table:table-cell>
          <table:table-cell office:value-type="string">
            <text:p>Summer, 1919</text:p>
          </table:table-cell>
          <table:table-cell table:style-name="ce78" office:value-type="string">
            <text:p>Mr. J. H. Kennelworth gives RG a position in his office during the summer months. (<text:span text:style-name="T7">RG as clerk.) </text:span></text:p>
          </table:table-cell>
          <table:table-cell table:number-columns-repeated="3"/>
        </table:table-row>
        <table:table-row table:style-name="ro5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text:span><text:span text:style-name="T5">for Mr. Kennelworth in his office</text:span>. <text:s/><text:span text:style-name="T5">RG was a willing worker, an expert </text:span><text:span text:style-name="T5">stenographer and secretary</text:span>. <text:s/>Robert continued to show expert mechanical ability and could fix anything that was wrong with an automobile.</text:p>
          </table:table-cell>
          <table:table-cell table:number-columns-repeated="3"/>
        </table:table-row>
        <table:table-row table:style-name="ro49">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text:span><text:span text:style-name="T5">[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4">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text:span><text:span text:style-name="T5">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52">
          <table:table-cell table:number-columns-repeated="3"/>
          <table:table-cell office:value-type="string">
            <text:p>RG as inventor</text:p>
          </table:table-cell>
          <table:table-cell table:number-columns-repeated="3"/>
        </table:table-row>
        <table:table-row table:style-name="ro52">
          <table:table-cell table:number-columns-repeated="3"/>
          <table:table-cell office:value-type="string">
            <text:p>RG as traveler</text:p>
          </table:table-cell>
          <table:table-cell table:number-columns-repeated="3"/>
        </table:table-row>
        <table:table-row table:style-name="ro52">
          <table:table-cell table:number-columns-repeated="3"/>
          <table:table-cell office:value-type="string">
            <text:p>RG as trader</text:p>
          </table:table-cell>
          <table:table-cell table:number-columns-repeated="3"/>
        </table:table-row>
        <table:table-row table:style-name="ro52">
          <table:table-cell table:number-columns-repeated="3"/>
          <table:table-cell office:value-type="string">
            <text:p>RG as lieutenant</text:p>
          </table:table-cell>
          <table:table-cell table:number-columns-repeated="3"/>
        </table:table-row>
        <table:table-row table:style-name="ro52" table:number-rows-repeated="1048566">
          <table:table-cell table:number-columns-repeated="7"/>
        </table:table-row>
        <table:table-row table:style-name="ro52">
          <table:table-cell table:number-columns-repeated="7"/>
        </table:table-row>
      </table:table>
      <table:table table:name="Season Events" table:style-name="ta1" table:print="false">
        <table:table-column table:style-name="co71" table:default-cell-style-name="Default"/>
        <table:table-column table:style-name="co71" table:number-columns-repeated="2" table:default-cell-style-name="ce26"/>
        <table:table-column table:style-name="co71" table:default-cell-style-name="Default"/>
        <table:table-column table:style-name="co57" table:default-cell-style-name="Default"/>
        <table:table-column table:style-name="co72" table:default-cell-style-name="ce4"/>
        <table:table-column table:style-name="co73" table:default-cell-style-name="ce4"/>
        <table:table-column table:style-name="co74" table:default-cell-style-name="ce4"/>
        <table:table-row table:style-name="ro52">
          <table:table-cell table:style-name="ce80" office:value-type="string">
            <text:p>Season</text:p>
          </table:table-cell>
          <table:table-cell table:style-name="ce80" office:value-type="string">
            <text:p>Year</text:p>
          </table:table-cell>
          <table:table-cell table:style-name="ce80"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0">
          <table:table-cell office:value-type="string">
            <text:p>Spring</text:p>
          </table:table-cell>
          <table:table-cell office:value-type="float" office:value="1906">
            <text:p>1906</text:p>
          </table:table-cell>
          <table:table-cell table:number-columns-repeated="6"/>
        </table:table-row>
        <table:table-row table:style-name="ro52">
          <table:table-cell office:value-type="string">
            <text:p>Summer</text:p>
          </table:table-cell>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0">
          <table:table-cell office:value-type="string">
            <text:p>Fall</text:p>
          </table:table-cell>
          <table:table-cell/>
          <table:table-cell office:value-type="float" office:value="1">
            <text:p>1</text:p>
          </table:table-cell>
          <table:table-cell table:number-columns-repeated="5"/>
        </table:table-row>
        <table:table-row table:style-name="ro40">
          <table:table-cell office:value-type="string">
            <text:p>Winter</text:p>
          </table:table-cell>
          <table:table-cell/>
          <table:table-cell office:value-type="float" office:value="2">
            <text:p>2</text:p>
          </table:table-cell>
          <table:table-cell table:number-columns-repeated="5"/>
        </table:table-row>
        <table:table-row table:style-name="ro55">
          <table:table-cell office:value-type="string">
            <text:p>Spring</text:p>
          </table:table-cell>
          <table:table-cell office:value-type="float" office:value="1907">
            <text:p>190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0">
          <table:table-cell office:value-type="string">
            <text:p>Summer</text:p>
          </table:table-cell>
          <table:table-cell/>
          <table:table-cell office:value-type="float" office:value="4">
            <text:p>4</text:p>
          </table:table-cell>
          <table:table-cell table:number-columns-repeated="5"/>
        </table:table-row>
        <table:table-row table:style-name="ro47">
          <table:table-cell office:value-type="string">
            <text:p>Fall</text:p>
          </table:table-cell>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47"><text:s/></text:span><text:span text:style-name="T47">The Spring was late and overflows damaged cotton. This, together with unfavorable </text:span><text:span text:style-name="T47">financial conditions, caused a </text:span><text:span text:style-name="T48">panic in the</text:span></text:p>
            <text:p><text:span text:style-name="T48">United States in the Fall of 1907.</text:span></text:p>
          </table:table-cell>
          <table:table-cell/>
        </table:table-row>
        <table:table-row table:style-name="ro40">
          <table:table-cell office:value-type="string">
            <text:p>Winter</text:p>
          </table:table-cell>
          <table:table-cell/>
          <table:table-cell office:value-type="float" office:value="6">
            <text:p>6</text:p>
          </table:table-cell>
          <table:table-cell table:number-columns-repeated="5"/>
        </table:table-row>
        <table:table-row table:style-name="ro40">
          <table:table-cell office:value-type="string">
            <text:p>Spring</text:p>
          </table:table-cell>
          <table:table-cell office:value-type="float" office:value="1908">
            <text:p>1908</text:p>
          </table:table-cell>
          <table:table-cell office:value-type="float" office:value="7">
            <text:p>7</text:p>
          </table:table-cell>
          <table:table-cell table:number-columns-repeated="5"/>
        </table:table-row>
        <table:table-row table:style-name="ro40">
          <table:table-cell office:value-type="string">
            <text:p>Summer</text:p>
          </table:table-cell>
          <table:table-cell/>
          <table:table-cell office:value-type="float" office:value="8">
            <text:p>8</text:p>
          </table:table-cell>
          <table:table-cell table:number-columns-repeated="5"/>
        </table:table-row>
        <table:table-row table:style-name="ro40">
          <table:table-cell office:value-type="string">
            <text:p>Fall</text:p>
          </table:table-cell>
          <table:table-cell/>
          <table:table-cell office:value-type="float" office:value="9">
            <text:p>9</text:p>
          </table:table-cell>
          <table:table-cell table:number-columns-repeated="5"/>
        </table:table-row>
        <table:table-row table:style-name="ro40">
          <table:table-cell office:value-type="string">
            <text:p>Winter</text:p>
          </table:table-cell>
          <table:table-cell/>
          <table:table-cell office:value-type="float" office:value="10">
            <text:p>10</text:p>
          </table:table-cell>
          <table:table-cell table:number-columns-repeated="5"/>
        </table:table-row>
        <table:table-row table:style-name="ro40">
          <table:table-cell office:value-type="string">
            <text:p>Spring</text:p>
          </table:table-cell>
          <table:table-cell office:value-type="float" office:value="1909">
            <text:p>1909</text:p>
          </table:table-cell>
          <table:table-cell office:value-type="float" office:value="11">
            <text:p>11</text:p>
          </table:table-cell>
          <table:table-cell table:number-columns-repeated="5"/>
        </table:table-row>
        <table:table-row table:style-name="ro40">
          <table:table-cell office:value-type="string">
            <text:p>Summer</text:p>
          </table:table-cell>
          <table:table-cell/>
          <table:table-cell office:value-type="float" office:value="12">
            <text:p>12</text:p>
          </table:table-cell>
          <table:table-cell table:number-columns-repeated="5"/>
        </table:table-row>
        <table:table-row table:style-name="ro40">
          <table:table-cell office:value-type="string">
            <text:p>Fall</text:p>
          </table:table-cell>
          <table:table-cell/>
          <table:table-cell office:value-type="float" office:value="13">
            <text:p>13</text:p>
          </table:table-cell>
          <table:table-cell table:number-columns-repeated="5"/>
        </table:table-row>
        <table:table-row table:style-name="ro40">
          <table:table-cell office:value-type="string">
            <text:p>Winter</text:p>
          </table:table-cell>
          <table:table-cell/>
          <table:table-cell office:value-type="float" office:value="14">
            <text:p>14</text:p>
          </table:table-cell>
          <table:table-cell table:number-columns-repeated="5"/>
        </table:table-row>
        <table:table-row table:style-name="ro40">
          <table:table-cell office:value-type="string">
            <text:p>Spring</text:p>
          </table:table-cell>
          <table:table-cell office:value-type="float" office:value="1910">
            <text:p>1910</text:p>
          </table:table-cell>
          <table:table-cell office:value-type="float" office:value="15">
            <text:p>15</text:p>
          </table:table-cell>
          <table:table-cell table:number-columns-repeated="5"/>
        </table:table-row>
        <table:table-row table:style-name="ro40">
          <table:table-cell office:value-type="string">
            <text:p>Summer</text:p>
          </table:table-cell>
          <table:table-cell/>
          <table:table-cell office:value-type="float" office:value="16">
            <text:p>16</text:p>
          </table:table-cell>
          <table:table-cell table:number-columns-repeated="5"/>
        </table:table-row>
        <table:table-row table:style-name="ro40">
          <table:table-cell office:value-type="string">
            <text:p>Fall</text:p>
          </table:table-cell>
          <table:table-cell/>
          <table:table-cell office:value-type="float" office:value="17">
            <text:p>17</text:p>
          </table:table-cell>
          <table:table-cell table:number-columns-repeated="5"/>
        </table:table-row>
        <table:table-row table:style-name="ro40">
          <table:table-cell office:value-type="string">
            <text:p>Winter</text:p>
          </table:table-cell>
          <table:table-cell/>
          <table:table-cell office:value-type="float" office:value="18">
            <text:p>18</text:p>
          </table:table-cell>
          <table:table-cell table:number-columns-repeated="5"/>
        </table:table-row>
        <table:table-row table:style-name="ro40">
          <table:table-cell office:value-type="string">
            <text:p>Spring</text:p>
          </table:table-cell>
          <table:table-cell office:value-type="float" office:value="1911">
            <text:p>1911</text:p>
          </table:table-cell>
          <table:table-cell office:value-type="float" office:value="19">
            <text:p>19</text:p>
          </table:table-cell>
          <table:table-cell table:number-columns-repeated="5"/>
        </table:table-row>
        <table:table-row table:style-name="ro40">
          <table:table-cell office:value-type="string">
            <text:p>Summer</text:p>
          </table:table-cell>
          <table:table-cell/>
          <table:table-cell office:value-type="float" office:value="20">
            <text:p>20</text:p>
          </table:table-cell>
          <table:table-cell table:number-columns-repeated="5"/>
        </table:table-row>
        <table:table-row table:style-name="ro40">
          <table:table-cell office:value-type="string">
            <text:p>Fall</text:p>
          </table:table-cell>
          <table:table-cell/>
          <table:table-cell office:value-type="float" office:value="21">
            <text:p>21</text:p>
          </table:table-cell>
          <table:table-cell table:number-columns-repeated="5"/>
        </table:table-row>
        <table:table-row table:style-name="ro40">
          <table:table-cell office:value-type="string">
            <text:p>Winter</text:p>
          </table:table-cell>
          <table:table-cell/>
          <table:table-cell office:value-type="float" office:value="22">
            <text:p>22</text:p>
          </table:table-cell>
          <table:table-cell table:number-columns-repeated="5"/>
        </table:table-row>
        <table:table-row table:style-name="ro40">
          <table:table-cell office:value-type="string">
            <text:p>Spring</text:p>
          </table:table-cell>
          <table:table-cell office:value-type="float" office:value="1912">
            <text:p>1912</text:p>
          </table:table-cell>
          <table:table-cell office:value-type="float" office:value="23">
            <text:p>23</text:p>
          </table:table-cell>
          <table:table-cell table:number-columns-repeated="5"/>
        </table:table-row>
        <table:table-row table:style-name="ro40">
          <table:table-cell office:value-type="string">
            <text:p>Summer</text:p>
          </table:table-cell>
          <table:table-cell/>
          <table:table-cell office:value-type="float" office:value="24">
            <text:p>24</text:p>
          </table:table-cell>
          <table:table-cell table:number-columns-repeated="5"/>
        </table:table-row>
        <table:table-row table:style-name="ro40">
          <table:table-cell office:value-type="string">
            <text:p>Fall</text:p>
          </table:table-cell>
          <table:table-cell/>
          <table:table-cell office:value-type="float" office:value="25">
            <text:p>25</text:p>
          </table:table-cell>
          <table:table-cell table:number-columns-repeated="5"/>
        </table:table-row>
        <table:table-row table:style-name="ro40">
          <table:table-cell office:value-type="string">
            <text:p>Winter</text:p>
          </table:table-cell>
          <table:table-cell/>
          <table:table-cell office:value-type="float" office:value="26">
            <text:p>26</text:p>
          </table:table-cell>
          <table:table-cell table:number-columns-repeated="5"/>
        </table:table-row>
        <table:table-row table:style-name="ro47">
          <table:table-cell office:value-type="string">
            <text:p>Spring</text:p>
          </table:table-cell>
          <table:table-cell office:value-type="float" office:value="1913">
            <text:p>1913</text:p>
          </table:table-cell>
          <table:table-cell office:value-type="float" office:value="27">
            <text:p>27</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47"><text:s/></text:span><text:span text:style-name="T47">Robert suffered a severe illness in the</text:span></text:p>
            <text:p><text:span text:style-name="T47">Spring, and for a few months his life was despaired</text:span></text:p>
            <text:p><text:span text:style-name="T47">of, but he quickly recovered.</text:span></text:p>
          </table:table-cell>
          <table:table-cell/>
        </table:table-row>
        <table:table-row table:style-name="ro40">
          <table:table-cell office:value-type="string">
            <text:p>Summer</text:p>
          </table:table-cell>
          <table:table-cell/>
          <table:table-cell office:value-type="float" office:value="28">
            <text:p>28</text:p>
          </table:table-cell>
          <table:table-cell table:number-columns-repeated="5"/>
        </table:table-row>
        <table:table-row table:style-name="ro40">
          <table:table-cell office:value-type="string">
            <text:p>Fall</text:p>
          </table:table-cell>
          <table:table-cell/>
          <table:table-cell office:value-type="float" office:value="29">
            <text:p>29</text:p>
          </table:table-cell>
          <table:table-cell table:number-columns-repeated="5"/>
        </table:table-row>
        <table:table-row table:style-name="ro40">
          <table:table-cell office:value-type="string">
            <text:p>Winter</text:p>
          </table:table-cell>
          <table:table-cell/>
          <table:table-cell office:value-type="float" office:value="30">
            <text:p>30</text:p>
          </table:table-cell>
          <table:table-cell table:number-columns-repeated="5"/>
        </table:table-row>
        <table:table-row table:style-name="ro40">
          <table:table-cell office:value-type="string">
            <text:p>Spring</text:p>
          </table:table-cell>
          <table:table-cell office:value-type="float" office:value="1914">
            <text:p>1914</text:p>
          </table:table-cell>
          <table:table-cell office:value-type="float" office:value="31">
            <text:p>31</text:p>
          </table:table-cell>
          <table:table-cell table:number-columns-repeated="5"/>
        </table:table-row>
        <table:table-row table:style-name="ro40">
          <table:table-cell office:value-type="string">
            <text:p>Summer</text:p>
          </table:table-cell>
          <table:table-cell/>
          <table:table-cell office:value-type="float" office:value="32">
            <text:p>32</text:p>
          </table:table-cell>
          <table:table-cell table:number-columns-repeated="5"/>
        </table:table-row>
        <table:table-row table:style-name="ro40">
          <table:table-cell office:value-type="string">
            <text:p>Fall</text:p>
          </table:table-cell>
          <table:table-cell/>
          <table:table-cell office:value-type="float" office:value="33">
            <text:p>33</text:p>
          </table:table-cell>
          <table:table-cell table:number-columns-repeated="5"/>
        </table:table-row>
        <table:table-row table:style-name="ro40">
          <table:table-cell office:value-type="string">
            <text:p>Winter</text:p>
          </table:table-cell>
          <table:table-cell/>
          <table:table-cell office:value-type="float" office:value="34">
            <text:p>34</text:p>
          </table:table-cell>
          <table:table-cell table:number-columns-repeated="5"/>
        </table:table-row>
        <table:table-row table:style-name="ro40">
          <table:table-cell office:value-type="string">
            <text:p>Spring</text:p>
          </table:table-cell>
          <table:table-cell office:value-type="float" office:value="1915">
            <text:p>1915</text:p>
          </table:table-cell>
          <table:table-cell office:value-type="float" office:value="35">
            <text:p>35</text:p>
          </table:table-cell>
          <table:table-cell table:number-columns-repeated="5"/>
        </table:table-row>
        <table:table-row table:style-name="ro40">
          <table:table-cell office:value-type="string">
            <text:p>Summer</text:p>
          </table:table-cell>
          <table:table-cell/>
          <table:table-cell office:value-type="float" office:value="36">
            <text:p>36</text:p>
          </table:table-cell>
          <table:table-cell table:number-columns-repeated="5"/>
        </table:table-row>
        <table:table-row table:style-name="ro40">
          <table:table-cell office:value-type="string">
            <text:p>Fall</text:p>
          </table:table-cell>
          <table:table-cell/>
          <table:table-cell office:value-type="float" office:value="37">
            <text:p>37</text:p>
          </table:table-cell>
          <table:table-cell table:number-columns-repeated="5"/>
        </table:table-row>
        <table:table-row table:style-name="ro40">
          <table:table-cell office:value-type="string">
            <text:p>Winter</text:p>
          </table:table-cell>
          <table:table-cell/>
          <table:table-cell office:value-type="float" office:value="38">
            <text:p>38</text:p>
          </table:table-cell>
          <table:table-cell table:number-columns-repeated="5"/>
        </table:table-row>
        <table:table-row table:style-name="ro40">
          <table:table-cell office:value-type="string">
            <text:p>Spring</text:p>
          </table:table-cell>
          <table:table-cell office:value-type="float" office:value="1916">
            <text:p>1916</text:p>
          </table:table-cell>
          <table:table-cell office:value-type="float" office:value="39">
            <text:p>39</text:p>
          </table:table-cell>
          <table:table-cell table:number-columns-repeated="5"/>
        </table:table-row>
        <table:table-row table:style-name="ro40">
          <table:table-cell office:value-type="string">
            <text:p>Summer</text:p>
          </table:table-cell>
          <table:table-cell/>
          <table:table-cell office:value-type="float" office:value="40">
            <text:p>40</text:p>
          </table:table-cell>
          <table:table-cell table:number-columns-repeated="5"/>
        </table:table-row>
        <table:table-row table:style-name="ro40">
          <table:table-cell office:value-type="string">
            <text:p>Fall</text:p>
          </table:table-cell>
          <table:table-cell/>
          <table:table-cell office:value-type="float" office:value="41">
            <text:p>41</text:p>
          </table:table-cell>
          <table:table-cell table:number-columns-repeated="5"/>
        </table:table-row>
        <table:table-row table:style-name="ro40">
          <table:table-cell office:value-type="string">
            <text:p>Winter</text:p>
          </table:table-cell>
          <table:table-cell/>
          <table:table-cell office:value-type="float" office:value="42">
            <text:p>42</text:p>
          </table:table-cell>
          <table:table-cell table:number-columns-repeated="5"/>
        </table:table-row>
        <table:table-row table:style-name="ro40">
          <table:table-cell office:value-type="string">
            <text:p>Spring</text:p>
          </table:table-cell>
          <table:table-cell office:value-type="float" office:value="1917">
            <text:p>1917</text:p>
          </table:table-cell>
          <table:table-cell office:value-type="float" office:value="43">
            <text:p>43</text:p>
          </table:table-cell>
          <table:table-cell table:number-columns-repeated="5"/>
        </table:table-row>
        <table:table-row table:style-name="ro40">
          <table:table-cell office:value-type="string">
            <text:p>Summer</text:p>
          </table:table-cell>
          <table:table-cell/>
          <table:table-cell office:value-type="float" office:value="44">
            <text:p>44</text:p>
          </table:table-cell>
          <table:table-cell table:number-columns-repeated="5"/>
        </table:table-row>
        <table:table-row table:style-name="ro40">
          <table:table-cell office:value-type="string">
            <text:p>Fall</text:p>
          </table:table-cell>
          <table:table-cell/>
          <table:table-cell office:value-type="float" office:value="45">
            <text:p>45</text:p>
          </table:table-cell>
          <table:table-cell table:number-columns-repeated="5"/>
        </table:table-row>
        <table:table-row table:style-name="ro40">
          <table:table-cell office:value-type="string">
            <text:p>Winter</text:p>
          </table:table-cell>
          <table:table-cell/>
          <table:table-cell office:value-type="float" office:value="46">
            <text:p>46</text:p>
          </table:table-cell>
          <table:table-cell table:number-columns-repeated="5"/>
        </table:table-row>
        <table:table-row table:style-name="ro40">
          <table:table-cell office:value-type="string">
            <text:p>Spring</text:p>
          </table:table-cell>
          <table:table-cell office:value-type="float" office:value="1918">
            <text:p>1918</text:p>
          </table:table-cell>
          <table:table-cell office:value-type="float" office:value="47">
            <text:p>47</text:p>
          </table:table-cell>
          <table:table-cell table:number-columns-repeated="5"/>
        </table:table-row>
        <table:table-row table:style-name="ro40">
          <table:table-cell office:value-type="string">
            <text:p>Summer</text:p>
          </table:table-cell>
          <table:table-cell/>
          <table:table-cell office:value-type="float" office:value="48">
            <text:p>48</text:p>
          </table:table-cell>
          <table:table-cell table:number-columns-repeated="5"/>
        </table:table-row>
        <table:table-row table:style-name="ro40">
          <table:table-cell office:value-type="string">
            <text:p>Fall</text:p>
          </table:table-cell>
          <table:table-cell/>
          <table:table-cell office:value-type="float" office:value="49">
            <text:p>49</text:p>
          </table:table-cell>
          <table:table-cell table:number-columns-repeated="5"/>
        </table:table-row>
        <table:table-row table:style-name="ro40">
          <table:table-cell office:value-type="string">
            <text:p>Winter</text:p>
          </table:table-cell>
          <table:table-cell/>
          <table:table-cell office:value-type="float" office:value="50">
            <text:p>50</text:p>
          </table:table-cell>
          <table:table-cell table:number-columns-repeated="5"/>
        </table:table-row>
        <table:table-row table:style-name="ro40">
          <table:table-cell office:value-type="string">
            <text:p>Spring</text:p>
          </table:table-cell>
          <table:table-cell office:value-type="float" office:value="1919">
            <text:p>1919</text:p>
          </table:table-cell>
          <table:table-cell office:value-type="float" office:value="51">
            <text:p>51</text:p>
          </table:table-cell>
          <table:table-cell table:number-columns-repeated="5"/>
        </table:table-row>
        <table:table-row table:style-name="ro56">
          <table:table-cell office:value-type="string">
            <text:p>Summer</text:p>
          </table:table-cell>
          <table:table-cell/>
          <table:table-cell office:value-type="float" office:value="52">
            <text:p>52</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58">School was over in the </text:span><text:span text:style-name="T59">Summer of 1919</text:span><text:span text:style-name="T58">, and Mr.</text:span></text:p>
            <text:p><text:span text:style-name="T7">J. H. Kennelworth, Walter’s father, offered Robert a</text:span></text:p>
            <text:p><text:span text:style-name="T7">position in his office during the summer months. After</text:span></text:p>
            <text:p><text:span text:style-name="T7">business, Walter and Robert would often go out automobile</text:span></text:p>
            <text:p><text:span text:style-name="T7">riding. Along in July, he met with a serious</text:span></text:p>
            <text:p><text:span text:style-name="T7">accident. The automobile was overturned and Robert’s</text:span></text:p>
            <text:p><text:span text:style-name="T7">arm was broken, and he suffered internal injuries. He</text:span></text:p>
            <text:p><text:span text:style-name="T7">was taken to the hospital where he lay for several weeks</text:span></text:p>
            <text:p><text:span text:style-name="T7">before recovery. His mother was very much worried</text:span></text:p>
            <text:p><text:span text:style-name="T7">and alarmed over this accident, and thought it was best</text:span><text:span text:style-name="T58"> for Bobbie to return to the </text:span><text:span text:style-name="T58">farm and not work in the</text:span></text:p>
            <text:p><text:span text:style-name="T7">city any more. <text:s/></text:span><text:span text:style-name="T58"><text:s/>His brother Ralph had just returned from </text:span><text:span text:style-name="T59">France</text:span><text:span text:style-name="T58">, </text:span><text:span text:style-name="T7">where he had met </text:span><text:span text:style-name="T7">with many obstacles in the war but had received no serious injury. Robert went </text:span><text:span text:style-name="T7">home for</text:span></text:p>
            <text:p><text:span text:style-name="T7">a rest after the accident. He had many disagreements</text:span></text:p>
            <text:p><text:span text:style-name="T7">and fights with his older brother, and it seemed to be</text:span></text:p>
            <text:p><text:span text:style-name="T7">impossible to get along. All of the trouble occurred over</text:span></text:p>
            <text:p><text:span text:style-name="T7">the fact that Robert would not work on the farm, or</text:span></text:p>
            <text:p><text:span text:style-name="T7">help his brother.</text:span></text:p>
          </table:table-cell>
          <table:table-cell/>
        </table:table-row>
        <table:table-row table:style-name="ro42">
          <table:table-cell office:value-type="string">
            <text:p>Fall</text:p>
          </table:table-cell>
          <table:table-cell/>
          <table:table-cell office:value-type="float" office:value="53">
            <text:p>53</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4">
          <table:table-cell office:value-type="string">
            <text:p>Fall</text:p>
          </table:table-cell>
          <table:table-cell/>
          <table:table-cell office:value-type="float" office:value="53">
            <text:p>53</text:p>
          </table:table-cell>
          <table:table-cell office:value-type="float" office:value="6">
            <text:p>6</text:p>
          </table:table-cell>
          <table:table-cell office:value-type="float" office:value="64">
            <text:p>64</text:p>
          </table:table-cell>
          <table:table-cell office:value-type="string">
            <text:p>Fall 1919</text:p>
          </table:table-cell>
          <table:table-cell table:style-name="ce82" office:value-type="string">
            <text:p><text:span text:style-name="T45">Mr. K said: I will give you a little experience that I had. I went to</text:span></text:p>
            <text:p><text:span text:style-name="T45">New York many years ago, and on advice and information</text:span></text:p>
            <text:p><text:span text:style-name="T45">from some friends of mine, was induced to buy some oil</text:span></text:p>
            <text:p><text:span text:style-name="T45">stock. This was in the </text:span><text:span text:style-name="T46">Fall of 1919. <text:s/></text:span><text:span text:style-name="T60"><text:s/>Oil stocks advanced</text:span></text:p>
            <text:p><text:span text:style-name="T46">rapidly</text:span><text:span text:style-name="T52">, and along in October, my friends advised me to buy</text:span></text:p>
            <text:p><text:span text:style-name="T52">more. I had some handsome profits and did buy more. <text:s/>In November 1919, </text:span><text:span text:style-name="T46">the market </text:span><text:span text:style-name="T46">smashed all to pieces, and the oil stocks declined 50 to 100 points. <text:s/></text:span></text:p>
          </table:table-cell>
          <table:table-cell/>
        </table:table-row>
        <table:table-row table:style-name="ro40">
          <table:table-cell office:value-type="string">
            <text:p>Winter</text:p>
          </table:table-cell>
          <table:table-cell/>
          <table:table-cell office:value-type="float" office:value="54">
            <text:p>54</text:p>
          </table:table-cell>
          <table:table-cell table:number-columns-repeated="5"/>
        </table:table-row>
        <table:table-row table:style-name="ro4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7">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6">
            <text:p>16</text:p>
          </table:table-cell>
          <table:table-cell table:style-name="ce81" office:value-type="string">
            <text:p>Spring and Summer 1920.</text:p>
          </table:table-cell>
          <table:table-cell table:style-name="ce83" office:value-type="string">
            <text:p><text:s/>During Spring and Summer of 1920, RG became very ill again from malaria.</text:p>
          </table:table-cell>
          <table:table-cell/>
        </table:table-row>
        <table:table-row table:style-name="ro45">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82" office:value-type="string">
            <text:p><text:span text:style-name="T45"><text:s/></text:span><text:span text:style-name="T45">[Durant] was in full control of General Motors and</text:span></text:p>
            <text:p><text:span text:style-name="T45">was reputed to be worth over a hundred million dollars</text:span></text:p>
            <text:p><text:span text:style-name="T45">when the stock was selling at $410.00 in the Spring of</text:span></text:p>
            <text:p><text:span text:style-name="T45">1920.</text:span></text:p>
          </table:table-cell>
          <table:table-cell/>
        </table:table-row>
        <table:table-row table:style-name="ro42">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47"><text:s/></text:span><text:span text:style-name="T47">Deflation started in</text:span></text:p>
            <text:p><text:span text:style-name="T47">the Summer of 1920, and all stocks declined rapidly.</text:span></text:p>
          </table:table-cell>
          <table:table-cell/>
        </table:table-row>
        <table:table-row table:style-name="ro40">
          <table:table-cell office:value-type="string">
            <text:p>Summer</text:p>
          </table:table-cell>
          <table:table-cell/>
          <table:table-cell office:value-type="float" office:value="56">
            <text:p>56</text:p>
          </table:table-cell>
          <table:table-cell table:number-columns-repeated="2"/>
          <table:table-cell table:style-name="Default" table:number-columns-repeated="2"/>
          <table:table-cell/>
        </table:table-row>
        <table:table-row table:style-name="ro40">
          <table:table-cell office:value-type="string">
            <text:p>Fall</text:p>
          </table:table-cell>
          <table:table-cell/>
          <table:table-cell office:value-type="float" office:value="57">
            <text:p>57</text:p>
          </table:table-cell>
          <table:table-cell table:number-columns-repeated="5"/>
        </table:table-row>
        <table:table-row table:style-name="ro40">
          <table:table-cell office:value-type="string">
            <text:p>Winter</text:p>
          </table:table-cell>
          <table:table-cell/>
          <table:table-cell office:value-type="float" office:value="58">
            <text:p>58</text:p>
          </table:table-cell>
          <table:table-cell table:number-columns-repeated="5"/>
        </table:table-row>
        <table:table-row table:style-name="ro42">
          <table:table-cell office:value-type="string">
            <text:p>Spring</text:p>
          </table:table-cell>
          <table:table-cell office:value-type="float" office:value="1921">
            <text:p>1921</text:p>
          </table:table-cell>
          <table:table-cell office:value-type="float" office:value="59">
            <text:p>59</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0">
          <table:table-cell office:value-type="string">
            <text:p>Summer</text:p>
          </table:table-cell>
          <table:table-cell/>
          <table:table-cell office:value-type="float" office:value="60">
            <text:p>60</text:p>
          </table:table-cell>
          <table:table-cell table:number-columns-repeated="5"/>
        </table:table-row>
        <table:table-row table:style-name="ro42">
          <table:table-cell office:value-type="string">
            <text:p>Fall</text:p>
          </table:table-cell>
          <table:table-cell/>
          <table:table-cell office:value-type="float" office:value="61">
            <text:p>61</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0">
          <table:table-cell office:value-type="string">
            <text:p>Winter</text:p>
          </table:table-cell>
          <table:table-cell/>
          <table:table-cell office:value-type="float" office:value="62">
            <text:p>62</text:p>
          </table:table-cell>
          <table:table-cell table:number-columns-repeated="5"/>
        </table:table-row>
        <table:table-row table:style-name="ro52">
          <table:table-cell office:value-type="string">
            <text:p>Spring</text:p>
          </table:table-cell>
          <table:table-cell office:value-type="float" office:value="1922">
            <text:p>1922</text:p>
          </table:table-cell>
          <table:table-cell office:value-type="float" office:value="63">
            <text:p>63</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84" office:value-type="string">
            <text:p><text:s/>Spring of 1922, Major Motors <text:s/>sold at $8.25.</text:p>
          </table:table-cell>
          <table:table-cell/>
        </table:table-row>
        <table:table-row table:style-name="ro40">
          <table:table-cell office:value-type="string">
            <text:p>Summer</text:p>
          </table:table-cell>
          <table:table-cell/>
          <table:table-cell office:value-type="float" office:value="64">
            <text:p>64</text:p>
          </table:table-cell>
          <table:table-cell table:number-columns-repeated="5"/>
        </table:table-row>
        <table:table-row table:style-name="ro40">
          <table:table-cell office:value-type="string">
            <text:p>Fall</text:p>
          </table:table-cell>
          <table:table-cell/>
          <table:table-cell office:value-type="float" office:value="65">
            <text:p>65</text:p>
          </table:table-cell>
          <table:table-cell table:number-columns-repeated="5"/>
        </table:table-row>
        <table:table-row table:style-name="ro40">
          <table:table-cell office:value-type="string">
            <text:p>Winter</text:p>
          </table:table-cell>
          <table:table-cell/>
          <table:table-cell office:value-type="float" office:value="66">
            <text:p>66</text:p>
          </table:table-cell>
          <table:table-cell table:number-columns-repeated="5"/>
        </table:table-row>
        <table:table-row table:style-name="ro40">
          <table:table-cell office:value-type="string">
            <text:p>Spring</text:p>
          </table:table-cell>
          <table:table-cell office:value-type="float" office:value="1923">
            <text:p>1923</text:p>
          </table:table-cell>
          <table:table-cell office:value-type="float" office:value="67">
            <text:p>67</text:p>
          </table:table-cell>
          <table:table-cell table:number-columns-repeated="5"/>
        </table:table-row>
        <table:table-row table:style-name="ro40">
          <table:table-cell office:value-type="string">
            <text:p>Summer</text:p>
          </table:table-cell>
          <table:table-cell/>
          <table:table-cell office:value-type="float" office:value="68">
            <text:p>68</text:p>
          </table:table-cell>
          <table:table-cell table:number-columns-repeated="5"/>
        </table:table-row>
        <table:table-row table:style-name="ro40">
          <table:table-cell office:value-type="string">
            <text:p>Fall</text:p>
          </table:table-cell>
          <table:table-cell/>
          <table:table-cell office:value-type="float" office:value="69">
            <text:p>69</text:p>
          </table:table-cell>
          <table:table-cell table:number-columns-repeated="5"/>
        </table:table-row>
        <table:table-row table:style-name="ro40">
          <table:table-cell office:value-type="string">
            <text:p>Winter</text:p>
          </table:table-cell>
          <table:table-cell/>
          <table:table-cell office:value-type="float" office:value="70">
            <text:p>70</text:p>
          </table:table-cell>
          <table:table-cell table:number-columns-repeated="5"/>
        </table:table-row>
        <table:table-row table:style-name="ro40">
          <table:table-cell office:value-type="string">
            <text:p>Spring</text:p>
          </table:table-cell>
          <table:table-cell office:value-type="float" office:value="1924">
            <text:p>1924</text:p>
          </table:table-cell>
          <table:table-cell office:value-type="float" office:value="71">
            <text:p>71</text:p>
          </table:table-cell>
          <table:table-cell table:number-columns-repeated="5"/>
        </table:table-row>
        <table:table-row table:style-name="ro40">
          <table:table-cell office:value-type="string">
            <text:p>Summer</text:p>
          </table:table-cell>
          <table:table-cell/>
          <table:table-cell office:value-type="float" office:value="72">
            <text:p>72</text:p>
          </table:table-cell>
          <table:table-cell table:number-columns-repeated="5"/>
        </table:table-row>
        <table:table-row table:style-name="ro47">
          <table:table-cell office:value-type="string">
            <text:p>Fall</text:p>
          </table:table-cell>
          <table:table-cell/>
          <table:table-cell office:value-type="float" office:value="73">
            <text:p>73</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0">
          <table:table-cell office:value-type="string">
            <text:p>Winter</text:p>
          </table:table-cell>
          <table:table-cell/>
          <table:table-cell office:value-type="float" office:value="74">
            <text:p>74</text:p>
          </table:table-cell>
          <table:table-cell table:number-columns-repeated="5"/>
        </table:table-row>
        <table:table-row table:style-name="ro40">
          <table:table-cell office:value-type="string">
            <text:p>Spring</text:p>
          </table:table-cell>
          <table:table-cell office:value-type="float" office:value="1925">
            <text:p>1925</text:p>
          </table:table-cell>
          <table:table-cell office:value-type="float" office:value="75">
            <text:p>75</text:p>
          </table:table-cell>
          <table:table-cell table:number-columns-repeated="5"/>
        </table:table-row>
        <table:table-row table:style-name="ro40">
          <table:table-cell office:value-type="string">
            <text:p>Summer</text:p>
          </table:table-cell>
          <table:table-cell/>
          <table:table-cell office:value-type="float" office:value="76">
            <text:p>76</text:p>
          </table:table-cell>
          <table:table-cell table:number-columns-repeated="5"/>
        </table:table-row>
        <table:table-row table:style-name="ro40">
          <table:table-cell office:value-type="string">
            <text:p>Fall</text:p>
          </table:table-cell>
          <table:table-cell/>
          <table:table-cell office:value-type="float" office:value="77">
            <text:p>77</text:p>
          </table:table-cell>
          <table:table-cell table:number-columns-repeated="5"/>
        </table:table-row>
        <table:table-row table:style-name="ro40">
          <table:table-cell office:value-type="string">
            <text:p>Winter</text:p>
          </table:table-cell>
          <table:table-cell/>
          <table:table-cell office:value-type="float" office:value="78">
            <text:p>78</text:p>
          </table:table-cell>
          <table:table-cell table:number-columns-repeated="5"/>
        </table:table-row>
        <table:table-row table:style-name="ro49">
          <table:table-cell office:value-type="string">
            <text:p>Spring</text:p>
          </table:table-cell>
          <table:table-cell office:value-type="float" office:value="1926">
            <text:p>1926</text:p>
          </table:table-cell>
          <table:table-cell office:value-type="float" office:value="79">
            <text:p>79</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0">
          <table:table-cell office:value-type="string">
            <text:p>Summer</text:p>
          </table:table-cell>
          <table:table-cell/>
          <table:table-cell office:value-type="float" office:value="80">
            <text:p>80</text:p>
          </table:table-cell>
          <table:table-cell table:number-columns-repeated="5"/>
        </table:table-row>
        <table:table-row table:style-name="ro51">
          <table:table-cell office:value-type="string">
            <text:p>Fall</text:p>
          </table:table-cell>
          <table:table-cell/>
          <table:table-cell office:value-type="float" office:value="81">
            <text:p>81</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45">
          <table:table-cell office:value-type="string">
            <text:p>Fall</text:p>
          </table:table-cell>
          <table:table-cell office:value-type="float" office:value="1926">
            <text:p>1926</text:p>
          </table:table-cell>
          <table:table-cell office:value-type="float" office:value="81">
            <text:p>81</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82" office:value-type="string">
            <text:p><text:span text:style-name="T45"><text:s/></text:span><text:span text:style-name="T45">Ever since we made up last Fall, and I [RG] was sure of you [Marie] and your love, I have </text:span><text:span text:style-name="T45">been very ambitious and have not</text:span></text:p>
            <text:p><text:span text:style-name="T45">wasted a minute, have studied day and night. Wanted to</text:span></text:p>
            <text:p><text:span text:style-name="T45">prove to you that your faith in me was not to go unrewarded.</text:span></text:p>
          </table:table-cell>
          <table:table-cell/>
        </table:table-row>
        <table:table-row table:style-name="ro45">
          <table:table-cell office:value-type="string">
            <text:p>Fall</text:p>
          </table:table-cell>
          <table:table-cell office:value-type="float" office:value="1926">
            <text:p>1926</text:p>
          </table:table-cell>
          <table:table-cell office:value-type="float" office:value="81">
            <text:p>81</text:p>
          </table:table-cell>
          <table:table-cell office:value-type="float" office:value="16">
            <text:p>16</text:p>
          </table:table-cell>
          <table:table-cell office:value-type="float" office:value="199">
            <text:p>199</text:p>
          </table:table-cell>
          <table:table-cell/>
          <table:table-cell table:style-name="ce82"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0">
          <table:table-cell office:value-type="string">
            <text:p>Winter</text:p>
          </table:table-cell>
          <table:table-cell/>
          <table:table-cell office:value-type="float" office:value="82">
            <text:p>82</text:p>
          </table:table-cell>
          <table:table-cell table:number-columns-repeated="3"/>
          <table:table-cell table:style-name="Default"/>
          <table:table-cell/>
        </table:table-row>
        <table:table-row table:style-name="ro45">
          <table:table-cell office:value-type="string">
            <text:p>Spring</text:p>
          </table:table-cell>
          <table:table-cell office:value-type="float" office:value="1927">
            <text:p>1927</text:p>
          </table:table-cell>
          <table:table-cell office:value-type="float" office:value="83">
            <text:p>83</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4">
          <table:table-cell office:value-type="string">
            <text:p>Spring</text:p>
          </table:table-cell>
          <table:table-cell office:value-type="float" office:value="1927">
            <text:p>1927</text:p>
          </table:table-cell>
          <table:table-cell office:value-type="float" office:value="83">
            <text:p>83</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4"><text:s/>July 20, 1927. <text:s/></text:span><text:span text:style-name="T44">Highly likely it is Spring 1927 spoken of. <text:s/></text:span></text:p>
          </table:table-cell>
          <table:table-cell office:value-type="string">
            <text:p><text:span text:style-name="T47"><text:s/></text:span><text:span text:style-name="T47">The troubles in Nicaragua, the destructive floods and storms</text:span></text:p>
            <text:p><text:span text:style-name="T47">which have visited Florida, and the destruction by the floods</text:span></text:p>
            <text:p><text:span text:style-name="T47">along the Mississippi during the past </text:span><text:span text:style-name="T48">Spring</text:span><text:span text:style-name="T47"> all show that</text:span></text:p>
            <text:p><text:span text:style-name="T47">troubles are starting in the south. We are in a cycle which</text:span></text:p>
            <text:p><text:span text:style-name="T47">will repeat and cause wars which will start from the south</text:span></text:p>
            <text:p><text:span text:style-name="T47">and southwest, probably Mexico. All of these events will have</text:span></text:p>
            <text:p><text:span text:style-name="T47">a great bearing on the Presidential election in 1928, because</text:span></text:p>
            <text:p><text:span text:style-name="T47">war will be in the air and the people will be very much upset.</text:span></text:p>
          </table:table-cell>
          <table:table-cell/>
        </table:table-row>
        <table:table-row table:style-name="ro46">
          <table:table-cell office:value-type="string">
            <text:p>Spring</text:p>
          </table:table-cell>
          <table:table-cell office:value-type="float" office:value="1927">
            <text:p>1927</text:p>
          </table:table-cell>
          <table:table-cell office:value-type="float" office:value="83">
            <text:p>83</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82" office:value-type="string">
            <text:p><text:span text:style-name="T45"><text:s/></text:span><text:span text:style-name="T45">I am anxious to make some money in my </text:span><text:span text:style-name="T46">cotton</text:span><text:span text:style-name="T45"> deals and</text:span></text:p>
            <text:p><text:span text:style-name="T45">get into </text:span><text:span text:style-name="T46">wheat</text:span><text:span text:style-name="T45"> for the big advance that I figure is coming this</text:span></text:p>
            <text:p><text:span text:style-name="T46">Spring and Summer</text:span><text:span text:style-name="T45">. Then I want to be in position to buy</text:span></text:p>
            <text:p><text:span text:style-name="T45">some Right Aeroplane and Sell Major Motors and other stocks</text:span></text:p>
            <text:p><text:span text:style-name="T45">short, because I believe that in the next few years I can make</text:span></text:p>
            <text:p><text:span text:style-name="T45">a fortune buying Right Aeroplane stock and selling short</text:span></text:p>
            <text:p><text:span text:style-name="T45">Major Motors.</text:span></text:p>
          </table:table-cell>
          <table:table-cell/>
        </table:table-row>
        <table:table-row table:style-name="ro40">
          <table:table-cell office:value-type="string">
            <text:p>Summer</text:p>
          </table:table-cell>
          <table:table-cell/>
          <table:table-cell office:value-type="float" office:value="84">
            <text:p>84</text:p>
          </table:table-cell>
          <table:table-cell table:number-columns-repeated="2"/>
          <table:table-cell table:style-name="Default" table:number-columns-repeated="2"/>
          <table:table-cell/>
        </table:table-row>
        <table:table-row table:style-name="ro45">
          <table:table-cell office:value-type="string">
            <text:p>Fall</text:p>
          </table:table-cell>
          <table:table-cell/>
          <table:table-cell office:value-type="float" office:value="85">
            <text:p>85</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47"><text:s/></text:span><text:span text:style-name="T47">The </text:span><text:span text:style-name="T48">great decline in stocks</text:span><text:span text:style-name="T47"> which he forecast for the</text:span></text:p>
            <text:p><text:span text:style-name="T48">Fall and Winter of 1927</text:span><text:span text:style-name="T47"> took place and he made money</text:span></text:p>
            <text:p><text:span text:style-name="T47">rapidly on the short side of stocks. He was selling short</text:span></text:p>
            <text:p><text:span text:style-name="T47">Central Steel and Major Motors and other stocks.</text:span></text:p>
          </table:table-cell>
          <table:table-cell/>
        </table:table-row>
        <table:table-row table:style-name="ro40">
          <table:table-cell office:value-type="string">
            <text:p>Winter</text:p>
          </table:table-cell>
          <table:table-cell/>
          <table:table-cell office:value-type="float" office:value="86">
            <text:p>86</text:p>
          </table:table-cell>
          <table:table-cell table:number-columns-repeated="5"/>
        </table:table-row>
        <table:table-row table:style-name="ro53">
          <table:table-cell office:value-type="string">
            <text:p>Spring</text:p>
          </table:table-cell>
          <table:table-cell office:value-type="float" office:value="1928">
            <text:p>1928</text:p>
          </table:table-cell>
          <table:table-cell office:value-type="float" office:value="87">
            <text:p>87</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47"><text:s/></text:span><text:span text:style-name="T47">Robert then sailed away in his new plane which he had</text:span></text:p>
            <text:p><text:span text:style-name="T47">named "The St. Marie." He visited England, France,</text:span></text:p>
            <text:p><text:span text:style-name="T47">Germany and in the Spring of 1928 made the longest</text:span></text:p>
            <text:p><text:span text:style-name="T47">successful flight to Japan, where he was received with</text:span></text:p>
            <text:p><text:span text:style-name="T47">great honor.</text:span></text:p>
          </table:table-cell>
          <table:table-cell/>
        </table:table-row>
        <table:table-row table:style-name="ro42">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84" office:value-type="string">
            <text:p><text:s/>The public will be very much divided and [political] sentiment will be badly mixed in the <text:span text:style-name="T5">summer and fall of 1928.</text:span></text:p>
          </table:table-cell>
          <table:table-cell/>
        </table:table-row>
        <table:table-row table:style-name="ro46">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84"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54">
          <table:table-cell office:value-type="string">
            <text:p>Summer</text:p>
          </table:table-cell>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84"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45">
          <table:table-cell office:value-type="string">
            <text:p>Fall</text:p>
          </table:table-cell>
          <table:table-cell/>
          <table:table-cell office:value-type="float" office:value="89">
            <text:p>89</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82" office:value-type="string">
            <text:p><text:span text:style-name="T45"><text:s/></text:span><text:span text:style-name="T45">In the Fall of 1928, Robert and Walter completed invention "The Demon of Death." Miss </text:span><text:span text:style-name="T45">Quinton had been very much interested in this machine during the course of construction, </text:span><text:span text:style-name="T45">and she named it</text:span></text:p>
            <text:p><text:span text:style-name="T45">"Spit-Fire".</text:span></text:p>
          </table:table-cell>
          <table:table-cell/>
        </table:table-row>
        <table:table-row table:style-name="ro49">
          <table:table-cell table:number-columns-repeated="2"/>
          <table:table-cell office:value-type="float" office:value="89">
            <text:p>89</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82"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0">
          <table:table-cell office:value-type="string">
            <text:p>Winter</text:p>
          </table:table-cell>
          <table:table-cell/>
          <table:table-cell office:value-type="float" office:value="90">
            <text:p>90</text:p>
          </table:table-cell>
          <table:table-cell table:number-columns-repeated="5"/>
        </table:table-row>
        <table:table-row table:style-name="ro49">
          <table:table-cell office:value-type="string">
            <text:p>Spring</text:p>
          </table:table-cell>
          <table:table-cell office:value-type="float" office:value="1929">
            <text:p>1929</text:p>
          </table:table-cell>
          <table:table-cell office:value-type="float" office:value="91">
            <text:p>91</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47"><text:s/></text:span><text:span text:style-name="T47">He placed orders</text:span></text:p>
            <text:p><text:span text:style-name="T47">to sell more Major Motors at 128, 118, 108 and 98 because</text:span></text:p>
            <text:p><text:span text:style-name="T47">he expected the first decline to run until the</text:span></text:p>
            <text:p><text:span text:style-name="T47">latter part of December, 1927, and after that time he</text:span></text:p>
            <text:p><text:span text:style-name="T47">would put out shorts again on a rally to hold and pyramid</text:span></text:p>
            <text:p><text:span text:style-name="T47">on the way down into the </text:span><text:span text:style-name="T48">Spring of 1929.</text:span></text:p>
          </table:table-cell>
          <table:table-cell/>
        </table:table-row>
        <table:table-row table:style-name="ro40">
          <table:table-cell office:value-type="string">
            <text:p>Summer</text:p>
          </table:table-cell>
          <table:table-cell/>
          <table:table-cell office:value-type="float" office:value="92">
            <text:p>92</text:p>
          </table:table-cell>
          <table:table-cell table:number-columns-repeated="5"/>
        </table:table-row>
        <table:table-row table:style-name="ro51">
          <table:table-cell office:value-type="string">
            <text:p>Fall</text:p>
          </table:table-cell>
          <table:table-cell/>
          <table:table-cell office:value-type="float" office:value="93">
            <text:p>93</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47"><text:s/></text:span><text:span text:style-name="T47">On the 24th of June, Walter and Edna were married.</text:span></text:p>
            <text:p><text:span text:style-name="T47">Robert suggested that for their honeymoon they go up</text:span></text:p>
            <text:p><text:span text:style-name="T47">thru Canada and see the beautiful scenery there, then</text:span></text:p>
            <text:p><text:span text:style-name="T48">go down thru California and in the Fall and Winter</text:span><text:span text:style-name="T47">,</text:span></text:p>
            <text:p><text:span text:style-name="T47">take a second honeymoon trip to Florida and visit Silver</text:span></text:p>
            <text:p><text:span text:style-name="T47">Springs and Sebring. Robert's mind always drifted</text:span></text:p>
            <text:p><text:span text:style-name="T47">back to the beautiful places where he thought people</text:span></text:p>
            <text:p><text:span text:style-name="T47">in love would find harmony and could commune with</text:span></text:p>
            <text:p><text:span text:style-name="T47">Nature.</text:span></text:p>
          </table:table-cell>
          <table:table-cell office:value-type="string">
            <text:p>I think this is describing a cycle.</text:p>
          </table:table-cell>
        </table:table-row>
        <table:table-row table:style-name="ro47">
          <table:table-cell office:value-type="string">
            <text:p>Fall</text:p>
          </table:table-cell>
          <table:table-cell/>
          <table:table-cell office:value-type="float" office:value="93">
            <text:p>93</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82" office:value-type="string">
            <text:p><text:span text:style-name="T45">In the Fall of 1929, Robert and Walter made a</text:span></text:p>
            <text:p><text:span text:style-name="T45">large amount of money in cotton and wheat. Robert</text:span></text:p>
            <text:p><text:span text:style-name="T45">was unusually happy.</text:span></text:p>
          </table:table-cell>
          <table:table-cell/>
        </table:table-row>
        <table:table-row table:style-name="ro40">
          <table:table-cell office:value-type="string">
            <text:p>Winter</text:p>
          </table:table-cell>
          <table:table-cell/>
          <table:table-cell office:value-type="float" office:value="94">
            <text:p>94</text:p>
          </table:table-cell>
          <table:table-cell table:number-columns-repeated="5"/>
        </table:table-row>
        <table:table-row table:style-name="ro40">
          <table:table-cell office:value-type="string">
            <text:p>Spring</text:p>
          </table:table-cell>
          <table:table-cell office:value-type="float" office:value="1930">
            <text:p>1930</text:p>
          </table:table-cell>
          <table:table-cell office:value-type="float" office:value="95">
            <text:p>95</text:p>
          </table:table-cell>
          <table:table-cell table:number-columns-repeated="5"/>
        </table:table-row>
        <table:table-row table:style-name="ro40">
          <table:table-cell office:value-type="string">
            <text:p>Summer</text:p>
          </table:table-cell>
          <table:table-cell/>
          <table:table-cell office:value-type="float" office:value="96">
            <text:p>96</text:p>
          </table:table-cell>
          <table:table-cell table:number-columns-repeated="5"/>
        </table:table-row>
        <table:table-row table:style-name="ro40">
          <table:table-cell office:value-type="string">
            <text:p>Fall</text:p>
          </table:table-cell>
          <table:table-cell/>
          <table:table-cell office:value-type="float" office:value="97">
            <text:p>97</text:p>
          </table:table-cell>
          <table:table-cell table:number-columns-repeated="5"/>
        </table:table-row>
        <table:table-row table:style-name="ro40">
          <table:table-cell office:value-type="string">
            <text:p>Winter</text:p>
          </table:table-cell>
          <table:table-cell/>
          <table:table-cell office:value-type="float" office:value="98">
            <text:p>98</text:p>
          </table:table-cell>
          <table:table-cell table:number-columns-repeated="5"/>
        </table:table-row>
        <table:table-row table:style-name="ro40">
          <table:table-cell office:value-type="string">
            <text:p>Spring</text:p>
          </table:table-cell>
          <table:table-cell office:value-type="float" office:value="1931">
            <text:p>1931</text:p>
          </table:table-cell>
          <table:table-cell office:value-type="float" office:value="99">
            <text:p>99</text:p>
          </table:table-cell>
          <table:table-cell table:number-columns-repeated="5"/>
        </table:table-row>
        <table:table-row table:style-name="ro40">
          <table:table-cell office:value-type="string">
            <text:p>Summer</text:p>
          </table:table-cell>
          <table:table-cell/>
          <table:table-cell office:value-type="float" office:value="100">
            <text:p>100</text:p>
          </table:table-cell>
          <table:table-cell table:number-columns-repeated="5"/>
        </table:table-row>
        <table:table-row table:style-name="ro40">
          <table:table-cell office:value-type="string">
            <text:p>Fall</text:p>
          </table:table-cell>
          <table:table-cell/>
          <table:table-cell office:value-type="float" office:value="101">
            <text:p>101</text:p>
          </table:table-cell>
          <table:table-cell table:number-columns-repeated="5"/>
        </table:table-row>
        <table:table-row table:style-name="ro40">
          <table:table-cell office:value-type="string">
            <text:p>Winter</text:p>
          </table:table-cell>
          <table:table-cell/>
          <table:table-cell office:value-type="float" office:value="102">
            <text:p>102</text:p>
          </table:table-cell>
          <table:table-cell table:number-columns-repeated="5"/>
        </table:table-row>
        <table:table-row table:style-name="ro40">
          <table:table-cell office:value-type="string">
            <text:p>Spring</text:p>
          </table:table-cell>
          <table:table-cell office:value-type="float" office:value="1932">
            <text:p>1932</text:p>
          </table:table-cell>
          <table:table-cell office:value-type="float" office:value="103">
            <text:p>103</text:p>
          </table:table-cell>
          <table:table-cell table:number-columns-repeated="5"/>
        </table:table-row>
        <table:table-row table:style-name="ro53">
          <table:table-cell office:value-type="string">
            <text:p>Summer</text:p>
          </table:table-cell>
          <table:table-cell/>
          <table:table-cell office:value-type="float" office:value="104">
            <text:p>104</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82" office:value-type="string">
            <text:p><text:span text:style-name="T45"><text:s/></text:span><text:span text:style-name="T45">Edna asked if he thought there was any hope of the terrible war</text:span></text:p>
            <text:p><text:span text:style-name="T45">ending soon. "No," [RG] replied, "it will get worse in</text:span></text:p>
            <text:p><text:span text:style-name="T45">1931 when many other nations will join against us.</text:span></text:p>
            <text:p><text:span text:style-name="T45">The end will not come until the </text:span><text:span text:style-name="T46">Summer or Fall of</text:span></text:p>
            <text:p><text:span text:style-name="T46">1932</text:span><text:span text:style-name="T45">."</text:span></text:p>
          </table:table-cell>
          <table:table-cell/>
        </table:table-row>
        <table:table-row table:style-name="ro40">
          <table:table-cell office:value-type="string">
            <text:p>Fall</text:p>
          </table:table-cell>
          <table:table-cell/>
          <table:table-cell office:value-type="float" office:value="105">
            <text:p>105</text:p>
          </table:table-cell>
          <table:table-cell table:number-columns-repeated="5"/>
        </table:table-row>
        <table:table-row table:style-name="ro40">
          <table:table-cell office:value-type="string">
            <text:p>Winter</text:p>
          </table:table-cell>
          <table:table-cell table:number-columns-repeated="7"/>
        </table:table-row>
        <table:table-row table:style-name="ro40">
          <table:table-cell office:value-type="string">
            <text:p>Spring</text:p>
          </table:table-cell>
          <table:table-cell office:value-type="float" office:value="1933">
            <text:p>1933</text:p>
          </table:table-cell>
          <table:table-cell table:number-columns-repeated="6"/>
        </table:table-row>
        <table:table-row table:style-name="ro40" table:number-rows-repeated="1048453">
          <table:table-cell table:number-columns-repeated="8"/>
        </table:table-row>
        <table:table-row table:style-name="ro40">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6">09/06/2012</text:date>, <text:time>16:16: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9-06T16:16:47</dc:date>
    <meta:editing-duration>P8DT20H28M5S</meta:editing-duration>
    <meta:editing-cycles>99</meta:editing-cycles>
    <meta:generator>LibreOffice/3.3$Unix LibreOffice_project/330m18$Build-4</meta:generator>
    <meta:document-statistic meta:table-count="23" meta:cell-count="2029" meta:object-count="0"/>
  </office:meta>
</office:document-meta>
</file>